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0" style:family="table">
      <style:table-properties style:width="12.749cm" style:rel-width="75%" table:align="left"/>
    </style:style>
    <style:style style:name="Tabla30.A" style:family="table-column">
      <style:table-column-properties style:column-width="2.138cm" style:rel-column-width="8241*"/>
    </style:style>
    <style:style style:name="Tabla30.B" style:family="table-column">
      <style:table-column-properties style:column-width="1.944cm" style:rel-column-width="7493*"/>
    </style:style>
    <style:style style:name="Tabla30.C" style:family="table-column">
      <style:table-column-properties style:column-width="2.388cm" style:rel-column-width="9206*"/>
    </style:style>
    <style:style style:name="Tabla30.D" style:family="table-column">
      <style:table-column-properties style:column-width="6.279cm" style:rel-column-width="24207*"/>
    </style:style>
    <style:style style:name="Tabla30.1" style:family="table-row">
      <style:table-row-properties fo:background-color="transparent">
        <style:background-image/>
      </style:table-row-properties>
    </style:style>
    <style:style style:name="Tabla3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0.A2" style:family="table-cell">
      <style:table-cell-properties style:vertical-align="middle" fo:padding-left="0.265cm" fo:padding-right="0.265cm" fo:padding-top="0.159cm" fo:padding-bottom="0.159cm" fo:border="0.05pt solid #dddddd"/>
    </style:style>
    <style:style style:name="Tabla30.B2" style:family="table-cell">
      <style:table-cell-properties style:vertical-align="middle" fo:padding-left="0.265cm" fo:padding-right="0.265cm" fo:padding-top="0.159cm" fo:padding-bottom="0.159cm" fo:border="0.05pt solid #dddddd"/>
    </style:style>
    <style:style style:name="Tabla30.C2" style:family="table-cell">
      <style:table-cell-properties style:vertical-align="middle" fo:padding-left="0.265cm" fo:padding-right="0.265cm" fo:padding-top="0.159cm" fo:padding-bottom="0.159cm" fo:border="0.05pt solid #dddddd"/>
    </style:style>
    <style:style style:name="Tabla30.D2" style:family="table-cell">
      <style:table-cell-properties style:vertical-align="middle" fo:padding-left="0.265cm" fo:padding-right="0.265cm" fo:padding-top="0.159cm" fo:padding-bottom="0.159cm" fo:border="0.05pt solid #dddddd"/>
    </style:style>
    <style:style style:name="Tabla30.A3" style:family="table-cell">
      <style:table-cell-properties style:vertical-align="middle" fo:padding-left="0.265cm" fo:padding-right="0.265cm" fo:padding-top="0.159cm" fo:padding-bottom="0.159cm" fo:border="0.05pt solid #dddddd"/>
    </style:style>
    <style:style style:name="Tabla30.B3" style:family="table-cell">
      <style:table-cell-properties style:vertical-align="middle" fo:padding-left="0.265cm" fo:padding-right="0.265cm" fo:padding-top="0.159cm" fo:padding-bottom="0.159cm" fo:border="0.05pt solid #dddddd"/>
    </style:style>
    <style:style style:name="Tabla30.C3" style:family="table-cell">
      <style:table-cell-properties style:vertical-align="middle" fo:padding-left="0.265cm" fo:padding-right="0.265cm" fo:padding-top="0.159cm" fo:padding-bottom="0.159cm" fo:border="0.05pt solid #dddddd"/>
    </style:style>
    <style:style style:name="Tabla30.D3" style:family="table-cell">
      <style:table-cell-properties style:vertical-align="middle" fo:padding-left="0.265cm" fo:padding-right="0.265cm" fo:padding-top="0.159cm" fo:padding-bottom="0.159cm" fo:border="0.05pt solid #dddddd"/>
    </style:style>
    <style:style style:name="Tabla31" style:family="table">
      <style:table-properties style:width="17cm" table:align="left"/>
    </style:style>
    <style:style style:name="Tabla31.A" style:family="table-column">
      <style:table-column-properties style:column-width="2.738cm"/>
    </style:style>
    <style:style style:name="Tabla31.B" style:family="table-column">
      <style:table-column-properties style:column-width="14.263cm"/>
    </style:style>
    <style:style style:name="Tabla31.1" style:family="table-row">
      <style:table-row-properties fo:background-color="#fafafa">
        <style:background-image/>
      </style:table-row-properties>
    </style:style>
    <style:style style:name="Tabla3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1.2" style:family="table-row">
      <style:table-row-properties fo:background-color="transparent">
        <style:background-image/>
      </style:table-row-properties>
    </style:style>
    <style:style style:name="Tabla31.A2" style:family="table-cell">
      <style:table-cell-properties style:vertical-align="middle" fo:padding-left="0.265cm" fo:padding-right="0.265cm" fo:padding-top="0.159cm" fo:padding-bottom="0.159cm" fo:border="0.05pt solid #dddddd"/>
    </style:style>
    <style:style style:name="Tabla31.B2" style:family="table-cell">
      <style:table-cell-properties style:vertical-align="middle" fo:padding-left="0.265cm" fo:padding-right="0.265cm" fo:padding-top="0.159cm" fo:padding-bottom="0.159cm" fo:border="0.05pt solid #dddddd"/>
    </style:style>
    <style:style style:name="Tabla31.A3" style:family="table-cell">
      <style:table-cell-properties style:vertical-align="middle" fo:padding-left="0.265cm" fo:padding-right="0.265cm" fo:padding-top="0.159cm" fo:padding-bottom="0.159cm" fo:border="0.05pt solid #dddddd"/>
    </style:style>
    <style:style style:name="Tabla31.B3" style:family="table-cell">
      <style:table-cell-properties style:vertical-align="middle" fo:padding-left="0.265cm" fo:padding-right="0.265cm" fo:padding-top="0.159cm" fo:padding-bottom="0.159cm" fo:border="0.05pt solid #dddddd"/>
    </style:style>
    <style:style style:name="Tabla31.A4" style:family="table-cell">
      <style:table-cell-properties style:vertical-align="middle" fo:padding-left="0.265cm" fo:padding-right="0.265cm" fo:padding-top="0.159cm" fo:padding-bottom="0.159cm" fo:border="0.05pt solid #dddddd"/>
    </style:style>
    <style:style style:name="Tabla31.B4" style:family="table-cell">
      <style:table-cell-properties style:vertical-align="middle" fo:padding-left="0.265cm" fo:padding-right="0.265cm" fo:padding-top="0.159cm" fo:padding-bottom="0.159cm" fo:border="0.05pt solid #dddddd"/>
    </style:style>
    <style:style style:name="Tabla32" style:family="table">
      <style:table-properties style:width="17cm" table:align="left"/>
    </style:style>
    <style:style style:name="Tabla32.A" style:family="table-column">
      <style:table-column-properties style:column-width="3.057cm"/>
    </style:style>
    <style:style style:name="Tabla32.B" style:family="table-column">
      <style:table-column-properties style:column-width="7.11cm"/>
    </style:style>
    <style:style style:name="Tabla32.C" style:family="table-column">
      <style:table-column-properties style:column-width="6.833cm"/>
    </style:style>
    <style:style style:name="Tabla32.1" style:family="table-row">
      <style:table-row-properties fo:background-color="#fafafa">
        <style:background-image/>
      </style:table-row-properties>
    </style:style>
    <style:style style:name="Tabla3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2.2" style:family="table-row">
      <style:table-row-properties fo:background-color="transparent">
        <style:background-image/>
      </style:table-row-properties>
    </style:style>
    <style:style style:name="Tabla32.A2" style:family="table-cell">
      <style:table-cell-properties style:vertical-align="middle" fo:padding-left="0.265cm" fo:padding-right="0.265cm" fo:padding-top="0.159cm" fo:padding-bottom="0.159cm" fo:border="0.05pt solid #dddddd"/>
    </style:style>
    <style:style style:name="Tabla32.B2" style:family="table-cell">
      <style:table-cell-properties style:vertical-align="middle" fo:padding-left="0.265cm" fo:padding-right="0.265cm" fo:padding-top="0.159cm" fo:padding-bottom="0.159cm" fo:border="0.05pt solid #dddddd"/>
    </style:style>
    <style:style style:name="Tabla32.C2" style:family="table-cell">
      <style:table-cell-properties style:vertical-align="middle" fo:padding-left="0.265cm" fo:padding-right="0.265cm" fo:padding-top="0.159cm" fo:padding-bottom="0.159cm" fo:border="0.05pt solid #dddddd"/>
    </style:style>
    <style:style style:name="Tabla32.A3" style:family="table-cell">
      <style:table-cell-properties style:vertical-align="middle" fo:padding-left="0.265cm" fo:padding-right="0.265cm" fo:padding-top="0.159cm" fo:padding-bottom="0.159cm" fo:border="0.05pt solid #dddddd"/>
    </style:style>
    <style:style style:name="Tabla32.B3" style:family="table-cell">
      <style:table-cell-properties style:vertical-align="middle" fo:padding-left="0.265cm" fo:padding-right="0.265cm" fo:padding-top="0.159cm" fo:padding-bottom="0.159cm" fo:border="0.05pt solid #dddddd"/>
    </style:style>
    <style:style style:name="Tabla32.C3" style:family="table-cell">
      <style:table-cell-properties style:vertical-align="middle" fo:padding-left="0.265cm" fo:padding-right="0.265cm" fo:padding-top="0.159cm" fo:padding-bottom="0.159cm" fo:border="0.05pt solid #dddddd"/>
    </style:style>
    <style:style style:name="Tabla32.A4" style:family="table-cell">
      <style:table-cell-properties style:vertical-align="middle" fo:padding-left="0.265cm" fo:padding-right="0.265cm" fo:padding-top="0.159cm" fo:padding-bottom="0.159cm" fo:border="0.05pt solid #dddddd"/>
    </style:style>
    <style:style style:name="Tabla32.B4" style:family="table-cell">
      <style:table-cell-properties style:vertical-align="middle" fo:padding-left="0.265cm" fo:padding-right="0.265cm" fo:padding-top="0.159cm" fo:padding-bottom="0.159cm" fo:border="0.05pt solid #dddddd"/>
    </style:style>
    <style:style style:name="Tabla32.C4" style:family="table-cell">
      <style:table-cell-properties style:vertical-align="middle" fo:padding-left="0.265cm" fo:padding-right="0.265cm" fo:padding-top="0.159cm" fo:padding-bottom="0.159cm" fo:border="0.05pt solid #dddddd"/>
    </style:style>
    <style:style style:name="Tabla32.A5" style:family="table-cell">
      <style:table-cell-properties style:vertical-align="middle" fo:padding-left="0.265cm" fo:padding-right="0.265cm" fo:padding-top="0.159cm" fo:padding-bottom="0.159cm" fo:border="0.05pt solid #dddddd"/>
    </style:style>
    <style:style style:name="Tabla32.B5" style:family="table-cell">
      <style:table-cell-properties style:vertical-align="middle" fo:padding-left="0.265cm" fo:padding-right="0.265cm" fo:padding-top="0.159cm" fo:padding-bottom="0.159cm" fo:border="0.05pt solid #dddddd"/>
    </style:style>
    <style:style style:name="Tabla32.C5" style:family="table-cell">
      <style:table-cell-properties style:vertical-align="middle" fo:padding-left="0.265cm" fo:padding-right="0.265cm" fo:padding-top="0.159cm" fo:padding-bottom="0.159cm" fo:border="0.05pt solid #dddddd"/>
    </style:style>
    <style:style style:name="Tabla32.A6" style:family="table-cell">
      <style:table-cell-properties style:vertical-align="middle" fo:padding-left="0.265cm" fo:padding-right="0.265cm" fo:padding-top="0.159cm" fo:padding-bottom="0.159cm" fo:border="0.05pt solid #dddddd"/>
    </style:style>
    <style:style style:name="Tabla32.B6" style:family="table-cell">
      <style:table-cell-properties style:vertical-align="middle" fo:padding-left="0.265cm" fo:padding-right="0.265cm" fo:padding-top="0.159cm" fo:padding-bottom="0.159cm" fo:border="0.05pt solid #dddddd"/>
    </style:style>
    <style:style style:name="Tabla32.C6" style:family="table-cell">
      <style:table-cell-properties style:vertical-align="middle" fo:padding-left="0.265cm" fo:padding-right="0.265cm" fo:padding-top="0.159cm" fo:padding-bottom="0.159cm" fo:border="0.05pt solid #dddddd"/>
    </style:style>
    <style:style style:name="Tabla32.A7" style:family="table-cell">
      <style:table-cell-properties style:vertical-align="middle" fo:padding-left="0.265cm" fo:padding-right="0.265cm" fo:padding-top="0.159cm" fo:padding-bottom="0.159cm" fo:border="0.05pt solid #dddddd"/>
    </style:style>
    <style:style style:name="Tabla32.B7" style:family="table-cell">
      <style:table-cell-properties style:vertical-align="middle" fo:padding-left="0.265cm" fo:padding-right="0.265cm" fo:padding-top="0.159cm" fo:padding-bottom="0.159cm" fo:border="0.05pt solid #dddddd"/>
    </style:style>
    <style:style style:name="Tabla32.C7" style:family="table-cell">
      <style:table-cell-properties style:vertical-align="middle" fo:padding-left="0.265cm" fo:padding-right="0.265cm" fo:padding-top="0.159cm" fo:padding-bottom="0.159cm" fo:border="0.05pt solid #dddddd"/>
    </style:style>
    <style:style style:name="Tabla33" style:family="table">
      <style:table-properties style:width="17cm" table:align="left"/>
    </style:style>
    <style:style style:name="Tabla33.A" style:family="table-column">
      <style:table-column-properties style:column-width="7.692cm"/>
    </style:style>
    <style:style style:name="Tabla33.B" style:family="table-column">
      <style:table-column-properties style:column-width="2.362cm"/>
    </style:style>
    <style:style style:name="Tabla33.C" style:family="table-column">
      <style:table-column-properties style:column-width="6.946cm"/>
    </style:style>
    <style:style style:name="Tabla33.1" style:family="table-row">
      <style:table-row-properties fo:background-color="#fafafa">
        <style:background-image/>
      </style:table-row-properties>
    </style:style>
    <style:style style:name="Tabla3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3.2" style:family="table-row">
      <style:table-row-properties fo:background-color="transparent">
        <style:background-image/>
      </style:table-row-properties>
    </style:style>
    <style:style style:name="Tabla33.A2" style:family="table-cell">
      <style:table-cell-properties style:vertical-align="middle" fo:padding-left="0.265cm" fo:padding-right="0.265cm" fo:padding-top="0.159cm" fo:padding-bottom="0.159cm" fo:border="0.05pt solid #dddddd"/>
    </style:style>
    <style:style style:name="Tabla33.B2" style:family="table-cell">
      <style:table-cell-properties style:vertical-align="middle" fo:padding-left="0.265cm" fo:padding-right="0.265cm" fo:padding-top="0.159cm" fo:padding-bottom="0.159cm" fo:border="0.05pt solid #dddddd"/>
    </style:style>
    <style:style style:name="Tabla33.C2" style:family="table-cell">
      <style:table-cell-properties style:vertical-align="middle" fo:padding-left="0.265cm" fo:padding-right="0.265cm" fo:padding-top="0.159cm" fo:padding-bottom="0.159cm" fo:border="0.05pt solid #dddddd"/>
    </style:style>
    <style:style style:name="Tabla33.A3" style:family="table-cell">
      <style:table-cell-properties style:vertical-align="middle" fo:padding-left="0.265cm" fo:padding-right="0.265cm" fo:padding-top="0.159cm" fo:padding-bottom="0.159cm" fo:border="0.05pt solid #dddddd"/>
    </style:style>
    <style:style style:name="Tabla33.B3" style:family="table-cell">
      <style:table-cell-properties style:vertical-align="middle" fo:padding-left="0.265cm" fo:padding-right="0.265cm" fo:padding-top="0.159cm" fo:padding-bottom="0.159cm" fo:border="0.05pt solid #dddddd"/>
    </style:style>
    <style:style style:name="Tabla33.C3" style:family="table-cell">
      <style:table-cell-properties style:vertical-align="middle" fo:padding-left="0.265cm" fo:padding-right="0.265cm" fo:padding-top="0.159cm" fo:padding-bottom="0.159cm" fo:border="0.05pt solid #dddddd"/>
    </style:style>
    <style:style style:name="Tabla33.A4" style:family="table-cell">
      <style:table-cell-properties style:vertical-align="middle" fo:padding-left="0.265cm" fo:padding-right="0.265cm" fo:padding-top="0.159cm" fo:padding-bottom="0.159cm" fo:border="0.05pt solid #dddddd"/>
    </style:style>
    <style:style style:name="Tabla33.B4" style:family="table-cell">
      <style:table-cell-properties style:vertical-align="middle" fo:padding-left="0.265cm" fo:padding-right="0.265cm" fo:padding-top="0.159cm" fo:padding-bottom="0.159cm" fo:border="0.05pt solid #dddddd"/>
    </style:style>
    <style:style style:name="Tabla33.C4" style:family="table-cell">
      <style:table-cell-properties style:vertical-align="middle" fo:padding-left="0.265cm" fo:padding-right="0.265cm" fo:padding-top="0.159cm" fo:padding-bottom="0.159cm" fo:border="0.05pt solid #dddddd"/>
    </style:style>
    <style:style style:name="Tabla33.A5" style:family="table-cell">
      <style:table-cell-properties style:vertical-align="middle" fo:padding-left="0.265cm" fo:padding-right="0.265cm" fo:padding-top="0.159cm" fo:padding-bottom="0.159cm" fo:border="0.05pt solid #dddddd"/>
    </style:style>
    <style:style style:name="Tabla33.B5" style:family="table-cell">
      <style:table-cell-properties style:vertical-align="middle" fo:padding-left="0.265cm" fo:padding-right="0.265cm" fo:padding-top="0.159cm" fo:padding-bottom="0.159cm" fo:border="0.05pt solid #dddddd"/>
    </style:style>
    <style:style style:name="Tabla33.C5" style:family="table-cell">
      <style:table-cell-properties style:vertical-align="middle" fo:padding-left="0.265cm" fo:padding-right="0.265cm" fo:padding-top="0.159cm" fo:padding-bottom="0.159cm" fo:border="0.05pt solid #dddddd"/>
    </style:style>
    <style:style style:name="Tabla33.A6" style:family="table-cell">
      <style:table-cell-properties style:vertical-align="middle" fo:padding-left="0.265cm" fo:padding-right="0.265cm" fo:padding-top="0.159cm" fo:padding-bottom="0.159cm" fo:border="0.05pt solid #dddddd"/>
    </style:style>
    <style:style style:name="Tabla33.B6" style:family="table-cell">
      <style:table-cell-properties style:vertical-align="middle" fo:padding-left="0.265cm" fo:padding-right="0.265cm" fo:padding-top="0.159cm" fo:padding-bottom="0.159cm" fo:border="0.05pt solid #dddddd"/>
    </style:style>
    <style:style style:name="Tabla33.C6" style:family="table-cell">
      <style:table-cell-properties style:vertical-align="middle" fo:padding-left="0.265cm" fo:padding-right="0.265cm" fo:padding-top="0.159cm" fo:padding-bottom="0.159cm" fo:border="0.05pt solid #dddddd"/>
    </style:style>
    <style:style style:name="Tabla33.A7" style:family="table-cell">
      <style:table-cell-properties style:vertical-align="middle" fo:padding-left="0.265cm" fo:padding-right="0.265cm" fo:padding-top="0.159cm" fo:padding-bottom="0.159cm" fo:border="0.05pt solid #dddddd"/>
    </style:style>
    <style:style style:name="Tabla33.B7" style:family="table-cell">
      <style:table-cell-properties style:vertical-align="middle" fo:padding-left="0.265cm" fo:padding-right="0.265cm" fo:padding-top="0.159cm" fo:padding-bottom="0.159cm" fo:border="0.05pt solid #dddddd"/>
    </style:style>
    <style:style style:name="Tabla33.C7" style:family="table-cell">
      <style:table-cell-properties style:vertical-align="middle" fo:padding-left="0.265cm" fo:padding-right="0.265cm" fo:padding-top="0.159cm" fo:padding-bottom="0.159cm" fo:border="0.05pt solid #dddddd"/>
    </style:style>
    <style:style style:name="Tabla33.A8" style:family="table-cell">
      <style:table-cell-properties style:vertical-align="middle" fo:padding-left="0.265cm" fo:padding-right="0.265cm" fo:padding-top="0.159cm" fo:padding-bottom="0.159cm" fo:border="0.05pt solid #dddddd"/>
    </style:style>
    <style:style style:name="Tabla33.B8" style:family="table-cell">
      <style:table-cell-properties style:vertical-align="middle" fo:padding-left="0.265cm" fo:padding-right="0.265cm" fo:padding-top="0.159cm" fo:padding-bottom="0.159cm" fo:border="0.05pt solid #dddddd"/>
    </style:style>
    <style:style style:name="Tabla33.C8" style:family="table-cell">
      <style:table-cell-properties style:vertical-align="middle" fo:padding-left="0.265cm" fo:padding-right="0.265cm" fo:padding-top="0.159cm" fo:padding-bottom="0.159cm" fo:border="0.05pt solid #dddddd"/>
    </style:style>
    <style:style style:name="Tabla33.A9" style:family="table-cell">
      <style:table-cell-properties style:vertical-align="middle" fo:padding-left="0.265cm" fo:padding-right="0.265cm" fo:padding-top="0.159cm" fo:padding-bottom="0.159cm" fo:border="0.05pt solid #dddddd"/>
    </style:style>
    <style:style style:name="Tabla33.B9" style:family="table-cell">
      <style:table-cell-properties style:vertical-align="middle" fo:padding-left="0.265cm" fo:padding-right="0.265cm" fo:padding-top="0.159cm" fo:padding-bottom="0.159cm" fo:border="0.05pt solid #dddddd"/>
    </style:style>
    <style:style style:name="Tabla33.C9" style:family="table-cell">
      <style:table-cell-properties style:vertical-align="middle" fo:padding-left="0.265cm" fo:padding-right="0.265cm" fo:padding-top="0.159cm" fo:padding-bottom="0.159cm" fo:border="0.05pt solid #dddddd"/>
    </style:style>
    <style:style style:name="Tabla33.A10" style:family="table-cell">
      <style:table-cell-properties style:vertical-align="middle" fo:padding-left="0.265cm" fo:padding-right="0.265cm" fo:padding-top="0.159cm" fo:padding-bottom="0.159cm" fo:border="0.05pt solid #dddddd"/>
    </style:style>
    <style:style style:name="Tabla33.B10" style:family="table-cell">
      <style:table-cell-properties style:vertical-align="middle" fo:padding-left="0.265cm" fo:padding-right="0.265cm" fo:padding-top="0.159cm" fo:padding-bottom="0.159cm" fo:border="0.05pt solid #dddddd"/>
    </style:style>
    <style:style style:name="Tabla33.C10" style:family="table-cell">
      <style:table-cell-properties style:vertical-align="middle" fo:padding-left="0.265cm" fo:padding-right="0.265cm" fo:padding-top="0.159cm" fo:padding-bottom="0.159cm" fo:border="0.05pt solid #dddddd"/>
    </style:style>
    <style:style style:name="Tabla33.A11" style:family="table-cell">
      <style:table-cell-properties style:vertical-align="middle" fo:padding-left="0.265cm" fo:padding-right="0.265cm" fo:padding-top="0.159cm" fo:padding-bottom="0.159cm" fo:border="0.05pt solid #dddddd"/>
    </style:style>
    <style:style style:name="Tabla33.B11" style:family="table-cell">
      <style:table-cell-properties style:vertical-align="middle" fo:padding-left="0.265cm" fo:padding-right="0.265cm" fo:padding-top="0.159cm" fo:padding-bottom="0.159cm" fo:border="0.05pt solid #dddddd"/>
    </style:style>
    <style:style style:name="Tabla33.C11" style:family="table-cell">
      <style:table-cell-properties style:vertical-align="middle" fo:padding-left="0.265cm" fo:padding-right="0.265cm" fo:padding-top="0.159cm" fo:padding-bottom="0.159cm" fo:border="0.05pt solid #dddddd"/>
    </style:style>
    <style:style style:name="Tabla33.A12" style:family="table-cell">
      <style:table-cell-properties style:vertical-align="middle" fo:padding-left="0.265cm" fo:padding-right="0.265cm" fo:padding-top="0.159cm" fo:padding-bottom="0.159cm" fo:border="0.05pt solid #dddddd"/>
    </style:style>
    <style:style style:name="Tabla33.B12" style:family="table-cell">
      <style:table-cell-properties style:vertical-align="middle" fo:padding-left="0.265cm" fo:padding-right="0.265cm" fo:padding-top="0.159cm" fo:padding-bottom="0.159cm" fo:border="0.05pt solid #dddddd"/>
    </style:style>
    <style:style style:name="Tabla33.C12" style:family="table-cell">
      <style:table-cell-properties style:vertical-align="middle" fo:padding-left="0.265cm" fo:padding-right="0.265cm" fo:padding-top="0.159cm" fo:padding-bottom="0.159cm" fo:border="0.05pt solid #dddddd"/>
    </style:style>
    <style:style style:name="Tabla33.A13" style:family="table-cell">
      <style:table-cell-properties style:vertical-align="middle" fo:padding-left="0.265cm" fo:padding-right="0.265cm" fo:padding-top="0.159cm" fo:padding-bottom="0.159cm" fo:border="0.05pt solid #dddddd"/>
    </style:style>
    <style:style style:name="Tabla33.B13" style:family="table-cell">
      <style:table-cell-properties style:vertical-align="middle" fo:padding-left="0.265cm" fo:padding-right="0.265cm" fo:padding-top="0.159cm" fo:padding-bottom="0.159cm" fo:border="0.05pt solid #dddddd"/>
    </style:style>
    <style:style style:name="Tabla33.C13" style:family="table-cell">
      <style:table-cell-properties style:vertical-align="middle" fo:padding-left="0.265cm" fo:padding-right="0.265cm" fo:padding-top="0.159cm" fo:padding-bottom="0.159cm" fo:border="0.05pt solid #dddddd"/>
    </style:style>
    <style:style style:name="Tabla33.A14" style:family="table-cell">
      <style:table-cell-properties style:vertical-align="middle" fo:padding-left="0.265cm" fo:padding-right="0.265cm" fo:padding-top="0.159cm" fo:padding-bottom="0.159cm" fo:border="0.05pt solid #dddddd"/>
    </style:style>
    <style:style style:name="Tabla33.B14" style:family="table-cell">
      <style:table-cell-properties style:vertical-align="middle" fo:padding-left="0.265cm" fo:padding-right="0.265cm" fo:padding-top="0.159cm" fo:padding-bottom="0.159cm" fo:border="0.05pt solid #dddddd"/>
    </style:style>
    <style:style style:name="Tabla33.C14" style:family="table-cell">
      <style:table-cell-properties style:vertical-align="middle" fo:padding-left="0.265cm" fo:padding-right="0.265cm" fo:padding-top="0.159cm" fo:padding-bottom="0.159cm" fo:border="0.05pt solid #dddddd"/>
    </style:style>
    <style:style style:name="Tabla33.A15" style:family="table-cell">
      <style:table-cell-properties style:vertical-align="middle" fo:padding-left="0.265cm" fo:padding-right="0.265cm" fo:padding-top="0.159cm" fo:padding-bottom="0.159cm" fo:border="0.05pt solid #dddddd"/>
    </style:style>
    <style:style style:name="Tabla33.B15" style:family="table-cell">
      <style:table-cell-properties style:vertical-align="middle" fo:padding-left="0.265cm" fo:padding-right="0.265cm" fo:padding-top="0.159cm" fo:padding-bottom="0.159cm" fo:border="0.05pt solid #dddddd"/>
    </style:style>
    <style:style style:name="Tabla33.C15" style:family="table-cell">
      <style:table-cell-properties style:vertical-align="middle" fo:padding-left="0.265cm" fo:padding-right="0.265cm" fo:padding-top="0.159cm" fo:padding-bottom="0.159cm" fo:border="0.05pt solid #dddddd"/>
    </style:style>
    <style:style style:name="Tabla33.A16" style:family="table-cell">
      <style:table-cell-properties style:vertical-align="middle" fo:padding-left="0.265cm" fo:padding-right="0.265cm" fo:padding-top="0.159cm" fo:padding-bottom="0.159cm" fo:border="0.05pt solid #dddddd"/>
    </style:style>
    <style:style style:name="Tabla33.B16" style:family="table-cell">
      <style:table-cell-properties style:vertical-align="middle" fo:padding-left="0.265cm" fo:padding-right="0.265cm" fo:padding-top="0.159cm" fo:padding-bottom="0.159cm" fo:border="0.05pt solid #dddddd"/>
    </style:style>
    <style:style style:name="Tabla33.C16" style:family="table-cell">
      <style:table-cell-properties style:vertical-align="middle" fo:padding-left="0.265cm" fo:padding-right="0.265cm" fo:padding-top="0.159cm" fo:padding-bottom="0.159cm" fo:border="0.05pt solid #dddddd"/>
    </style:style>
    <style:style style:name="Tabla33.A17" style:family="table-cell">
      <style:table-cell-properties style:vertical-align="middle" fo:padding-left="0.265cm" fo:padding-right="0.265cm" fo:padding-top="0.159cm" fo:padding-bottom="0.159cm" fo:border="0.05pt solid #dddddd"/>
    </style:style>
    <style:style style:name="Tabla33.B17" style:family="table-cell">
      <style:table-cell-properties style:vertical-align="middle" fo:padding-left="0.265cm" fo:padding-right="0.265cm" fo:padding-top="0.159cm" fo:padding-bottom="0.159cm" fo:border="0.05pt solid #dddddd"/>
    </style:style>
    <style:style style:name="Tabla33.C17" style:family="table-cell">
      <style:table-cell-properties style:vertical-align="middle" fo:padding-left="0.265cm" fo:padding-right="0.265cm" fo:padding-top="0.159cm" fo:padding-bottom="0.159cm" fo:border="0.05pt solid #dddddd"/>
    </style:style>
    <style:style style:name="Tabla33.A18" style:family="table-cell">
      <style:table-cell-properties style:vertical-align="middle" fo:padding-left="0.265cm" fo:padding-right="0.265cm" fo:padding-top="0.159cm" fo:padding-bottom="0.159cm" fo:border="0.05pt solid #dddddd"/>
    </style:style>
    <style:style style:name="Tabla33.B18" style:family="table-cell">
      <style:table-cell-properties style:vertical-align="middle" fo:padding-left="0.265cm" fo:padding-right="0.265cm" fo:padding-top="0.159cm" fo:padding-bottom="0.159cm" fo:border="0.05pt solid #dddddd"/>
    </style:style>
    <style:style style:name="Tabla33.C18" style:family="table-cell">
      <style:table-cell-properties style:vertical-align="middle" fo:padding-left="0.265cm" fo:padding-right="0.265cm" fo:padding-top="0.159cm" fo:padding-bottom="0.159cm" fo:border="0.05pt solid #dddddd"/>
    </style:style>
    <style:style style:name="Tabla33.A19" style:family="table-cell">
      <style:table-cell-properties style:vertical-align="middle" fo:padding-left="0.265cm" fo:padding-right="0.265cm" fo:padding-top="0.159cm" fo:padding-bottom="0.159cm" fo:border="0.05pt solid #dddddd"/>
    </style:style>
    <style:style style:name="Tabla33.B19" style:family="table-cell">
      <style:table-cell-properties style:vertical-align="middle" fo:padding-left="0.265cm" fo:padding-right="0.265cm" fo:padding-top="0.159cm" fo:padding-bottom="0.159cm" fo:border="0.05pt solid #dddddd"/>
    </style:style>
    <style:style style:name="Tabla33.C19" style:family="table-cell">
      <style:table-cell-properties style:vertical-align="middle" fo:padding-left="0.265cm" fo:padding-right="0.265cm" fo:padding-top="0.159cm" fo:padding-bottom="0.159cm" fo:border="0.05pt solid #dddddd"/>
    </style:style>
    <style:style style:name="Tabla33.A20" style:family="table-cell">
      <style:table-cell-properties style:vertical-align="middle" fo:padding-left="0.265cm" fo:padding-right="0.265cm" fo:padding-top="0.159cm" fo:padding-bottom="0.159cm" fo:border="0.05pt solid #dddddd"/>
    </style:style>
    <style:style style:name="Tabla33.B20" style:family="table-cell">
      <style:table-cell-properties style:vertical-align="middle" fo:padding-left="0.265cm" fo:padding-right="0.265cm" fo:padding-top="0.159cm" fo:padding-bottom="0.159cm" fo:border="0.05pt solid #dddddd"/>
    </style:style>
    <style:style style:name="Tabla33.C20" style:family="table-cell">
      <style:table-cell-properties style:vertical-align="middle" fo:padding-left="0.265cm" fo:padding-right="0.265cm" fo:padding-top="0.159cm" fo:padding-bottom="0.159cm" fo:border="0.05pt solid #dddddd"/>
    </style:style>
    <style:style style:name="Tabla33.A21" style:family="table-cell">
      <style:table-cell-properties style:vertical-align="middle" fo:padding-left="0.265cm" fo:padding-right="0.265cm" fo:padding-top="0.159cm" fo:padding-bottom="0.159cm" fo:border="0.05pt solid #dddddd"/>
    </style:style>
    <style:style style:name="Tabla33.B21" style:family="table-cell">
      <style:table-cell-properties style:vertical-align="middle" fo:padding-left="0.265cm" fo:padding-right="0.265cm" fo:padding-top="0.159cm" fo:padding-bottom="0.159cm" fo:border="0.05pt solid #dddddd"/>
    </style:style>
    <style:style style:name="Tabla33.C21" style:family="table-cell">
      <style:table-cell-properties style:vertical-align="middle" fo:padding-left="0.265cm" fo:padding-right="0.265cm" fo:padding-top="0.159cm" fo:padding-bottom="0.159cm" fo:border="0.05pt solid #dddddd"/>
    </style:style>
    <style:style style:name="Tabla33.A22" style:family="table-cell">
      <style:table-cell-properties style:vertical-align="middle" fo:padding-left="0.265cm" fo:padding-right="0.265cm" fo:padding-top="0.159cm" fo:padding-bottom="0.159cm" fo:border="0.05pt solid #dddddd"/>
    </style:style>
    <style:style style:name="Tabla33.B22" style:family="table-cell">
      <style:table-cell-properties style:vertical-align="middle" fo:padding-left="0.265cm" fo:padding-right="0.265cm" fo:padding-top="0.159cm" fo:padding-bottom="0.159cm" fo:border="0.05pt solid #dddddd"/>
    </style:style>
    <style:style style:name="Tabla33.C22" style:family="table-cell">
      <style:table-cell-properties style:vertical-align="middle" fo:padding-left="0.265cm" fo:padding-right="0.265cm" fo:padding-top="0.159cm" fo:padding-bottom="0.159cm" fo:border="0.05pt solid #dddddd"/>
    </style:style>
    <style:style style:name="Tabla33.A23" style:family="table-cell">
      <style:table-cell-properties style:vertical-align="middle" fo:padding-left="0.265cm" fo:padding-right="0.265cm" fo:padding-top="0.159cm" fo:padding-bottom="0.159cm" fo:border="0.05pt solid #dddddd"/>
    </style:style>
    <style:style style:name="Tabla33.B23" style:family="table-cell">
      <style:table-cell-properties style:vertical-align="middle" fo:padding-left="0.265cm" fo:padding-right="0.265cm" fo:padding-top="0.159cm" fo:padding-bottom="0.159cm" fo:border="0.05pt solid #dddddd"/>
    </style:style>
    <style:style style:name="Tabla33.C23" style:family="table-cell">
      <style:table-cell-properties style:vertical-align="middle" fo:padding-left="0.265cm" fo:padding-right="0.265cm" fo:padding-top="0.159cm" fo:padding-bottom="0.159cm" fo:border="0.05pt solid #dddddd"/>
    </style:style>
    <style:style style:name="Tabla33.A24" style:family="table-cell">
      <style:table-cell-properties style:vertical-align="middle" fo:padding-left="0.265cm" fo:padding-right="0.265cm" fo:padding-top="0.159cm" fo:padding-bottom="0.159cm" fo:border="0.05pt solid #dddddd"/>
    </style:style>
    <style:style style:name="Tabla33.B24" style:family="table-cell">
      <style:table-cell-properties style:vertical-align="middle" fo:padding-left="0.265cm" fo:padding-right="0.265cm" fo:padding-top="0.159cm" fo:padding-bottom="0.159cm" fo:border="0.05pt solid #dddddd"/>
    </style:style>
    <style:style style:name="Tabla33.C24" style:family="table-cell">
      <style:table-cell-properties style:vertical-align="middle" fo:padding-left="0.265cm" fo:padding-right="0.265cm" fo:padding-top="0.159cm" fo:padding-bottom="0.159cm" fo:border="0.05pt solid #dddddd"/>
    </style:style>
    <style:style style:name="Tabla33.A25" style:family="table-cell">
      <style:table-cell-properties style:vertical-align="middle" fo:padding-left="0.265cm" fo:padding-right="0.265cm" fo:padding-top="0.159cm" fo:padding-bottom="0.159cm" fo:border="0.05pt solid #dddddd"/>
    </style:style>
    <style:style style:name="Tabla33.B25" style:family="table-cell">
      <style:table-cell-properties style:vertical-align="middle" fo:padding-left="0.265cm" fo:padding-right="0.265cm" fo:padding-top="0.159cm" fo:padding-bottom="0.159cm" fo:border="0.05pt solid #dddddd"/>
    </style:style>
    <style:style style:name="Tabla33.C25" style:family="table-cell">
      <style:table-cell-properties style:vertical-align="middle" fo:padding-left="0.265cm" fo:padding-right="0.265cm" fo:padding-top="0.159cm" fo:padding-bottom="0.159cm" fo:border="0.05pt solid #dddddd"/>
    </style:style>
    <style:style style:name="Tabla33.A26" style:family="table-cell">
      <style:table-cell-properties style:vertical-align="middle" fo:padding-left="0.265cm" fo:padding-right="0.265cm" fo:padding-top="0.159cm" fo:padding-bottom="0.159cm" fo:border="0.05pt solid #dddddd"/>
    </style:style>
    <style:style style:name="Tabla33.B26" style:family="table-cell">
      <style:table-cell-properties style:vertical-align="middle" fo:padding-left="0.265cm" fo:padding-right="0.265cm" fo:padding-top="0.159cm" fo:padding-bottom="0.159cm" fo:border="0.05pt solid #dddddd"/>
    </style:style>
    <style:style style:name="Tabla33.C26" style:family="table-cell">
      <style:table-cell-properties style:vertical-align="middle" fo:padding-left="0.265cm" fo:padding-right="0.265cm" fo:padding-top="0.159cm" fo:padding-bottom="0.159cm" fo:border="0.05pt solid #dddddd"/>
    </style:style>
    <style:style style:name="Tabla33.A27" style:family="table-cell">
      <style:table-cell-properties style:vertical-align="middle" fo:padding-left="0.265cm" fo:padding-right="0.265cm" fo:padding-top="0.159cm" fo:padding-bottom="0.159cm" fo:border="0.05pt solid #dddddd"/>
    </style:style>
    <style:style style:name="Tabla33.B27" style:family="table-cell">
      <style:table-cell-properties style:vertical-align="middle" fo:padding-left="0.265cm" fo:padding-right="0.265cm" fo:padding-top="0.159cm" fo:padding-bottom="0.159cm" fo:border="0.05pt solid #dddddd"/>
    </style:style>
    <style:style style:name="Tabla33.C27" style:family="table-cell">
      <style:table-cell-properties style:vertical-align="middle" fo:padding-left="0.265cm" fo:padding-right="0.265cm" fo:padding-top="0.159cm" fo:padding-bottom="0.159cm" fo:border="0.05pt solid #dddddd"/>
    </style:style>
    <style:style style:name="Tabla33.A28" style:family="table-cell">
      <style:table-cell-properties style:vertical-align="middle" fo:padding-left="0.265cm" fo:padding-right="0.265cm" fo:padding-top="0.159cm" fo:padding-bottom="0.159cm" fo:border="0.05pt solid #dddddd"/>
    </style:style>
    <style:style style:name="Tabla33.B28" style:family="table-cell">
      <style:table-cell-properties style:vertical-align="middle" fo:padding-left="0.265cm" fo:padding-right="0.265cm" fo:padding-top="0.159cm" fo:padding-bottom="0.159cm" fo:border="0.05pt solid #dddddd"/>
    </style:style>
    <style:style style:name="Tabla33.C28" style:family="table-cell">
      <style:table-cell-properties style:vertical-align="middle" fo:padding-left="0.265cm" fo:padding-right="0.265cm" fo:padding-top="0.159cm" fo:padding-bottom="0.159cm" fo:border="0.05pt solid #dddddd"/>
    </style:style>
    <style:style style:name="Tabla33.A29" style:family="table-cell">
      <style:table-cell-properties style:vertical-align="middle" fo:padding-left="0.265cm" fo:padding-right="0.265cm" fo:padding-top="0.159cm" fo:padding-bottom="0.159cm" fo:border="0.05pt solid #dddddd"/>
    </style:style>
    <style:style style:name="Tabla33.B29" style:family="table-cell">
      <style:table-cell-properties style:vertical-align="middle" fo:padding-left="0.265cm" fo:padding-right="0.265cm" fo:padding-top="0.159cm" fo:padding-bottom="0.159cm" fo:border="0.05pt solid #dddddd"/>
    </style:style>
    <style:style style:name="Tabla33.C29" style:family="table-cell">
      <style:table-cell-properties style:vertical-align="middle" fo:padding-left="0.265cm" fo:padding-right="0.265cm" fo:padding-top="0.159cm" fo:padding-bottom="0.159cm" fo:border="0.05pt solid #dddddd"/>
    </style:style>
    <style:style style:name="Tabla33.A30" style:family="table-cell">
      <style:table-cell-properties style:vertical-align="middle" fo:padding-left="0.265cm" fo:padding-right="0.265cm" fo:padding-top="0.159cm" fo:padding-bottom="0.159cm" fo:border="0.05pt solid #dddddd"/>
    </style:style>
    <style:style style:name="Tabla33.B30" style:family="table-cell">
      <style:table-cell-properties style:vertical-align="middle" fo:padding-left="0.265cm" fo:padding-right="0.265cm" fo:padding-top="0.159cm" fo:padding-bottom="0.159cm" fo:border="0.05pt solid #dddddd"/>
    </style:style>
    <style:style style:name="Tabla33.C30" style:family="table-cell">
      <style:table-cell-properties style:vertical-align="middle" fo:padding-left="0.265cm" fo:padding-right="0.265cm" fo:padding-top="0.159cm" fo:padding-bottom="0.159cm" fo:border="0.05pt solid #dddddd"/>
    </style:style>
    <style:style style:name="Tabla33.A31" style:family="table-cell">
      <style:table-cell-properties style:vertical-align="middle" fo:padding-left="0.265cm" fo:padding-right="0.265cm" fo:padding-top="0.159cm" fo:padding-bottom="0.159cm" fo:border="0.05pt solid #dddddd"/>
    </style:style>
    <style:style style:name="Tabla33.B31" style:family="table-cell">
      <style:table-cell-properties style:vertical-align="middle" fo:padding-left="0.265cm" fo:padding-right="0.265cm" fo:padding-top="0.159cm" fo:padding-bottom="0.159cm" fo:border="0.05pt solid #dddddd"/>
    </style:style>
    <style:style style:name="Tabla33.C31" style:family="table-cell">
      <style:table-cell-properties style:vertical-align="middle" fo:padding-left="0.265cm" fo:padding-right="0.265cm" fo:padding-top="0.159cm" fo:padding-bottom="0.159cm" fo:border="0.05pt solid #dddddd"/>
    </style:style>
    <style:style style:name="Tabla33.A32" style:family="table-cell">
      <style:table-cell-properties style:vertical-align="middle" fo:padding-left="0.265cm" fo:padding-right="0.265cm" fo:padding-top="0.159cm" fo:padding-bottom="0.159cm" fo:border="0.05pt solid #dddddd"/>
    </style:style>
    <style:style style:name="Tabla33.B32" style:family="table-cell">
      <style:table-cell-properties style:vertical-align="middle" fo:padding-left="0.265cm" fo:padding-right="0.265cm" fo:padding-top="0.159cm" fo:padding-bottom="0.159cm" fo:border="0.05pt solid #dddddd"/>
    </style:style>
    <style:style style:name="Tabla33.C32" style:family="table-cell">
      <style:table-cell-properties style:vertical-align="middle" fo:padding-left="0.265cm" fo:padding-right="0.265cm" fo:padding-top="0.159cm" fo:padding-bottom="0.159cm" fo:border="0.05pt solid #dddddd"/>
    </style:style>
    <style:style style:name="Tabla33.A33" style:family="table-cell">
      <style:table-cell-properties style:vertical-align="middle" fo:padding-left="0.265cm" fo:padding-right="0.265cm" fo:padding-top="0.159cm" fo:padding-bottom="0.159cm" fo:border="0.05pt solid #dddddd"/>
    </style:style>
    <style:style style:name="Tabla33.B33" style:family="table-cell">
      <style:table-cell-properties style:vertical-align="middle" fo:padding-left="0.265cm" fo:padding-right="0.265cm" fo:padding-top="0.159cm" fo:padding-bottom="0.159cm" fo:border="0.05pt solid #dddddd"/>
    </style:style>
    <style:style style:name="Tabla33.C33" style:family="table-cell">
      <style:table-cell-properties style:vertical-align="middle" fo:padding-left="0.265cm" fo:padding-right="0.265cm" fo:padding-top="0.159cm" fo:padding-bottom="0.159cm" fo:border="0.05pt solid #dddddd"/>
    </style:style>
    <style:style style:name="Tabla33.A34" style:family="table-cell">
      <style:table-cell-properties style:vertical-align="middle" fo:padding-left="0.265cm" fo:padding-right="0.265cm" fo:padding-top="0.159cm" fo:padding-bottom="0.159cm" fo:border="0.05pt solid #dddddd"/>
    </style:style>
    <style:style style:name="Tabla33.B34" style:family="table-cell">
      <style:table-cell-properties style:vertical-align="middle" fo:padding-left="0.265cm" fo:padding-right="0.265cm" fo:padding-top="0.159cm" fo:padding-bottom="0.159cm" fo:border="0.05pt solid #dddddd"/>
    </style:style>
    <style:style style:name="Tabla33.C34" style:family="table-cell">
      <style:table-cell-properties style:vertical-align="middle" fo:padding-left="0.265cm" fo:padding-right="0.265cm" fo:padding-top="0.159cm" fo:padding-bottom="0.159cm" fo:border="0.05pt solid #dddddd"/>
    </style:style>
    <style:style style:name="Tabla33.A35" style:family="table-cell">
      <style:table-cell-properties style:vertical-align="middle" fo:padding-left="0.265cm" fo:padding-right="0.265cm" fo:padding-top="0.159cm" fo:padding-bottom="0.159cm" fo:border="0.05pt solid #dddddd"/>
    </style:style>
    <style:style style:name="Tabla33.B35" style:family="table-cell">
      <style:table-cell-properties style:vertical-align="middle" fo:padding-left="0.265cm" fo:padding-right="0.265cm" fo:padding-top="0.159cm" fo:padding-bottom="0.159cm" fo:border="0.05pt solid #dddddd"/>
    </style:style>
    <style:style style:name="Tabla33.C35" style:family="table-cell">
      <style:table-cell-properties style:vertical-align="middle" fo:padding-left="0.265cm" fo:padding-right="0.265cm" fo:padding-top="0.159cm" fo:padding-bottom="0.159cm" fo:border="0.05pt solid #dddddd"/>
    </style:style>
    <style:style style:name="Tabla33.A36" style:family="table-cell">
      <style:table-cell-properties style:vertical-align="middle" fo:padding-left="0.265cm" fo:padding-right="0.265cm" fo:padding-top="0.159cm" fo:padding-bottom="0.159cm" fo:border="0.05pt solid #dddddd"/>
    </style:style>
    <style:style style:name="Tabla33.B36" style:family="table-cell">
      <style:table-cell-properties style:vertical-align="middle" fo:padding-left="0.265cm" fo:padding-right="0.265cm" fo:padding-top="0.159cm" fo:padding-bottom="0.159cm" fo:border="0.05pt solid #dddddd"/>
    </style:style>
    <style:style style:name="Tabla33.C36" style:family="table-cell">
      <style:table-cell-properties style:vertical-align="middle" fo:padding-left="0.265cm" fo:padding-right="0.265cm" fo:padding-top="0.159cm" fo:padding-bottom="0.159cm" fo:border="0.05pt solid #dddddd"/>
    </style:style>
    <style:style style:name="Tabla33.A37" style:family="table-cell">
      <style:table-cell-properties style:vertical-align="middle" fo:padding-left="0.265cm" fo:padding-right="0.265cm" fo:padding-top="0.159cm" fo:padding-bottom="0.159cm" fo:border="0.05pt solid #dddddd"/>
    </style:style>
    <style:style style:name="Tabla33.B37" style:family="table-cell">
      <style:table-cell-properties style:vertical-align="middle" fo:padding-left="0.265cm" fo:padding-right="0.265cm" fo:padding-top="0.159cm" fo:padding-bottom="0.159cm" fo:border="0.05pt solid #dddddd"/>
    </style:style>
    <style:style style:name="Tabla33.C37" style:family="table-cell">
      <style:table-cell-properties style:vertical-align="middle" fo:padding-left="0.265cm" fo:padding-right="0.265cm" fo:padding-top="0.159cm" fo:padding-bottom="0.159cm" fo:border="0.05pt solid #dddddd"/>
    </style:style>
    <style:style style:name="Tabla33.A38" style:family="table-cell">
      <style:table-cell-properties style:vertical-align="middle" fo:padding-left="0.265cm" fo:padding-right="0.265cm" fo:padding-top="0.159cm" fo:padding-bottom="0.159cm" fo:border="0.05pt solid #dddddd"/>
    </style:style>
    <style:style style:name="Tabla33.B38" style:family="table-cell">
      <style:table-cell-properties style:vertical-align="middle" fo:padding-left="0.265cm" fo:padding-right="0.265cm" fo:padding-top="0.159cm" fo:padding-bottom="0.159cm" fo:border="0.05pt solid #dddddd"/>
    </style:style>
    <style:style style:name="Tabla33.C38" style:family="table-cell">
      <style:table-cell-properties style:vertical-align="middle" fo:padding-left="0.265cm" fo:padding-right="0.265cm" fo:padding-top="0.159cm" fo:padding-bottom="0.159cm" fo:border="0.05pt solid #dddddd"/>
    </style:style>
    <style:style style:name="Tabla33.A39" style:family="table-cell">
      <style:table-cell-properties style:vertical-align="middle" fo:padding-left="0.265cm" fo:padding-right="0.265cm" fo:padding-top="0.159cm" fo:padding-bottom="0.159cm" fo:border="0.05pt solid #dddddd"/>
    </style:style>
    <style:style style:name="Tabla33.B39" style:family="table-cell">
      <style:table-cell-properties style:vertical-align="middle" fo:padding-left="0.265cm" fo:padding-right="0.265cm" fo:padding-top="0.159cm" fo:padding-bottom="0.159cm" fo:border="0.05pt solid #dddddd"/>
    </style:style>
    <style:style style:name="Tabla33.C39" style:family="table-cell">
      <style:table-cell-properties style:vertical-align="middle" fo:padding-left="0.265cm" fo:padding-right="0.265cm" fo:padding-top="0.159cm" fo:padding-bottom="0.159cm" fo:border="0.05pt solid #dddddd"/>
    </style:style>
    <style:style style:name="Tabla33.A40" style:family="table-cell">
      <style:table-cell-properties style:vertical-align="middle" fo:padding-left="0.265cm" fo:padding-right="0.265cm" fo:padding-top="0.159cm" fo:padding-bottom="0.159cm" fo:border="0.05pt solid #dddddd"/>
    </style:style>
    <style:style style:name="Tabla33.B40" style:family="table-cell">
      <style:table-cell-properties style:vertical-align="middle" fo:padding-left="0.265cm" fo:padding-right="0.265cm" fo:padding-top="0.159cm" fo:padding-bottom="0.159cm" fo:border="0.05pt solid #dddddd"/>
    </style:style>
    <style:style style:name="Tabla33.C40" style:family="table-cell">
      <style:table-cell-properties style:vertical-align="middle" fo:padding-left="0.265cm" fo:padding-right="0.265cm" fo:padding-top="0.159cm" fo:padding-bottom="0.159cm" fo:border="0.05pt solid #dddddd"/>
    </style:style>
    <style:style style:name="Tabla33.A41" style:family="table-cell">
      <style:table-cell-properties style:vertical-align="middle" fo:padding-left="0.265cm" fo:padding-right="0.265cm" fo:padding-top="0.159cm" fo:padding-bottom="0.159cm" fo:border="0.05pt solid #dddddd"/>
    </style:style>
    <style:style style:name="Tabla33.B41" style:family="table-cell">
      <style:table-cell-properties style:vertical-align="middle" fo:padding-left="0.265cm" fo:padding-right="0.265cm" fo:padding-top="0.159cm" fo:padding-bottom="0.159cm" fo:border="0.05pt solid #dddddd"/>
    </style:style>
    <style:style style:name="Tabla33.C41" style:family="table-cell">
      <style:table-cell-properties style:vertical-align="middle" fo:padding-left="0.265cm" fo:padding-right="0.265cm" fo:padding-top="0.159cm" fo:padding-bottom="0.159cm" fo:border="0.05pt solid #dddddd"/>
    </style:style>
    <style:style style:name="Tabla33.A42" style:family="table-cell">
      <style:table-cell-properties style:vertical-align="middle" fo:padding-left="0.265cm" fo:padding-right="0.265cm" fo:padding-top="0.159cm" fo:padding-bottom="0.159cm" fo:border="0.05pt solid #dddddd"/>
    </style:style>
    <style:style style:name="Tabla33.B42" style:family="table-cell">
      <style:table-cell-properties style:vertical-align="middle" fo:padding-left="0.265cm" fo:padding-right="0.265cm" fo:padding-top="0.159cm" fo:padding-bottom="0.159cm" fo:border="0.05pt solid #dddddd"/>
    </style:style>
    <style:style style:name="Tabla33.C42" style:family="table-cell">
      <style:table-cell-properties style:vertical-align="middle" fo:padding-left="0.265cm" fo:padding-right="0.265cm" fo:padding-top="0.159cm" fo:padding-bottom="0.159cm" fo:border="0.05pt solid #dddddd"/>
    </style:style>
    <style:style style:name="Tabla33.A43" style:family="table-cell">
      <style:table-cell-properties style:vertical-align="middle" fo:padding-left="0.265cm" fo:padding-right="0.265cm" fo:padding-top="0.159cm" fo:padding-bottom="0.159cm" fo:border="0.05pt solid #dddddd"/>
    </style:style>
    <style:style style:name="Tabla33.B43" style:family="table-cell">
      <style:table-cell-properties style:vertical-align="middle" fo:padding-left="0.265cm" fo:padding-right="0.265cm" fo:padding-top="0.159cm" fo:padding-bottom="0.159cm" fo:border="0.05pt solid #dddddd"/>
    </style:style>
    <style:style style:name="Tabla33.C43" style:family="table-cell">
      <style:table-cell-properties style:vertical-align="middle" fo:padding-left="0.265cm" fo:padding-right="0.265cm" fo:padding-top="0.159cm" fo:padding-bottom="0.159cm" fo:border="0.05pt solid #dddddd"/>
    </style:style>
    <style:style style:name="Tabla33.A44" style:family="table-cell">
      <style:table-cell-properties style:vertical-align="middle" fo:padding-left="0.265cm" fo:padding-right="0.265cm" fo:padding-top="0.159cm" fo:padding-bottom="0.159cm" fo:border="0.05pt solid #dddddd"/>
    </style:style>
    <style:style style:name="Tabla33.B44" style:family="table-cell">
      <style:table-cell-properties style:vertical-align="middle" fo:padding-left="0.265cm" fo:padding-right="0.265cm" fo:padding-top="0.159cm" fo:padding-bottom="0.159cm" fo:border="0.05pt solid #dddddd"/>
    </style:style>
    <style:style style:name="Tabla33.C44" style:family="table-cell">
      <style:table-cell-properties style:vertical-align="middle" fo:padding-left="0.265cm" fo:padding-right="0.265cm" fo:padding-top="0.159cm" fo:padding-bottom="0.159cm" fo:border="0.05pt solid #dddddd"/>
    </style:style>
    <style:style style:name="Tabla33.A45" style:family="table-cell">
      <style:table-cell-properties style:vertical-align="middle" fo:padding-left="0.265cm" fo:padding-right="0.265cm" fo:padding-top="0.159cm" fo:padding-bottom="0.159cm" fo:border="0.05pt solid #dddddd"/>
    </style:style>
    <style:style style:name="Tabla33.B45" style:family="table-cell">
      <style:table-cell-properties style:vertical-align="middle" fo:padding-left="0.265cm" fo:padding-right="0.265cm" fo:padding-top="0.159cm" fo:padding-bottom="0.159cm" fo:border="0.05pt solid #dddddd"/>
    </style:style>
    <style:style style:name="Tabla33.C45" style:family="table-cell">
      <style:table-cell-properties style:vertical-align="middle" fo:padding-left="0.265cm" fo:padding-right="0.265cm" fo:padding-top="0.159cm" fo:padding-bottom="0.159cm" fo:border="0.05pt solid #dddddd"/>
    </style:style>
    <style:style style:name="Tabla33.A46" style:family="table-cell">
      <style:table-cell-properties style:vertical-align="middle" fo:padding-left="0.265cm" fo:padding-right="0.265cm" fo:padding-top="0.159cm" fo:padding-bottom="0.159cm" fo:border="0.05pt solid #dddddd"/>
    </style:style>
    <style:style style:name="Tabla33.B46" style:family="table-cell">
      <style:table-cell-properties style:vertical-align="middle" fo:padding-left="0.265cm" fo:padding-right="0.265cm" fo:padding-top="0.159cm" fo:padding-bottom="0.159cm" fo:border="0.05pt solid #dddddd"/>
    </style:style>
    <style:style style:name="Tabla33.C46" style:family="table-cell">
      <style:table-cell-properties style:vertical-align="middle" fo:padding-left="0.265cm" fo:padding-right="0.265cm" fo:padding-top="0.159cm" fo:padding-bottom="0.159cm" fo:border="0.05pt solid #dddddd"/>
    </style:style>
    <style:style style:name="Tabla33.A47" style:family="table-cell">
      <style:table-cell-properties style:vertical-align="middle" fo:padding-left="0.265cm" fo:padding-right="0.265cm" fo:padding-top="0.159cm" fo:padding-bottom="0.159cm" fo:border="0.05pt solid #dddddd"/>
    </style:style>
    <style:style style:name="Tabla33.B47" style:family="table-cell">
      <style:table-cell-properties style:vertical-align="middle" fo:padding-left="0.265cm" fo:padding-right="0.265cm" fo:padding-top="0.159cm" fo:padding-bottom="0.159cm" fo:border="0.05pt solid #dddddd"/>
    </style:style>
    <style:style style:name="Tabla33.C47" style:family="table-cell">
      <style:table-cell-properties style:vertical-align="middle" fo:padding-left="0.265cm" fo:padding-right="0.265cm" fo:padding-top="0.159cm" fo:padding-bottom="0.159cm" fo:border="0.05pt solid #dddddd"/>
    </style:style>
    <style:style style:name="Tabla33.A48" style:family="table-cell">
      <style:table-cell-properties style:vertical-align="middle" fo:padding-left="0.265cm" fo:padding-right="0.265cm" fo:padding-top="0.159cm" fo:padding-bottom="0.159cm" fo:border="0.05pt solid #dddddd"/>
    </style:style>
    <style:style style:name="Tabla33.B48" style:family="table-cell">
      <style:table-cell-properties style:vertical-align="middle" fo:padding-left="0.265cm" fo:padding-right="0.265cm" fo:padding-top="0.159cm" fo:padding-bottom="0.159cm" fo:border="0.05pt solid #dddddd"/>
    </style:style>
    <style:style style:name="Tabla33.C48" style:family="table-cell">
      <style:table-cell-properties style:vertical-align="middle" fo:padding-left="0.265cm" fo:padding-right="0.265cm" fo:padding-top="0.159cm" fo:padding-bottom="0.159cm" fo:border="0.05pt solid #dddddd"/>
    </style:style>
    <style:style style:name="Tabla33.A49" style:family="table-cell">
      <style:table-cell-properties style:vertical-align="middle" fo:padding-left="0.265cm" fo:padding-right="0.265cm" fo:padding-top="0.159cm" fo:padding-bottom="0.159cm" fo:border="0.05pt solid #dddddd"/>
    </style:style>
    <style:style style:name="Tabla33.B49" style:family="table-cell">
      <style:table-cell-properties style:vertical-align="middle" fo:padding-left="0.265cm" fo:padding-right="0.265cm" fo:padding-top="0.159cm" fo:padding-bottom="0.159cm" fo:border="0.05pt solid #dddddd"/>
    </style:style>
    <style:style style:name="Tabla33.C49" style:family="table-cell">
      <style:table-cell-properties style:vertical-align="middle" fo:padding-left="0.265cm" fo:padding-right="0.265cm" fo:padding-top="0.159cm" fo:padding-bottom="0.159cm" fo:border="0.05pt solid #dddddd"/>
    </style:style>
    <style:style style:name="Tabla33.A50" style:family="table-cell">
      <style:table-cell-properties style:vertical-align="middle" fo:padding-left="0.265cm" fo:padding-right="0.265cm" fo:padding-top="0.159cm" fo:padding-bottom="0.159cm" fo:border="0.05pt solid #dddddd"/>
    </style:style>
    <style:style style:name="Tabla33.B50" style:family="table-cell">
      <style:table-cell-properties style:vertical-align="middle" fo:padding-left="0.265cm" fo:padding-right="0.265cm" fo:padding-top="0.159cm" fo:padding-bottom="0.159cm" fo:border="0.05pt solid #dddddd"/>
    </style:style>
    <style:style style:name="Tabla33.C50" style:family="table-cell">
      <style:table-cell-properties style:vertical-align="middle" fo:padding-left="0.265cm" fo:padding-right="0.265cm" fo:padding-top="0.159cm" fo:padding-bottom="0.159cm" fo:border="0.05pt solid #dddddd"/>
    </style:style>
    <style:style style:name="Tabla33.A51" style:family="table-cell">
      <style:table-cell-properties style:vertical-align="middle" fo:padding-left="0.265cm" fo:padding-right="0.265cm" fo:padding-top="0.159cm" fo:padding-bottom="0.159cm" fo:border="0.05pt solid #dddddd"/>
    </style:style>
    <style:style style:name="Tabla33.B51" style:family="table-cell">
      <style:table-cell-properties style:vertical-align="middle" fo:padding-left="0.265cm" fo:padding-right="0.265cm" fo:padding-top="0.159cm" fo:padding-bottom="0.159cm" fo:border="0.05pt solid #dddddd"/>
    </style:style>
    <style:style style:name="Tabla33.C51" style:family="table-cell">
      <style:table-cell-properties style:vertical-align="middle" fo:padding-left="0.265cm" fo:padding-right="0.265cm" fo:padding-top="0.159cm" fo:padding-bottom="0.159cm" fo:border="0.05pt solid #dddddd"/>
    </style:style>
    <style:style style:name="Tabla33.A52" style:family="table-cell">
      <style:table-cell-properties style:vertical-align="middle" fo:padding-left="0.265cm" fo:padding-right="0.265cm" fo:padding-top="0.159cm" fo:padding-bottom="0.159cm" fo:border="0.05pt solid #dddddd"/>
    </style:style>
    <style:style style:name="Tabla33.B52" style:family="table-cell">
      <style:table-cell-properties style:vertical-align="middle" fo:padding-left="0.265cm" fo:padding-right="0.265cm" fo:padding-top="0.159cm" fo:padding-bottom="0.159cm" fo:border="0.05pt solid #dddddd"/>
    </style:style>
    <style:style style:name="Tabla33.C52" style:family="table-cell">
      <style:table-cell-properties style:vertical-align="middle" fo:padding-left="0.265cm" fo:padding-right="0.265cm" fo:padding-top="0.159cm" fo:padding-bottom="0.159cm" fo:border="0.05pt solid #dddddd"/>
    </style:style>
    <style:style style:name="Tabla33.A53" style:family="table-cell">
      <style:table-cell-properties style:vertical-align="middle" fo:padding-left="0.265cm" fo:padding-right="0.265cm" fo:padding-top="0.159cm" fo:padding-bottom="0.159cm" fo:border="0.05pt solid #dddddd"/>
    </style:style>
    <style:style style:name="Tabla33.B53" style:family="table-cell">
      <style:table-cell-properties style:vertical-align="middle" fo:padding-left="0.265cm" fo:padding-right="0.265cm" fo:padding-top="0.159cm" fo:padding-bottom="0.159cm" fo:border="0.05pt solid #dddddd"/>
    </style:style>
    <style:style style:name="Tabla33.C53" style:family="table-cell">
      <style:table-cell-properties style:vertical-align="middle" fo:padding-left="0.265cm" fo:padding-right="0.265cm" fo:padding-top="0.159cm" fo:padding-bottom="0.159cm" fo:border="0.05pt solid #dddddd"/>
    </style:style>
    <style:style style:name="Tabla33.A54" style:family="table-cell">
      <style:table-cell-properties style:vertical-align="middle" fo:padding-left="0.265cm" fo:padding-right="0.265cm" fo:padding-top="0.159cm" fo:padding-bottom="0.159cm" fo:border="0.05pt solid #dddddd"/>
    </style:style>
    <style:style style:name="Tabla33.B54" style:family="table-cell">
      <style:table-cell-properties style:vertical-align="middle" fo:padding-left="0.265cm" fo:padding-right="0.265cm" fo:padding-top="0.159cm" fo:padding-bottom="0.159cm" fo:border="0.05pt solid #dddddd"/>
    </style:style>
    <style:style style:name="Tabla33.C54" style:family="table-cell">
      <style:table-cell-properties style:vertical-align="middle" fo:padding-left="0.265cm" fo:padding-right="0.265cm" fo:padding-top="0.159cm" fo:padding-bottom="0.159cm" fo:border="0.05pt solid #dddddd"/>
    </style:style>
    <style:style style:name="Tabla33.A55" style:family="table-cell">
      <style:table-cell-properties style:vertical-align="middle" fo:padding-left="0.265cm" fo:padding-right="0.265cm" fo:padding-top="0.159cm" fo:padding-bottom="0.159cm" fo:border="0.05pt solid #dddddd"/>
    </style:style>
    <style:style style:name="Tabla33.B55" style:family="table-cell">
      <style:table-cell-properties style:vertical-align="middle" fo:padding-left="0.265cm" fo:padding-right="0.265cm" fo:padding-top="0.159cm" fo:padding-bottom="0.159cm" fo:border="0.05pt solid #dddddd"/>
    </style:style>
    <style:style style:name="Tabla33.C55" style:family="table-cell">
      <style:table-cell-properties style:vertical-align="middle" fo:padding-left="0.265cm" fo:padding-right="0.265cm" fo:padding-top="0.159cm" fo:padding-bottom="0.159cm" fo:border="0.05pt solid #dddddd"/>
    </style:style>
    <style:style style:name="Tabla33.A56" style:family="table-cell">
      <style:table-cell-properties style:vertical-align="middle" fo:padding-left="0.265cm" fo:padding-right="0.265cm" fo:padding-top="0.159cm" fo:padding-bottom="0.159cm" fo:border="0.05pt solid #dddddd"/>
    </style:style>
    <style:style style:name="Tabla33.B56" style:family="table-cell">
      <style:table-cell-properties style:vertical-align="middle" fo:padding-left="0.265cm" fo:padding-right="0.265cm" fo:padding-top="0.159cm" fo:padding-bottom="0.159cm" fo:border="0.05pt solid #dddddd"/>
    </style:style>
    <style:style style:name="Tabla33.C56" style:family="table-cell">
      <style:table-cell-properties style:vertical-align="middle" fo:padding-left="0.265cm" fo:padding-right="0.265cm" fo:padding-top="0.159cm" fo:padding-bottom="0.159cm" fo:border="0.05pt solid #dddddd"/>
    </style:style>
    <style:style style:name="Tabla33.A57" style:family="table-cell">
      <style:table-cell-properties style:vertical-align="middle" fo:padding-left="0.265cm" fo:padding-right="0.265cm" fo:padding-top="0.159cm" fo:padding-bottom="0.159cm" fo:border="0.05pt solid #dddddd"/>
    </style:style>
    <style:style style:name="Tabla33.B57" style:family="table-cell">
      <style:table-cell-properties style:vertical-align="middle" fo:padding-left="0.265cm" fo:padding-right="0.265cm" fo:padding-top="0.159cm" fo:padding-bottom="0.159cm" fo:border="0.05pt solid #dddddd"/>
    </style:style>
    <style:style style:name="Tabla33.C57" style:family="table-cell">
      <style:table-cell-properties style:vertical-align="middle" fo:padding-left="0.265cm" fo:padding-right="0.265cm" fo:padding-top="0.159cm" fo:padding-bottom="0.159cm" fo:border="0.05pt solid #dddddd"/>
    </style:style>
    <style:style style:name="Tabla33.A58" style:family="table-cell">
      <style:table-cell-properties style:vertical-align="middle" fo:padding-left="0.265cm" fo:padding-right="0.265cm" fo:padding-top="0.159cm" fo:padding-bottom="0.159cm" fo:border="0.05pt solid #dddddd"/>
    </style:style>
    <style:style style:name="Tabla33.B58" style:family="table-cell">
      <style:table-cell-properties style:vertical-align="middle" fo:padding-left="0.265cm" fo:padding-right="0.265cm" fo:padding-top="0.159cm" fo:padding-bottom="0.159cm" fo:border="0.05pt solid #dddddd"/>
    </style:style>
    <style:style style:name="Tabla33.C58" style:family="table-cell">
      <style:table-cell-properties style:vertical-align="middle" fo:padding-left="0.265cm" fo:padding-right="0.265cm" fo:padding-top="0.159cm" fo:padding-bottom="0.159cm" fo:border="0.05pt solid #dddddd"/>
    </style:style>
    <style:style style:name="Tabla33.A59" style:family="table-cell">
      <style:table-cell-properties style:vertical-align="middle" fo:padding-left="0.265cm" fo:padding-right="0.265cm" fo:padding-top="0.159cm" fo:padding-bottom="0.159cm" fo:border="0.05pt solid #dddddd"/>
    </style:style>
    <style:style style:name="Tabla33.B59" style:family="table-cell">
      <style:table-cell-properties style:vertical-align="middle" fo:padding-left="0.265cm" fo:padding-right="0.265cm" fo:padding-top="0.159cm" fo:padding-bottom="0.159cm" fo:border="0.05pt solid #dddddd"/>
    </style:style>
    <style:style style:name="Tabla33.C59" style:family="table-cell">
      <style:table-cell-properties style:vertical-align="middle" fo:padding-left="0.265cm" fo:padding-right="0.265cm" fo:padding-top="0.159cm" fo:padding-bottom="0.159cm" fo:border="0.05pt solid #dddddd"/>
    </style:style>
    <style:style style:name="Tabla33.A60" style:family="table-cell">
      <style:table-cell-properties style:vertical-align="middle" fo:padding-left="0.265cm" fo:padding-right="0.265cm" fo:padding-top="0.159cm" fo:padding-bottom="0.159cm" fo:border="0.05pt solid #dddddd"/>
    </style:style>
    <style:style style:name="Tabla33.B60" style:family="table-cell">
      <style:table-cell-properties style:vertical-align="middle" fo:padding-left="0.265cm" fo:padding-right="0.265cm" fo:padding-top="0.159cm" fo:padding-bottom="0.159cm" fo:border="0.05pt solid #dddddd"/>
    </style:style>
    <style:style style:name="Tabla33.C60" style:family="table-cell">
      <style:table-cell-properties style:vertical-align="middle" fo:padding-left="0.265cm" fo:padding-right="0.265cm" fo:padding-top="0.159cm" fo:padding-bottom="0.159cm" fo:border="0.05pt solid #dddddd"/>
    </style:style>
    <style:style style:name="Tabla33.A61" style:family="table-cell">
      <style:table-cell-properties style:vertical-align="middle" fo:padding-left="0.265cm" fo:padding-right="0.265cm" fo:padding-top="0.159cm" fo:padding-bottom="0.159cm" fo:border="0.05pt solid #dddddd"/>
    </style:style>
    <style:style style:name="Tabla33.B61" style:family="table-cell">
      <style:table-cell-properties style:vertical-align="middle" fo:padding-left="0.265cm" fo:padding-right="0.265cm" fo:padding-top="0.159cm" fo:padding-bottom="0.159cm" fo:border="0.05pt solid #dddddd"/>
    </style:style>
    <style:style style:name="Tabla33.C61" style:family="table-cell">
      <style:table-cell-properties style:vertical-align="middle" fo:padding-left="0.265cm" fo:padding-right="0.265cm" fo:padding-top="0.159cm" fo:padding-bottom="0.159cm" fo:border="0.05pt solid #dddddd"/>
    </style:style>
    <style:style style:name="Tabla33.A62" style:family="table-cell">
      <style:table-cell-properties style:vertical-align="middle" fo:padding-left="0.265cm" fo:padding-right="0.265cm" fo:padding-top="0.159cm" fo:padding-bottom="0.159cm" fo:border="0.05pt solid #dddddd"/>
    </style:style>
    <style:style style:name="Tabla33.B62" style:family="table-cell">
      <style:table-cell-properties style:vertical-align="middle" fo:padding-left="0.265cm" fo:padding-right="0.265cm" fo:padding-top="0.159cm" fo:padding-bottom="0.159cm" fo:border="0.05pt solid #dddddd"/>
    </style:style>
    <style:style style:name="Tabla33.C62" style:family="table-cell">
      <style:table-cell-properties style:vertical-align="middle" fo:padding-left="0.265cm" fo:padding-right="0.265cm" fo:padding-top="0.159cm" fo:padding-bottom="0.159cm" fo:border="0.05pt solid #dddddd"/>
    </style:style>
    <style:style style:name="Tabla33.A63" style:family="table-cell">
      <style:table-cell-properties style:vertical-align="middle" fo:padding-left="0.265cm" fo:padding-right="0.265cm" fo:padding-top="0.159cm" fo:padding-bottom="0.159cm" fo:border="0.05pt solid #dddddd"/>
    </style:style>
    <style:style style:name="Tabla33.B63" style:family="table-cell">
      <style:table-cell-properties style:vertical-align="middle" fo:padding-left="0.265cm" fo:padding-right="0.265cm" fo:padding-top="0.159cm" fo:padding-bottom="0.159cm" fo:border="0.05pt solid #dddddd"/>
    </style:style>
    <style:style style:name="Tabla33.C63" style:family="table-cell">
      <style:table-cell-properties style:vertical-align="middle" fo:padding-left="0.265cm" fo:padding-right="0.265cm" fo:padding-top="0.159cm" fo:padding-bottom="0.159cm" fo:border="0.05pt solid #dddddd"/>
    </style:style>
    <style:style style:name="Tabla33.A64" style:family="table-cell">
      <style:table-cell-properties style:vertical-align="middle" fo:padding-left="0.265cm" fo:padding-right="0.265cm" fo:padding-top="0.159cm" fo:padding-bottom="0.159cm" fo:border="0.05pt solid #dddddd"/>
    </style:style>
    <style:style style:name="Tabla33.B64" style:family="table-cell">
      <style:table-cell-properties style:vertical-align="middle" fo:padding-left="0.265cm" fo:padding-right="0.265cm" fo:padding-top="0.159cm" fo:padding-bottom="0.159cm" fo:border="0.05pt solid #dddddd"/>
    </style:style>
    <style:style style:name="Tabla33.C64" style:family="table-cell">
      <style:table-cell-properties style:vertical-align="middle" fo:padding-left="0.265cm" fo:padding-right="0.265cm" fo:padding-top="0.159cm" fo:padding-bottom="0.159cm" fo:border="0.05pt solid #dddddd"/>
    </style:style>
    <style:style style:name="Tabla33.A65" style:family="table-cell">
      <style:table-cell-properties style:vertical-align="middle" fo:padding-left="0.265cm" fo:padding-right="0.265cm" fo:padding-top="0.159cm" fo:padding-bottom="0.159cm" fo:border="0.05pt solid #dddddd"/>
    </style:style>
    <style:style style:name="Tabla33.B65" style:family="table-cell">
      <style:table-cell-properties style:vertical-align="middle" fo:padding-left="0.265cm" fo:padding-right="0.265cm" fo:padding-top="0.159cm" fo:padding-bottom="0.159cm" fo:border="0.05pt solid #dddddd"/>
    </style:style>
    <style:style style:name="Tabla33.C65" style:family="table-cell">
      <style:table-cell-properties style:vertical-align="middle" fo:padding-left="0.265cm" fo:padding-right="0.265cm" fo:padding-top="0.159cm" fo:padding-bottom="0.159cm" fo:border="0.05pt solid #dddddd"/>
    </style:style>
    <style:style style:name="Tabla33.A66" style:family="table-cell">
      <style:table-cell-properties style:vertical-align="middle" fo:padding-left="0.265cm" fo:padding-right="0.265cm" fo:padding-top="0.159cm" fo:padding-bottom="0.159cm" fo:border="0.05pt solid #dddddd"/>
    </style:style>
    <style:style style:name="Tabla33.B66" style:family="table-cell">
      <style:table-cell-properties style:vertical-align="middle" fo:padding-left="0.265cm" fo:padding-right="0.265cm" fo:padding-top="0.159cm" fo:padding-bottom="0.159cm" fo:border="0.05pt solid #dddddd"/>
    </style:style>
    <style:style style:name="Tabla33.C66" style:family="table-cell">
      <style:table-cell-properties style:vertical-align="middle" fo:padding-left="0.265cm" fo:padding-right="0.265cm" fo:padding-top="0.159cm" fo:padding-bottom="0.159cm" fo:border="0.05pt solid #dddddd"/>
    </style:style>
    <style:style style:name="Tabla33.A67" style:family="table-cell">
      <style:table-cell-properties style:vertical-align="middle" fo:padding-left="0.265cm" fo:padding-right="0.265cm" fo:padding-top="0.159cm" fo:padding-bottom="0.159cm" fo:border="0.05pt solid #dddddd"/>
    </style:style>
    <style:style style:name="Tabla33.B67" style:family="table-cell">
      <style:table-cell-properties style:vertical-align="middle" fo:padding-left="0.265cm" fo:padding-right="0.265cm" fo:padding-top="0.159cm" fo:padding-bottom="0.159cm" fo:border="0.05pt solid #dddddd"/>
    </style:style>
    <style:style style:name="Tabla33.C67" style:family="table-cell">
      <style:table-cell-properties style:vertical-align="middle" fo:padding-left="0.265cm" fo:padding-right="0.265cm" fo:padding-top="0.159cm" fo:padding-bottom="0.159cm" fo:border="0.05pt solid #dddddd"/>
    </style:style>
    <style:style style:name="Tabla33.A68" style:family="table-cell">
      <style:table-cell-properties style:vertical-align="middle" fo:padding-left="0.265cm" fo:padding-right="0.265cm" fo:padding-top="0.159cm" fo:padding-bottom="0.159cm" fo:border="0.05pt solid #dddddd"/>
    </style:style>
    <style:style style:name="Tabla33.B68" style:family="table-cell">
      <style:table-cell-properties style:vertical-align="middle" fo:padding-left="0.265cm" fo:padding-right="0.265cm" fo:padding-top="0.159cm" fo:padding-bottom="0.159cm" fo:border="0.05pt solid #dddddd"/>
    </style:style>
    <style:style style:name="Tabla33.C68" style:family="table-cell">
      <style:table-cell-properties style:vertical-align="middle" fo:padding-left="0.265cm" fo:padding-right="0.265cm" fo:padding-top="0.159cm" fo:padding-bottom="0.159cm" fo:border="0.05pt solid #dddddd"/>
    </style:style>
    <style:style style:name="Tabla33.A69" style:family="table-cell">
      <style:table-cell-properties style:vertical-align="middle" fo:padding-left="0.265cm" fo:padding-right="0.265cm" fo:padding-top="0.159cm" fo:padding-bottom="0.159cm" fo:border="0.05pt solid #dddddd"/>
    </style:style>
    <style:style style:name="Tabla33.B69" style:family="table-cell">
      <style:table-cell-properties style:vertical-align="middle" fo:padding-left="0.265cm" fo:padding-right="0.265cm" fo:padding-top="0.159cm" fo:padding-bottom="0.159cm" fo:border="0.05pt solid #dddddd"/>
    </style:style>
    <style:style style:name="Tabla33.C69" style:family="table-cell">
      <style:table-cell-properties style:vertical-align="middle" fo:padding-left="0.265cm" fo:padding-right="0.265cm" fo:padding-top="0.159cm" fo:padding-bottom="0.159cm" fo:border="0.05pt solid #dddddd"/>
    </style:style>
    <style:style style:name="Tabla33.A70" style:family="table-cell">
      <style:table-cell-properties style:vertical-align="middle" fo:padding-left="0.265cm" fo:padding-right="0.265cm" fo:padding-top="0.159cm" fo:padding-bottom="0.159cm" fo:border="0.05pt solid #dddddd"/>
    </style:style>
    <style:style style:name="Tabla33.B70" style:family="table-cell">
      <style:table-cell-properties style:vertical-align="middle" fo:padding-left="0.265cm" fo:padding-right="0.265cm" fo:padding-top="0.159cm" fo:padding-bottom="0.159cm" fo:border="0.05pt solid #dddddd"/>
    </style:style>
    <style:style style:name="Tabla33.C70" style:family="table-cell">
      <style:table-cell-properties style:vertical-align="middle" fo:padding-left="0.265cm" fo:padding-right="0.265cm" fo:padding-top="0.159cm" fo:padding-bottom="0.159cm" fo:border="0.05pt solid #dddddd"/>
    </style:style>
    <style:style style:name="Tabla33.A71" style:family="table-cell">
      <style:table-cell-properties style:vertical-align="middle" fo:padding-left="0.265cm" fo:padding-right="0.265cm" fo:padding-top="0.159cm" fo:padding-bottom="0.159cm" fo:border="0.05pt solid #dddddd"/>
    </style:style>
    <style:style style:name="Tabla33.B71" style:family="table-cell">
      <style:table-cell-properties style:vertical-align="middle" fo:padding-left="0.265cm" fo:padding-right="0.265cm" fo:padding-top="0.159cm" fo:padding-bottom="0.159cm" fo:border="0.05pt solid #dddddd"/>
    </style:style>
    <style:style style:name="Tabla33.C71" style:family="table-cell">
      <style:table-cell-properties style:vertical-align="middle" fo:padding-left="0.265cm" fo:padding-right="0.265cm" fo:padding-top="0.159cm" fo:padding-bottom="0.159cm" fo:border="0.05pt solid #dddddd"/>
    </style:style>
    <style:style style:name="Tabla33.A72" style:family="table-cell">
      <style:table-cell-properties style:vertical-align="middle" fo:padding-left="0.265cm" fo:padding-right="0.265cm" fo:padding-top="0.159cm" fo:padding-bottom="0.159cm" fo:border="0.05pt solid #dddddd"/>
    </style:style>
    <style:style style:name="Tabla33.B72" style:family="table-cell">
      <style:table-cell-properties style:vertical-align="middle" fo:padding-left="0.265cm" fo:padding-right="0.265cm" fo:padding-top="0.159cm" fo:padding-bottom="0.159cm" fo:border="0.05pt solid #dddddd"/>
    </style:style>
    <style:style style:name="Tabla33.C72" style:family="table-cell">
      <style:table-cell-properties style:vertical-align="middle" fo:padding-left="0.265cm" fo:padding-right="0.265cm" fo:padding-top="0.159cm" fo:padding-bottom="0.159cm" fo:border="0.05pt solid #dddddd"/>
    </style:style>
    <style:style style:name="Tabla33.A73" style:family="table-cell">
      <style:table-cell-properties style:vertical-align="middle" fo:padding-left="0.265cm" fo:padding-right="0.265cm" fo:padding-top="0.159cm" fo:padding-bottom="0.159cm" fo:border="0.05pt solid #dddddd"/>
    </style:style>
    <style:style style:name="Tabla33.B73" style:family="table-cell">
      <style:table-cell-properties style:vertical-align="middle" fo:padding-left="0.265cm" fo:padding-right="0.265cm" fo:padding-top="0.159cm" fo:padding-bottom="0.159cm" fo:border="0.05pt solid #dddddd"/>
    </style:style>
    <style:style style:name="Tabla33.C73" style:family="table-cell">
      <style:table-cell-properties style:vertical-align="middle" fo:padding-left="0.265cm" fo:padding-right="0.265cm" fo:padding-top="0.159cm" fo:padding-bottom="0.159cm" fo:border="0.05pt solid #dddddd"/>
    </style:style>
    <style:style style:name="Tabla33.A74" style:family="table-cell">
      <style:table-cell-properties style:vertical-align="middle" fo:padding-left="0.265cm" fo:padding-right="0.265cm" fo:padding-top="0.159cm" fo:padding-bottom="0.159cm" fo:border="0.05pt solid #dddddd"/>
    </style:style>
    <style:style style:name="Tabla33.B74" style:family="table-cell">
      <style:table-cell-properties style:vertical-align="middle" fo:padding-left="0.265cm" fo:padding-right="0.265cm" fo:padding-top="0.159cm" fo:padding-bottom="0.159cm" fo:border="0.05pt solid #dddddd"/>
    </style:style>
    <style:style style:name="Tabla33.C74" style:family="table-cell">
      <style:table-cell-properties style:vertical-align="middle" fo:padding-left="0.265cm" fo:padding-right="0.265cm" fo:padding-top="0.159cm" fo:padding-bottom="0.159cm" fo:border="0.05pt solid #dddddd"/>
    </style:style>
    <style:style style:name="Tabla33.A75" style:family="table-cell">
      <style:table-cell-properties style:vertical-align="middle" fo:padding-left="0.265cm" fo:padding-right="0.265cm" fo:padding-top="0.159cm" fo:padding-bottom="0.159cm" fo:border="0.05pt solid #dddddd"/>
    </style:style>
    <style:style style:name="Tabla33.B75" style:family="table-cell">
      <style:table-cell-properties style:vertical-align="middle" fo:padding-left="0.265cm" fo:padding-right="0.265cm" fo:padding-top="0.159cm" fo:padding-bottom="0.159cm" fo:border="0.05pt solid #dddddd"/>
    </style:style>
    <style:style style:name="Tabla33.C75" style:family="table-cell">
      <style:table-cell-properties style:vertical-align="middle" fo:padding-left="0.265cm" fo:padding-right="0.265cm" fo:padding-top="0.159cm" fo:padding-bottom="0.159cm" fo:border="0.05pt solid #dddddd"/>
    </style:style>
    <style:style style:name="Tabla33.A76" style:family="table-cell">
      <style:table-cell-properties style:vertical-align="middle" fo:padding-left="0.265cm" fo:padding-right="0.265cm" fo:padding-top="0.159cm" fo:padding-bottom="0.159cm" fo:border="0.05pt solid #dddddd"/>
    </style:style>
    <style:style style:name="Tabla33.B76" style:family="table-cell">
      <style:table-cell-properties style:vertical-align="middle" fo:padding-left="0.265cm" fo:padding-right="0.265cm" fo:padding-top="0.159cm" fo:padding-bottom="0.159cm" fo:border="0.05pt solid #dddddd"/>
    </style:style>
    <style:style style:name="Tabla33.C76" style:family="table-cell">
      <style:table-cell-properties style:vertical-align="middle" fo:padding-left="0.265cm" fo:padding-right="0.265cm" fo:padding-top="0.159cm" fo:padding-bottom="0.159cm" fo:border="0.05pt solid #dddddd"/>
    </style:style>
    <style:style style:name="Tabla33.A77" style:family="table-cell">
      <style:table-cell-properties style:vertical-align="middle" fo:padding-left="0.265cm" fo:padding-right="0.265cm" fo:padding-top="0.159cm" fo:padding-bottom="0.159cm" fo:border="0.05pt solid #dddddd"/>
    </style:style>
    <style:style style:name="Tabla33.B77" style:family="table-cell">
      <style:table-cell-properties style:vertical-align="middle" fo:padding-left="0.265cm" fo:padding-right="0.265cm" fo:padding-top="0.159cm" fo:padding-bottom="0.159cm" fo:border="0.05pt solid #dddddd"/>
    </style:style>
    <style:style style:name="Tabla33.C77" style:family="table-cell">
      <style:table-cell-properties style:vertical-align="middle" fo:padding-left="0.265cm" fo:padding-right="0.265cm" fo:padding-top="0.159cm" fo:padding-bottom="0.159cm" fo:border="0.05pt solid #dddddd"/>
    </style:style>
    <style:style style:name="Tabla34" style:family="table">
      <style:table-properties style:width="3.074cm" table:align="left"/>
    </style:style>
    <style:style style:name="Tabla34.A" style:family="table-column">
      <style:table-column-properties style:column-width="3.074cm"/>
    </style:style>
    <style:style style:name="Tabla34.1" style:family="table-row">
      <style:table-row-properties fo:background-color="#fafafa">
        <style:background-image/>
      </style:table-row-properties>
    </style:style>
    <style:style style:name="Tabla3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4.2" style:family="table-row">
      <style:table-row-properties fo:background-color="transparent">
        <style:background-image/>
      </style:table-row-properties>
    </style:style>
    <style:style style:name="Tabla34.A2" style:family="table-cell">
      <style:table-cell-properties style:vertical-align="middle" fo:padding-left="0.265cm" fo:padding-right="0.265cm" fo:padding-top="0.159cm" fo:padding-bottom="0.159cm" fo:border="0.05pt solid #dddddd"/>
    </style:style>
    <style:style style:name="Tabla34.A3" style:family="table-cell">
      <style:table-cell-properties style:vertical-align="middle" fo:padding-left="0.265cm" fo:padding-right="0.265cm" fo:padding-top="0.159cm" fo:padding-bottom="0.159cm" fo:border="0.05pt solid #dddddd"/>
    </style:style>
    <style:style style:name="Tabla34.A4" style:family="table-cell">
      <style:table-cell-properties style:vertical-align="middle" fo:padding-left="0.265cm" fo:padding-right="0.265cm" fo:padding-top="0.159cm" fo:padding-bottom="0.159cm" fo:border="0.05pt solid #dddddd"/>
    </style:style>
    <style:style style:name="Tabla34.A5"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333333" style:font-name="open sans" fo:font-size="25.5pt" fo:font-style="normal" fo:font-weight="normal" officeooo:paragraph-rsid="003529ce"/>
    </style:style>
    <style:style style:name="P4" style:family="paragraph" style:parent-style-name="Text_20_body">
      <style:text-properties fo:font-variant="normal" fo:text-transform="none" fo:color="#222222" style:font-name="Roboto" fo:font-size="10.5pt" fo:letter-spacing="normal" fo:font-style="normal" fo:font-weight="normal" officeooo:paragraph-rsid="003529ce"/>
    </style:style>
    <style:style style:name="P5" style:family="paragraph" style:parent-style-name="Text_20_body">
      <style:paragraph-properties style:line-height-at-least="0.582cm"/>
    </style:style>
    <style:style style:name="P6" style:family="paragraph" style:parent-style-name="Text_20_body">
      <style:text-properties officeooo:paragraph-rsid="003529ce"/>
    </style:style>
    <style:style style:name="P7" style:family="paragraph" style:parent-style-name="Standard">
      <style:text-properties fo:font-variant="normal" fo:text-transform="none" fo:color="#333333" style:font-name="open sans" fo:font-size="25.5pt" fo:font-style="normal" fo:font-weight="normal"/>
    </style:style>
    <style:style style:name="P8" style:family="paragraph" style:parent-style-name="Standard">
      <style:text-properties officeooo:paragraph-rsid="003529ce"/>
    </style:style>
    <style:style style:name="P9"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32a729" officeooo:paragraph-rsid="0032a729" style:font-size-asian="36pt" style:font-size-complex="36pt"/>
    </style:style>
    <style:style style:name="P10" style:family="paragraph" style:parent-style-name="Heading_20_1">
      <style:text-properties fo:font-variant="normal" fo:text-transform="none" fo:color="#333333" style:font-name="open sans" fo:font-size="25.5pt" fo:letter-spacing="normal" fo:font-style="normal" fo:font-weight="normal"/>
    </style:style>
    <style:style style:name="P11" style:family="paragraph" style:parent-style-name="Heading_20_1">
      <style:text-properties fo:font-variant="normal" fo:text-transform="none" fo:color="#333333" style:font-name="open sans" fo:font-size="25.5pt" fo:font-style="normal" fo:font-weight="normal" officeooo:paragraph-rsid="003529ce"/>
    </style:style>
    <style:style style:name="P12" style:family="paragraph" style:parent-style-name="Heading_20_1">
      <style:paragraph-properties fo:break-before="page"/>
      <style:text-properties fo:font-variant="normal" fo:text-transform="none" fo:color="#333333" style:font-name="open sans" fo:font-size="25.5pt" fo:font-style="normal" fo:font-weight="normal" officeooo:paragraph-rsid="003529ce"/>
    </style:style>
    <style:style style:name="P13" style:family="paragraph" style:parent-style-name="Text_20_body">
      <style:paragraph-properties fo:break-before="page"/>
      <style:text-properties officeooo:paragraph-rsid="003529ce"/>
    </style:style>
    <style:style style:name="P14" style:family="paragraph" style:parent-style-name="Heading_20_2">
      <style:paragraph-properties fo:break-before="page"/>
      <style:text-properties fo:font-variant="normal" fo:text-transform="none" fo:color="#333333" style:font-name="open sans" fo:font-size="19.5pt" fo:font-style="normal" fo:font-weight="normal" officeooo:paragraph-rsid="003529ce"/>
    </style:style>
    <style:style style:name="P15" style:family="paragraph" style:parent-style-name="Heading_20_2">
      <style:paragraph-properties fo:break-before="page"/>
      <style:text-properties officeooo:paragraph-rsid="003529ce"/>
    </style:style>
    <style:style style:name="P16" style:family="paragraph" style:parent-style-name="Standard">
      <style:paragraph-properties fo:break-before="page"/>
      <style:text-properties fo:font-variant="normal" fo:text-transform="none" fo:color="#333333" style:font-name="open sans" fo:font-size="25.5pt" fo:font-style="normal" fo:font-weight="normal" officeooo:paragraph-rsid="003529ce"/>
    </style:style>
    <style:style style:name="P17"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18"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529ce"/>
    </style:style>
    <style:style style:name="P19" style:family="paragraph" style:parent-style-name="Text_20_body">
      <style:paragraph-properties fo:margin-left="0cm" fo:margin-right="0cm" fo:margin-top="0.265cm" fo:margin-bottom="0.265cm" style:contextual-spacing="false" style:line-height-at-least="0.582cm" fo:text-indent="0cm" style:auto-text-indent="false"/>
    </style:style>
    <style:style style:name="P20"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3529ce"/>
    </style:style>
    <style:style style:name="P21" style:family="paragraph" style:parent-style-name="Text_20_body">
      <style:paragraph-properties fo:margin-left="0cm" fo:margin-right="0cm" fo:margin-top="0.265cm" fo:margin-bottom="0.265cm" style:contextual-spacing="false" style:line-height-at-least="0.582cm" fo:text-indent="0cm" style:auto-text-indent="false" fo:padding="0cm" fo:border="none"/>
      <style:text-properties officeooo:paragraph-rsid="003529ce"/>
    </style:style>
    <style:style style:name="P22"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3529ce"/>
    </style:style>
    <style:style style:name="P23"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24" style:family="paragraph" style:parent-style-name="Standard">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529ce"/>
    </style:style>
    <style:style style:name="P25"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529ce"/>
    </style:style>
    <style:style style:name="P26" style:family="paragraph" style:parent-style-name="Text_20_body">
      <style:paragraph-properties fo:margin-left="0cm" fo:margin-right="0cm" fo:margin-top="0cm" fo:margin-bottom="0.265cm" style:contextual-spacing="false" style:line-height-at-least="0.582cm" fo:text-indent="0cm" style:auto-text-indent="false"/>
    </style:style>
    <style:style style:name="P27"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3529ce"/>
    </style:style>
    <style:style style:name="P28" style:family="paragraph" style:parent-style-name="Heading_20_1">
      <style:paragraph-properties fo:margin-left="0cm" fo:margin-right="0cm" fo:margin-top="0.318cm" fo:margin-bottom="0.635cm" style:contextual-spacing="false" fo:line-height="130%" fo:text-indent="0cm" style:auto-text-indent="false"/>
      <style:text-properties fo:font-variant="normal" fo:text-transform="none" fo:color="#333333" style:font-name="open sans" fo:font-size="25.5pt" fo:letter-spacing="normal" fo:font-style="normal" fo:font-weight="normal"/>
    </style:style>
    <style:style style:name="P29"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3529ce"/>
    </style:style>
    <style:style style:name="P30"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style:style>
    <style:style style:name="P31" style:family="paragraph" style:parent-style-name="Heading_20_2">
      <style:paragraph-properties fo:margin-left="0cm" fo:margin-right="0cm" fo:margin-top="0.688cm" fo:margin-bottom="0.529cm" style:contextual-spacing="false" fo:text-indent="0cm" style:auto-text-indent="false"/>
      <style:text-properties officeooo:paragraph-rsid="003529ce"/>
    </style:style>
    <style:style style:name="P32"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3529ce"/>
    </style:style>
    <style:style style:name="P33" style:family="paragraph" style:parent-style-name="Heading_20_3">
      <style:paragraph-properties fo:margin-left="0cm" fo:margin-right="0cm" fo:margin-top="0.635cm" fo:margin-bottom="0.37cm" style:contextual-spacing="false" fo:line-height="130%" fo:text-indent="0cm" style:auto-text-indent="false" fo:break-before="page"/>
      <style:text-properties fo:font-variant="normal" fo:text-transform="none" fo:color="#333333" style:font-name="open sans" fo:font-size="15.75pt" fo:letter-spacing="normal" fo:font-style="normal" fo:font-weight="normal" officeooo:paragraph-rsid="003529ce"/>
    </style:style>
    <style:style style:name="P34" style:family="paragraph" style:parent-style-name="Heading_20_4">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3.5pt" fo:letter-spacing="normal" fo:font-style="normal" fo:font-weight="bold" officeooo:paragraph-rsid="003529ce"/>
    </style:style>
    <style:style style:name="P35" style:family="paragraph" style:parent-style-name="Preformatted_20_Text">
      <style:paragraph-properties fo:margin-left="0cm" fo:margin-right="0cm" fo:margin-top="0.101cm" fo:margin-bottom="0.101cm" style:contextual-spacing="false" fo:text-indent="0cm" style:auto-text-indent="false" fo:padding-left="0.265cm" fo:padding-right="0.265cm" fo:padding-top="0.159cm" fo:padding-bottom="0.159cm" fo:border="0.06pt solid #dddddd"/>
      <style:text-properties officeooo:paragraph-rsid="003529ce"/>
    </style:style>
    <style:style style:name="P36" style:family="paragraph" style:parent-style-name="Heading_20_2">
      <style:text-properties fo:font-variant="normal" fo:text-transform="none" fo:color="#333333" style:font-name="open sans" fo:font-size="19.5pt" fo:font-style="normal" fo:font-weight="normal" officeooo:paragraph-rsid="003529ce"/>
    </style:style>
    <style:style style:name="P37" style:family="paragraph" style:parent-style-name="Heading_20_2">
      <style:text-properties officeooo:paragraph-rsid="003529ce"/>
    </style:style>
    <style:style style:name="P38" style:family="paragraph" style:parent-style-name="Table_20_Contents">
      <style:text-properties fo:font-weight="bold" officeooo:paragraph-rsid="003529ce"/>
    </style:style>
    <style:style style:name="P39" style:family="paragraph" style:parent-style-name="Table_20_Contents">
      <style:text-properties officeooo:paragraph-rsid="003529ce"/>
    </style:style>
    <style:style style:name="P40" style:family="paragraph" style:parent-style-name="Table_20_Contents">
      <style:text-properties fo:font-size="2pt" officeooo:paragraph-rsid="003529ce" style:font-size-asian="2pt" style:font-size-complex="2pt"/>
    </style:style>
    <style:style style:name="P41" style:family="paragraph" style:parent-style-name="Table_20_Contents">
      <style:paragraph-properties fo:margin-top="0cm" fo:margin-bottom="0.499cm" style:contextual-spacing="false"/>
      <style:text-properties officeooo:paragraph-rsid="003529ce"/>
    </style:style>
    <style:style style:name="P42" style:family="paragraph" style:parent-style-name="Table_20_Heading">
      <style:paragraph-properties fo:text-align="start" style:justify-single-word="false"/>
      <style:text-properties fo:color="#ffffff" officeooo:paragraph-rsid="003529ce"/>
    </style:style>
    <style:style style:name="P43"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officeooo:paragraph-rsid="003529ce"/>
    </style:style>
    <style:style style:name="P44"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style>
    <style:style style:name="P45"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officeooo:paragraph-rsid="003529c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Preformatted_20_Text" style:list-style-name="L5">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3529ce"/>
    </style:style>
    <style:style style:name="P50" style:family="paragraph" style:parent-style-name="Preformatted_20_Text" style:list-style-name="L14">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3529ce"/>
    </style:style>
    <style:style style:name="P51" style:family="paragraph" style:parent-style-name="Text_20_body">
      <style:text-properties fo:font-variant="normal" fo:text-transform="none" fo:color="#222222" style:font-name="Roboto" fo:font-size="10.5pt" fo:letter-spacing="normal" fo:font-style="normal" fo:font-weight="normal" officeooo:paragraph-rsid="003529ce"/>
    </style:style>
    <style:style style:name="P52" style:family="paragraph" style:parent-style-name="Text_20_body">
      <style:text-properties fo:font-variant="normal" fo:text-transform="none" fo:color="#333333" style:font-name="open sans" fo:font-size="25.5pt" fo:font-style="normal" fo:font-weight="normal" officeooo:paragraph-rsid="003ab533"/>
    </style:style>
    <style:style style:name="P53"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54"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55"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56" style:family="paragraph" style:parent-style-name="Text_20_body" style:list-style-name="L4">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57"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58" style:family="paragraph" style:parent-style-name="Text_20_body" style:list-style-name="L6">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59" style:family="paragraph" style:parent-style-name="Text_20_body" style:list-style-name="L7">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60" style:family="paragraph" style:parent-style-name="Text_20_body" style:list-style-name="L8">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61" style:family="paragraph" style:parent-style-name="Text_20_body" style:list-style-name="L10">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62" style:family="paragraph" style:parent-style-name="Text_20_body" style:list-style-name="L12">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63" style:family="paragraph" style:parent-style-name="Text_20_body" style:list-style-name="L14">
      <style:paragraph-properties fo:margin-left="0cm" fo:margin-right="0.265cm" fo:margin-top="0.265cm" fo:margin-bottom="0.265cm" style:contextual-spacing="false" style:line-height-at-least="0.582cm" fo:text-indent="0cm" style:auto-text-indent="false" fo:padding="0cm" fo:border="none"/>
      <style:text-properties officeooo:paragraph-rsid="003529ce"/>
    </style:style>
    <style:style style:name="P64" style:family="paragraph" style:parent-style-name="Text_20_body" style:list-style-name="L15">
      <style:paragraph-properties fo:margin-left="0cm" fo:margin-right="0.265cm" fo:margin-top="0.265cm" fo:margin-bottom="0.265cm" style:contextual-spacing="false" style:line-height-at-least="0.582cm" fo:text-indent="0cm" style:auto-text-indent="false" fo:padding="0cm" fo:border="none"/>
    </style:style>
    <style:style style:name="P65"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66" style:family="paragraph" style:parent-style-name="Text_20_body" style:list-style-name="L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67" style:family="paragraph" style:parent-style-name="Text_20_body" style:list-style-name="L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68" style:family="paragraph" style:parent-style-name="Text_20_body" style:list-style-name="L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69" style:family="paragraph" style:parent-style-name="Text_20_body" style:list-style-name="L1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70" style:family="paragraph" style:parent-style-name="Text_20_body" style:list-style-name="L1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71" style:family="paragraph" style:parent-style-name="Text_20_body" style:list-style-name="L11">
      <style:paragraph-properties fo:margin-left="0cm" fo:margin-right="0.265cm" fo:margin-top="0.265cm" fo:margin-bottom="0.265cm" style:contextual-spacing="false" fo:text-indent="0cm" style:auto-text-indent="false" fo:padding="0cm" fo:border="none"/>
      <style:text-properties officeooo:paragraph-rsid="003529ce"/>
    </style:style>
    <style:style style:name="P72" style:family="paragraph" style:parent-style-name="Text_20_body" style:list-style-name="L13">
      <style:paragraph-properties fo:margin-left="0cm" fo:margin-right="0.265cm" fo:margin-top="0.265cm" fo:margin-bottom="0.265cm" style:contextual-spacing="false" fo:text-indent="0cm" style:auto-text-indent="false" fo:padding="0cm" fo:border="none"/>
      <style:text-properties officeooo:paragraph-rsid="003529ce"/>
    </style:style>
    <style:style style:name="P73" style:family="paragraph" style:parent-style-name="Text_20_body" style:list-style-name="L16">
      <style:paragraph-properties fo:margin-left="0cm" fo:margin-right="0.265cm" fo:margin-top="0.265cm" fo:margin-bottom="0.265cm" style:contextual-spacing="false" fo:text-indent="0cm" style:auto-text-indent="false" fo:padding="0cm" fo:border="none"/>
      <style:text-properties officeooo:paragraph-rsid="003529ce"/>
    </style:style>
    <style:style style:name="P74" style:family="paragraph" style:parent-style-name="Text_20_body" style:list-style-name="L4">
      <style:paragraph-properties fo:margin-left="0cm" fo:margin-right="0.265cm" fo:margin-top="0cm" fo:margin-bottom="0cm" style:contextual-spacing="false" style:line-height-at-least="0.582cm" fo:text-indent="0cm" style:auto-text-indent="false" fo:padding="0cm" fo:border="none"/>
      <style:text-properties officeooo:paragraph-rsid="003529ce"/>
    </style:style>
    <style:style style:name="P75" style:family="paragraph" style:parent-style-name="Text_20_body" style:list-style-name="L3">
      <style:paragraph-properties fo:margin-left="0cm" fo:margin-right="0.529cm" fo:margin-top="0cm" fo:margin-bottom="0cm" style:contextual-spacing="false" style:line-height-at-least="0.582cm" fo:text-indent="0cm" style:auto-text-indent="false" fo:padding="0cm" fo:border="none"/>
      <style:text-properties officeooo:paragraph-rsid="003529ce"/>
    </style:style>
    <style:style style:name="P76" style:family="paragraph" style:parent-style-name="Text_20_body" style:list-style-name="L10">
      <style:paragraph-properties fo:margin-left="0cm" fo:margin-right="0.529cm" fo:margin-top="0cm" fo:margin-bottom="0cm" style:contextual-spacing="false" style:line-height-at-least="0.582cm" fo:text-indent="0cm" style:auto-text-indent="false" fo:padding="0cm" fo:border="none"/>
      <style:text-properties officeooo:paragraph-rsid="003529ce"/>
    </style:style>
    <style:style style:name="P77" style:family="paragraph" style:parent-style-name="Text_20_body" style:list-style-name="L9">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78" style:family="paragraph" style:parent-style-name="Text_20_body" style:list-style-name="L10">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529ce"/>
    </style:style>
    <style:style style:name="P79"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529ce"/>
    </style:style>
    <style:style style:name="P80"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81"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3ab533" style:font-size-asian="24pt" style:font-size-complex="24pt"/>
    </style:style>
    <style:style style:name="P82" style:family="paragraph" style:parent-style-name="Text_20_body">
      <style:paragraph-properties fo:break-before="page"/>
      <style:text-properties fo:font-variant="normal" fo:text-transform="none" fo:color="#333333" style:font-name="open sans" fo:font-size="25.5pt" fo:font-style="normal" fo:font-weight="normal" officeooo:paragraph-rsid="003ab533"/>
    </style:style>
    <style:style style:name="P83" style:family="paragraph" style:parent-style-name="Table_20_Contents" style:list-style-name="L17">
      <style:paragraph-properties fo:margin-left="0cm" fo:margin-right="0.265cm" fo:margin-top="0.265cm" fo:margin-bottom="0.265cm" style:contextual-spacing="false" fo:text-indent="0cm" style:auto-text-indent="false" fo:padding="0cm" fo:border="none"/>
      <style:text-properties officeooo:paragraph-rsid="003529ce"/>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italic" fo:font-weight="normal"/>
    </style:style>
    <style:style style:name="T3"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4"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5" style:family="text">
      <style:text-properties fo:font-variant="normal" fo:text-transform="none" fo:color="#007000" style:font-name="Droid Sans Mono" fo:font-size="10.5pt" fo:letter-spacing="normal" fo:font-style="normal" fo:font-weight="normal"/>
    </style:style>
    <style:style style:name="T6" style:family="text">
      <style:text-properties fo:font-variant="normal" fo:text-transform="none" fo:color="#000000" style:font-name="Droid Sans Mono" fo:font-size="9.75pt"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666600" style:font-name="Droid Sans Mono" fo:font-size="9.75pt" fo:letter-spacing="normal" fo:font-style="normal" fo:font-weight="normal"/>
    </style:style>
    <style:style style:name="T9" style:family="text">
      <style:text-properties fo:font-variant="normal" fo:text-transform="none" fo:color="#006666" style:font-name="Droid Sans Mono" fo:font-size="9.75pt" fo:letter-spacing="normal" fo:font-style="normal" fo:font-weight="normal"/>
    </style:style>
    <style:style style:name="T10" style:family="text">
      <style:text-properties fo:font-variant="normal" fo:text-transform="none" fo:color="#008800" style:font-name="Droid Sans Mono" fo:font-size="9.75pt" fo:letter-spacing="normal" fo:font-style="normal" fo:font-weight="normal"/>
    </style:style>
    <style:style style:name="T11" style:family="text">
      <style:text-properties fo:font-variant="normal" fo:text-transform="none" fo:color="#008800" fo:letter-spacing="normal"/>
    </style:style>
    <style:style style:name="T12" style:family="text">
      <style:text-properties fo:font-variant="normal" fo:text-transform="none" fo:color="#000088" style:font-name="Droid Sans Mono" fo:font-size="9.75pt" fo:letter-spacing="normal" fo:font-style="normal" fo:font-weight="normal"/>
    </style:style>
    <style:style style:name="T13" style:family="text">
      <style:text-properties fo:font-variant="normal" fo:text-transform="none" fo:color="#880000" style:font-name="Droid Sans Mono" fo:font-size="9.75pt" fo:letter-spacing="normal" fo:font-style="normal" fo:font-weight="normal"/>
    </style:style>
    <style:style style:name="T14" style:family="text">
      <style:text-properties fo:font-variant="normal" fo:text-transform="none" fo:color="#880000" fo:letter-spacing="normal"/>
    </style:style>
    <style:style style:name="T15" style:family="text">
      <style:text-properties fo:font-variant="normal" fo:text-transform="none" fo:color="#333333" style:font-name="Droid Sans Mono" fo:font-size="19.5pt" fo:font-style="normal" fo:font-weight="normal"/>
    </style:style>
    <style:style style:name="T16" style:family="text">
      <style:text-properties fo:font-variant="normal" fo:text-transform="none" fo:color="#333333" style:font-name="open sans" fo:font-size="19.5pt" fo:font-style="normal" fo:font-weight="normal"/>
    </style:style>
    <style:style style:name="T17" style:family="text">
      <style:text-properties fo:font-variant="normal" fo:text-transform="none" fo:color="#660066" style:font-name="Droid Sans Mono" fo:font-size="9.75pt" fo:letter-spacing="normal" fo:font-style="normal" fo:font-weight="normal"/>
    </style:style>
    <style:style style:name="T18" style:family="text">
      <style:text-properties officeooo:rsid="003529ce"/>
    </style:style>
    <style:style style:name="T19" style:family="text">
      <style:text-properties fo:color="#4285f4" style:text-line-through-style="none" style:text-line-through-type="none" style:text-underline-style="none" style:text-blinking="false"/>
    </style:style>
    <style:style style:name="T20" style:family="text">
      <style:text-properties fo:color="#4285f4" style:text-line-through-style="none" style:text-line-through-type="none" style:font-name="Roboto" fo:font-size="10.5pt" fo:letter-spacing="normal" fo:font-style="italic" style:text-underline-style="none" style:text-blinking="false"/>
    </style:style>
    <style:style style:name="T21"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22" style:family="text">
      <style:text-properties fo:font-weight="bold"/>
    </style:style>
    <style:style style:name="T23" style:family="text">
      <style:text-properties officeooo:rsid="00154408"/>
    </style:style>
    <style:style style:name="T24" style:family="text">
      <style:text-properties fo:font-style="italic" fo:font-weight="normal"/>
    </style:style>
    <style:style style:name="T25" style:family="text">
      <style:text-properties officeooo:rsid="003ab533"/>
    </style:style>
    <style:style style:name="T26" style:family="text">
      <style:text-properties fo:color="#777777" style:font-name="Roboto" fo:font-size="10.5pt" fo:letter-spacing="normal" fo:font-style="italic"/>
    </style:style>
    <style:style style:name="T27" style:family="text">
      <style:text-properties fo:color="#777777" style:font-name="Roboto" fo:font-size="10.5pt" fo:letter-spacing="normal" fo:font-style="italic" officeooo:rsid="0023ddc6"/>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19" text:anchor-type="page" text:anchor-page-number="1" svg:x="4.918cm" svg:y="3.228cm" svg:width="10.583cm" svg:height="5.741cm" draw:z-index="34">
        <draw:image xlink:href="https://lh3.googleusercontent.com/TwNXlBxQ-5KqjrzuN6KgiCfGHFolQR8Akka6kYVIgkFogyP9v7Jhug9uOntDxIAPr1L40xz0K3ZfZoFSmUFXRn7pSqgKV8iYAqJ4jhes0HrtvEb3RJN4FZkG9ceuWDqYCI1T" xlink:type="simple" xlink:show="embed" xlink:actuate="onLoad"/>
      </draw:frame>
      <text:p text:style-name="P7"/>
      <text:p text:style-name="P7"/>
      <text:p text:style-name="P7"/>
      <text:p text:style-name="P7"><text:bookmark text:name="docs-internal-guid-d924d5e3-85ff-1010-a3f4-a83611e42ced"/></text:p>
      <text:p text:style-name="P2"/>
      <text:p text:style-name="P2"/>
      <text:p text:style-name="P80"><text:s/>GOOGLE APP ENGINE</text:p>
      <text:p text:style-name="P81">CHAPTER <text:span text:style-name="T25">7</text:span></text:p>
      <text:p text:style-name="P9">PHP: <text:span text:style-name="T18">STORING DATA</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6"><text:a xlink:type="simple" xlink:href="#__RefHeading__46669_284981503" text:style-name="Index_20_Link" text:visited-style-name="Index_20_Link">Storing Data in PHP<text:tab/>3</text:a></text:p>
          <text:p text:style-name="P47"><text:a xlink:type="simple" xlink:href="#__RefHeading__46671_284981503" text:style-name="Index_20_Link" text:visited-style-name="Index_20_Link">Google Cloud SQL<text:tab/>3</text:a></text:p>
          <text:p text:style-name="P47"><text:a xlink:type="simple" xlink:href="#__RefHeading__46673_284981503" text:style-name="Index_20_Link" text:visited-style-name="Index_20_Link">Google Cloud Storage<text:tab/>3</text:a></text:p>
          <text:p text:style-name="P46"><text:a xlink:type="simple" xlink:href="#__RefHeading__46675_284981503" text:style-name="Index_20_Link" text:visited-style-name="Index_20_Link">Using Google Cloud SQL<text:tab/>4</text:a></text:p>
          <text:p text:style-name="P47"><text:a xlink:type="simple" xlink:href="#__RefHeading__46677_284981503" text:style-name="Index_20_Link" text:visited-style-name="Index_20_Link">Creating a Cloud SQL Instance<text:tab/>4</text:a></text:p>
          <text:p text:style-name="P47"><text:a xlink:type="simple" xlink:href="#__RefHeading__46679_284981503" text:style-name="Index_20_Link" text:visited-style-name="Index_20_Link">Build a starter application and database<text:tab/>5</text:a></text:p>
          <text:p text:style-name="P48"><text:a xlink:type="simple" xlink:href="#__RefHeading__46681_284981503" text:style-name="Index_20_Link" text:visited-style-name="Index_20_Link">Step 1: Create your App Engine sample application<text:tab/>5</text:a></text:p>
          <text:p text:style-name="P48"><text:a xlink:type="simple" xlink:href="#__RefHeading__46683_284981503" text:style-name="Index_20_Link" text:visited-style-name="Index_20_Link">Step 2: Grant your App Engine application access to the Google Cloud SQL instance<text:tab/>5</text:a></text:p>
          <text:p text:style-name="P48"><text:a xlink:type="simple" xlink:href="#__RefHeading__46685_284981503" text:style-name="Index_20_Link" text:visited-style-name="Index_20_Link">Step 3: Create your database and table<text:tab/>6</text:a></text:p>
          <text:p text:style-name="P47"><text:a xlink:type="simple" xlink:href="#__RefHeading__46687_284981503" text:style-name="Index_20_Link" text:visited-style-name="Index_20_Link">Connect to your database<text:tab/>7</text:a></text:p>
          <text:p text:style-name="P48"><text:a xlink:type="simple" xlink:href="#__RefHeading__46689_284981503" text:style-name="Index_20_Link" text:visited-style-name="Index_20_Link">Working with different connection interfaces<text:tab/>7</text:a></text:p>
          <text:p text:style-name="P48"><text:a xlink:type="simple" xlink:href="#__RefHeading__46691_284981503" text:style-name="Index_20_Link" text:visited-style-name="Index_20_Link">PDO_MySQL (connecting from App Engine)<text:tab/>7</text:a></text:p>
          <text:p text:style-name="P48"><text:a xlink:type="simple" xlink:href="#__RefHeading__46693_284981503" text:style-name="Index_20_Link" text:visited-style-name="Index_20_Link">mysqli (connecting from App Engine)<text:tab/>8</text:a></text:p>
          <text:p text:style-name="P48"><text:a xlink:type="simple" xlink:href="#__RefHeading__46695_284981503" text:style-name="Index_20_Link" text:visited-style-name="Index_20_Link">MySQL API (connecting from App Engine)<text:tab/>8</text:a></text:p>
          <text:p text:style-name="P48"><text:a xlink:type="simple" xlink:href="#__RefHeading__46697_284981503" text:style-name="Index_20_Link" text:visited-style-name="Index_20_Link">PDO_MySQL (connecting using an IP address)<text:tab/>8</text:a></text:p>
          <text:p text:style-name="P48"><text:a xlink:type="simple" xlink:href="#__RefHeading__46699_284981503" text:style-name="Index_20_Link" text:visited-style-name="Index_20_Link">mysqli (connecting using an IP address)<text:tab/>9</text:a></text:p>
          <text:p text:style-name="P48"><text:a xlink:type="simple" xlink:href="#__RefHeading__46701_284981503" text:style-name="Index_20_Link" text:visited-style-name="Index_20_Link">MySQL API (connecting using an IP address)<text:tab/>9</text:a></text:p>
          <text:p text:style-name="P48"><text:a xlink:type="simple" xlink:href="#__RefHeading__46703_284981503" text:style-name="Index_20_Link" text:visited-style-name="Index_20_Link">Connect, post, and get from your database<text:tab/>9</text:a></text:p>
          <text:p text:style-name="P48"><text:a xlink:type="simple" xlink:href="#__RefHeading__46705_284981503" text:style-name="Index_20_Link" text:visited-style-name="Index_20_Link">Update your configuration file<text:tab/>14</text:a></text:p>
          <text:p text:style-name="P47"><text:a xlink:type="simple" xlink:href="#__RefHeading__46707_284981503" text:style-name="Index_20_Link" text:visited-style-name="Index_20_Link">Using a local MySQL instance during development<text:tab/>15</text:a></text:p>
          <text:p text:style-name="P47"><text:a xlink:type="simple" xlink:href="#__RefHeading__46709_284981503" text:style-name="Index_20_Link" text:visited-style-name="Index_20_Link">Size and access limits<text:tab/>15</text:a></text:p>
        </text:index-body>
      </text:table-of-content>
      <text:h text:style-name="P10" text:outline-level="1"/>
      <text:p text:style-name="P8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pan text:style-name="T27">Información extraida de la documentación oficial de GOOGLE APP ENGINE, recopilada en PDF para su mejor distribucción. </text:span><text:span text:style-name="T26">A menos que se indique lo contrario, el contenido de esta página tiene la </text:span><text:a xlink:type="simple" xlink:href="http://creativecommons.org/licenses/by/3.0/"><text:span text:style-name="T20">Licencia de Creative Commons Atribución 3.0</text:span></text:a><text:span text:style-name="T26">, y las muestras de código tienen la </text:span><text:a xlink:type="simple" xlink:href="http://www.apache.org/licenses/LICENSE-2.0"><text:span text:style-name="T20">Licencia Apache 2.0</text:span></text:a><text:span text:style-name="T26">. Para obtener más información, consulta las </text:span><text:a xlink:type="simple" xlink:href="https://cloud.google.com/site-policies"><text:span text:style-name="T21">Políticas de Google App Engine</text:span></text:a><text:span text:style-name="T26">.</text:span></text:p>
      <text:h text:style-name="P12" text:outline-level="1"><text:bookmark-start text:name="__RefHeading__46669_284981503"/>Storing Data in PHP<text:bookmark-end text:name="__RefHeading__46669_284981503"/></text:h>
      <text:p text:style-name="P4">The App Engine environment provides multiple options to store data for your application:</text:p>
      <text:list xml:id="list2732674198552677802" text:style-name="L1">
        <text:list-item>
          <text:p text:style-name="P53"><text:a xlink:type="simple" xlink:href="https://cloud.google.com/appengine/docs/php/storage#google_cloud_sql"><text:span text:style-name="T3">Google Cloud SQL:</text:span></text:a><text:span text:style-name="T1"> A relational SQL database for your App Engine application, based on the familiar MySQL database.</text:span></text:p>
        </text:list-item>
        <text:list-item>
          <text:p text:style-name="P53"><text:a xlink:type="simple" xlink:href="https://cloud.google.com/appengine/docs/php/storage#google_cloud_storage"><text:span text:style-name="T3">Google Cloud Storage:</text:span></text:a><text:span text:style-name="T1"> A storage service for objects and files up to terabytes in size, and accessible to App Engine apps via the Google Cloud Storage client library.</text:span></text:p>
        </text:list-item>
      </text:list>
      <text:p text:style-name="P20"/>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42">Name</text:p>
          </table:table-cell>
          <table:table-cell table:style-name="Tabla30.A1" office:value-type="string">
            <text:p text:style-name="P42">Structure</text:p>
          </table:table-cell>
          <table:table-cell table:style-name="Tabla30.A1" office:value-type="string">
            <text:p text:style-name="P42">Consistency</text:p>
          </table:table-cell>
          <table:table-cell table:style-name="Tabla30.A1" office:value-type="string">
            <text:p text:style-name="P42">Cost</text:p>
          </table:table-cell>
        </table:table-row>
        <table:table-row table:style-name="Tabla30.1">
          <table:table-cell table:style-name="Tabla30.A2" office:value-type="string">
            <text:p text:style-name="P38">Google Cloud SQL</text:p>
          </table:table-cell>
          <table:table-cell table:style-name="Tabla30.B2" office:value-type="string">
            <text:p text:style-name="P39">Relational</text:p>
          </table:table-cell>
          <table:table-cell table:style-name="Tabla30.C2" office:value-type="string">
            <text:p text:style-name="P39">Strongly consistent</text:p>
          </table:table-cell>
          <table:table-cell table:style-name="Tabla30.D2" office:value-type="string">
            <text:p text:style-name="P39">Google offers two billing plans for Google Cloud SQL: Packages and Per Use. More information is available in the<text:a xlink:type="simple" xlink:href="https://cloud.google.com/cloud-sql/docs/billing"><text:span text:style-name="T19">Cloud SQL price sheet</text:span></text:a>.</text:p>
          </table:table-cell>
        </table:table-row>
        <table:table-row table:style-name="Tabla30.1">
          <table:table-cell table:style-name="Tabla30.A3" office:value-type="string">
            <text:p text:style-name="P38">Google Cloud Storage (GCS)</text:p>
          </table:table-cell>
          <table:table-cell table:style-name="Tabla30.B3" office:value-type="string">
            <text:p text:style-name="P39">Files and their associated metadata</text:p>
          </table:table-cell>
          <table:table-cell table:style-name="Tabla30.C3" office:value-type="string">
            <text:p text:style-name="P39">Strongly consistent except when performing list operations that get a list of buckets or objects.</text:p>
          </table:table-cell>
          <table:table-cell table:style-name="Tabla30.D3" office:value-type="string">
            <text:p text:style-name="P39">There are no charges associated with making calls to Google Cloud Storage. However, any data stored in GCS is charged the usual GCS data storage fees. <text:line-break/><text:line-break/>Cloud Storage prices are available on the <text:a xlink:type="simple" xlink:href="https://cloud.google.com/storage/docs/pricing-and-terms#pricing"><text:span text:style-name="T19">Cloud Storage price sheet</text:span></text:a>.</text:p>
          </table:table-cell>
        </table:table-row>
      </table:table>
      <text:h text:style-name="P29" text:outline-level="2"><text:bookmark-start text:name="__RefHeading__46671_284981503"/><text:bookmark text:name="google_cloud_sql"/>Google Cloud SQL<text:bookmark-end text:name="__RefHeading__46671_284981503"/></text:h>
      <text:p text:style-name="P25">Google Cloud SQL is a web service that allows you to create, configure, and use relational databases that live in Google's cloud. It is a fully-managed service offering the capabilities of a MySQL database, allowing you to focus on application development.</text:p>
      <text:p text:style-name="P20"><text:span text:style-name="T1">For more information, see </text:span><text:a xlink:type="simple" xlink:href="https://cloud.google.com/cloud-sql/docs/introduction"><text:span text:style-name="T3">Google’s Cloud SQL Overview</text:span></text:a><text:span text:style-name="T1">.</text:span></text:p>
      <text:h text:style-name="P29" text:outline-level="2"><text:bookmark-start text:name="__RefHeading__46673_284981503"/><text:bookmark text:name="google_cloud_storage"/>Google Cloud Storage<text:bookmark-end text:name="__RefHeading__46673_284981503"/></text:h>
      <text:p text:style-name="P27"><text:a xlink:type="simple" xlink:href="https://cloud.google.com/appengine/docs/php/googlestorage/"><text:span text:style-name="T3">Google Cloud Storage</text:span></text:a><text:span text:style-name="T1"> is useful for storing and serving large files. Additionally, Cloud Storage offers the use of access control lists (ACLs), the ability to resume upload operations if they're interrupted, and many other features. The GCS client library makes </text:span><text:soft-page-break/><text:span text:style-name="T1">use of this resume capability automatically for your app, providing you with a robust way to stream data into GCS.</text:span></text:p>
      <text:p text:style-name="P20"><text:span text:style-name="T1">There are no charges associated with making calls to Google Cloud Storage. However, any data stored at GCS is charged the usual GCS data storage fees, which are listed on the </text:span><text:a xlink:type="simple" xlink:href="https://cloud.google.com/storage/docs/pricing-and-terms#pricing"><text:span text:style-name="T3">Cloud Storage price sheet.</text:span></text:a></text:p>
      <text:p text:style-name="P18">Applications connect to Google Cloud Storage using the Google Cloud Storage Client Library.</text:p>
      <text:h text:style-name="P11" text:outline-level="1"><text:bookmark-start text:name="__RefHeading__46675_284981503"/>Using Google Cloud SQL<text:bookmark-end text:name="__RefHeading__46675_284981503"/></text:h>
      <text:p text:style-name="P4">This document describes how to use Google Cloud SQL instances with the App Engine PHP SDK.</text:p>
      <text:p text:style-name="P20"><text:span text:style-name="T1">To learn more about Google Cloud SQL, see the </text:span><text:a xlink:type="simple" xlink:href="https://cloud.google.com/cloud-sql/"><text:span text:style-name="T3">Google Cloud SQL</text:span></text:a><text:span text:style-name="T1">documentation. If you haven't already created a Google Cloud SQL instance, the first thing you need to do is create one.</text:span></text:p>
      <text:h text:style-name="P29" text:outline-level="2"><text:bookmark-start text:name="__RefHeading__46677_284981503"/><text:bookmark text:name="create1"/>Creating a Cloud SQL Instance<text:bookmark-end text:name="__RefHeading__46677_284981503"/></text:h>
      <text:p text:style-name="P25">A Cloud SQL instance is equivalent to a server. A single Cloud SQL instance can contain multiple databases. Follow these steps to create a Google Cloud SQL instance:</text:p>
      <text:list xml:id="list9078869205559187047" text:style-name="L2">
        <text:list-header>
          <text:p text:style-name="P54"><text:span text:style-name="T1"><text:line-break/>Sign into the </text:span><text:a xlink:type="simple" xlink:href="https://console.developers.google.com/"><text:span text:style-name="T3">Google Developers Console</text:span></text:a><text:span text:style-name="T1">.</text:span></text:p>
        </text:list-header>
      </text:list>
      <text:list xml:id="list5013164841611520676" text:style-name="L3">
        <text:list-item>
          <text:p text:style-name="P65">Create a new project, or open an existing project.</text:p>
        </text:list-item>
        <text:list-item>
          <text:p text:style-name="P65">From within a project, select <text:span text:style-name="T22">Cloud SQL</text:span> to open the Cloud SQL control panel for that project.</text:p>
        </text:list-item>
        <text:list-item>
          <text:p text:style-name="P65">Click <text:span text:style-name="T22">New Instance</text:span> to create a new Cloud SQL instance in your project, and configure your size, billing and replication options.</text:p>
          <text:list>
            <text:list-item>
              <text:p text:style-name="P75"><text:a xlink:type="simple" xlink:href="https://cloud.google.com/cloud-sql/docs/billing"><text:span text:style-name="T3">More information on Cloud SQL billing options and instance sizes</text:span></text:a></text:p>
            </text:list-item>
            <text:list-item>
              <text:p text:style-name="P75"><text:a xlink:type="simple" xlink:href="https://cloud.google.com/cloud-sql/faq#data_location"><text:span text:style-name="T3">More information on Cloud SQL replication options</text:span></text:a></text:p>
            </text:list-item>
          </text:list>
          <text:p text:style-name="P55"><text:span text:style-name="T1">You'll notice that the App Engine application associated with your current project is already authorized to access this new instance. For more information on app authorization see the </text:span><text:a xlink:type="simple" xlink:href="https://cloud.google.com/cloud-sql/docs/access_control#appaccess"><text:span text:style-name="T3">Access Control</text:span></text:a><text:span text:style-name="T1"> topic in the Cloud SQL docs.</text:span></text:p>
        </text:list-item>
      </text:list>
      <text:p text:style-name="P20"><text:span text:style-name="T1">That's it! You can now connect to your Google Cloud SQL instance from within your app, or any of </text:span><text:a xlink:type="simple" xlink:href="https://cloud.google.com/cloud-sql/docs/before_you_begin#connect"><text:span text:style-name="T3">these other methods</text:span></text:a><text:span text:style-name="T1">.</text:span></text:p>
      <text:h text:style-name="P34" text:outline-level="4"><text:soft-page-break/>MySQL case sensitivity</text:h>
      <text:p text:style-name="P25">When you are creating or using databases and tables, keep in mind that all identifiers in Google Cloud SQL are case-sensitive. This means that all tables and databases are stored with the same name and case that was specified at creation time. When you try to access your databases and tables, make sure that you are using the exact database or table name.</text:p>
      <text:p text:style-name="P20"><text:span text:style-name="T1">For example, if you create a database named PersonsDatabase, you will not be able to reference the database using any other variation of that name, such as personsDatabase or personsdatabase. For more information about identifier case sensitivity, see the </text:span><text:a xlink:type="simple" xlink:href="http://dev.mysql.com/doc/refman/5.5/en/identifier-case-sensitivity.html"><text:span text:style-name="T3">MySQL documentation.</text:span></text:a></text:p>
      <text:h text:style-name="P29" text:outline-level="2"><text:bookmark-start text:name="__RefHeading__46679_284981503"/><text:bookmark text:name="PHP_Build_a_starter_application_and_database"/>Build a starter application and database<text:bookmark-end text:name="__RefHeading__46679_284981503"/></text:h>
      <text:p text:style-name="P25">The easiest way to build an App Engine application that accesses Google Cloud SQL is to create a starter application then modify it. This section leads you through the steps of building an application that displays a web form that lets users read and write entries to a guestbook database. The sample application demonstrates how to read and write to a Google Cloud SQL instance.</text:p>
      <text:h text:style-name="P32" text:outline-level="3"><text:bookmark-start text:name="__RefHeading__46681_284981503"/><text:bookmark text:name="PHP_Create_your_App_Engine_sample_application"/>Step 1: Create your App Engine sample application<text:bookmark-end text:name="__RefHeading__46681_284981503"/></text:h>
      <text:p text:style-name="P27"><text:span text:style-name="T1">Follow the instructions for the </text:span><text:a xlink:type="simple" xlink:href="https://cloud.google.com/appengine/docs/php/gettingstarted/helloworld"><text:span text:style-name="T3">Hello World!</text:span></text:a><text:span text:style-name="T1"> chapter of the PHP Getting Started guide to create a simple App Engine application.</text:span></text:p>
      <text:h text:style-name="P32" text:outline-level="3"><text:bookmark-start text:name="__RefHeading__46683_284981503"/><text:bookmark text:name="PHP_Grant_your_App_Engine_application_access_to_the_Google Cloud SQL_instance"/>Step 2: Grant your App Engine application access to the Google Cloud SQL instance<text:bookmark-end text:name="__RefHeading__46683_284981503"/></text:h>
      <text:p text:style-name="P27"><text:span text:style-name="T1">You can grant individual Google App Engine applications access to a Google Cloud SQL instance. One application can be granted access to multiple instances, and multiple applications can be granted access to a particular instance. To grant access to a Google App Engine application, you need its application ID which can be found at the </text:span><text:a xlink:type="simple" xlink:href="https://appengine.google.com/"><text:span text:style-name="T3">Google App Engine administration console</text:span></text:a><text:span text:style-name="T1"> under the </text:span><text:span text:style-name="Strong_20_Emphasis"><text:span text:style-name="T1">Applications</text:span></text:span><text:span text:style-name="T1"> column.</text:span></text:p>
      <text:p text:style-name="P21"><text:span text:style-name="Strong_20_Emphasis"><text:span text:style-name="T1">Note</text:span></text:span><text:span text:style-name="T1">: An App Engine application must be in the same region (either EU or US) as a Google Cloud SQL instance to be authorized to access that Google Cloud SQL instance.</text:span></text:p>
      <text:p text:style-name="P20"><text:span text:style-name="Strong_20_Emphasis"><text:span text:style-name="T1">To grant an App Engine application access to a Google Cloud SQL instance:</text:span></text:span></text:p>
      <text:list xml:id="list3055877734497815982" text:style-name="L4">
        <text:list-item>
          <text:p text:style-name="P56"><text:span text:style-name="T1">Go to the </text:span><text:a xlink:type="simple" xlink:href="https://console.developers.google.com/"><text:span text:style-name="T3">Google Developers Console</text:span></text:a><text:span text:style-name="T1">.</text:span></text:p>
        </text:list-item>
        <text:list-item>
          <text:p text:style-name="P66"><text:soft-page-break/>Select a project by clicking the project name.</text:p>
        </text:list-item>
        <text:list-item>
          <text:p text:style-name="P56"><text:span text:style-name="T1">In the left sidebar of your project, click </text:span><text:span text:style-name="Strong_20_Emphasis"><text:span text:style-name="T1">Cloud SQL</text:span></text:span><text:span text:style-name="T1">.</text:span></text:p>
        </text:list-item>
        <text:list-item>
          <text:p text:style-name="P66">Click the name of the instance to which you want to grant access.</text:p>
        </text:list-item>
        <text:list-item>
          <text:p text:style-name="P56"><text:span text:style-name="T1">In the instance dashboard, click </text:span><text:span text:style-name="Strong_20_Emphasis"><text:span text:style-name="T1">Edit</text:span></text:span><text:span text:style-name="T1">.</text:span></text:p>
        </text:list-item>
        <text:list-item>
          <text:p text:style-name="P56"><text:span text:style-name="T1">In the </text:span><text:span text:style-name="Strong_20_Emphasis"><text:span text:style-name="T1">Instance settings</text:span></text:span><text:span text:style-name="T1"> window, enter your Google App Engine application ID in the </text:span><text:span text:style-name="Strong_20_Emphasis"><text:span text:style-name="T1">Authorized App Engine applications</text:span></text:span><text:span text:style-name="T1"> section. You can grant access to multiple applications, by entering them one at a time.</text:span></text:p>
          <text:p text:style-name="P74"><text:span text:style-name="Strong_20_Emphasis"><text:span text:style-name="T1">Note</text:span></text:span><text:span text:style-name="T1">: In order to improve performance, the Google Cloud SQL instance will be kept as close as possible to the first App Engine application on the list, so this should be the application whose performance is most important.</text:span></text:p>
        </text:list-item>
        <text:list-item>
          <text:p text:style-name="P56"><text:span text:style-name="T1">Click </text:span><text:span text:style-name="Strong_20_Emphasis"><text:span text:style-name="T1">Confirm</text:span></text:span><text:span text:style-name="T1"> to apply your changes.</text:span></text:p>
        </text:list-item>
      </text:list>
      <text:p text:style-name="P20"><text:span text:style-name="T1">After you have added authorized applications to your Google Cloud SQL instance, you can view a list of these applications in the instance dashboard, in the section titled </text:span><text:span text:style-name="Strong_20_Emphasis"><text:span text:style-name="T1">Applications</text:span></text:span><text:span text:style-name="T1">.</text:span></text:p>
      <text:h text:style-name="P32" text:outline-level="3"><text:bookmark-start text:name="__RefHeading__46685_284981503"/><text:bookmark text:name="PHP_Create_your_database_and_table"/>Step 3: Create your database and table<text:bookmark-end text:name="__RefHeading__46685_284981503"/></text:h>
      <text:p text:style-name="P27"><text:span text:style-name="T1">For example, you can use </text:span><text:a xlink:type="simple" xlink:href="https://cloud.google.com/cloud-sql/docs/mysql-client"><text:span text:style-name="T3">MySQL Client</text:span></text:a><text:span text:style-name="T1"> to run the following commands:</text:span></text:p>
      <text:list xml:id="list2418344209018343358" text:style-name="L5">
        <text:list-item>
          <text:p text:style-name="P57"><text:span text:style-name="T1">Create a new database called </text:span><text:span text:style-name="Source_20_Text"><text:span text:style-name="T5">guestbook</text:span></text:span><text:span text:style-name="T1"> using the following SQL statement:</text:span></text:p>
          <text:p text:style-name="P49"><text:span text:style-name="Source_20_Text"><text:span text:style-name="T6">CREATE DATABASE guestbook</text:span></text:span><text:span text:style-name="Source_20_Text"><text:span text:style-name="T8">;</text:span></text:span></text:p>
        </text:list-item>
        <text:list-item>
          <text:p text:style-name="P57"><text:span text:style-name="T1">Inside the </text:span><text:span text:style-name="Source_20_Text"><text:span text:style-name="T5">guestbook</text:span></text:span><text:span text:style-name="T1"> database create a table called </text:span><text:span text:style-name="Source_20_Text"><text:span text:style-name="T5">entries</text:span></text:span><text:span text:style-name="T1"> with columns for the guest name, the message content, and a random ID, using the following statement:</text:span></text:p>
          <text:p text:style-name="P49"><text:span text:style-name="Source_20_Text"><text:span text:style-name="T6">CREATE TABLE guestbook</text:span></text:span><text:span text:style-name="Source_20_Text"><text:span text:style-name="T8">.</text:span></text:span><text:span text:style-name="Source_20_Text"><text:span text:style-name="T6">entries </text:span></text:span><text:span text:style-name="Source_20_Text"><text:span text:style-name="T8">(</text:span></text:span></text:p>
          <text:p text:style-name="P49"><text:span text:style-name="Source_20_Text"><text:span text:style-name="T7">  </text:span></text:span><text:span text:style-name="Source_20_Text"><text:span text:style-name="T6">entryID INT NOT NULL AUTO_INCREMENT</text:span></text:span><text:span text:style-name="Source_20_Text"><text:span text:style-name="T8">,</text:span></text:span></text:p>
          <text:p text:style-name="P49"><text:span text:style-name="Source_20_Text"><text:span text:style-name="T7">  </text:span></text:span><text:span text:style-name="Source_20_Text"><text:span text:style-name="T6">guestName VARCHAR</text:span></text:span><text:span text:style-name="Source_20_Text"><text:span text:style-name="T8">(</text:span></text:span><text:span text:style-name="Source_20_Text"><text:span text:style-name="T9">255</text:span></text:span><text:span text:style-name="Source_20_Text"><text:span text:style-name="T8">),</text:span></text:span></text:p>
          <text:p text:style-name="P49"><text:span text:style-name="Source_20_Text"><text:span text:style-name="T7">  </text:span></text:span><text:span text:style-name="Source_20_Text"><text:span text:style-name="T6">content VARCHAR</text:span></text:span><text:span text:style-name="Source_20_Text"><text:span text:style-name="T8">(</text:span></text:span><text:span text:style-name="Source_20_Text"><text:span text:style-name="T9">255</text:span></text:span><text:span text:style-name="Source_20_Text"><text:span text:style-name="T8">),</text:span></text:span></text:p>
          <text:p text:style-name="P49"><text:span text:style-name="Source_20_Text"><text:span text:style-name="T7">  </text:span></text:span><text:span text:style-name="Source_20_Text"><text:span text:style-name="T6">PRIMARY KEY</text:span></text:span><text:span text:style-name="Source_20_Text"><text:span text:style-name="T8">(</text:span></text:span><text:span text:style-name="Source_20_Text"><text:span text:style-name="T6">entryID</text:span></text:span><text:span text:style-name="Source_20_Text"><text:span text:style-name="T8">)</text:span></text:span></text:p>
          <text:p text:style-name="P49"><text:span text:style-name="Source_20_Text"><text:span text:style-name="T8">);</text:span></text:span></text:p>
        </text:list-item>
      </text:list>
      <text:p text:style-name="P18"><text:soft-page-break/>After you have set up a bare-bones application, you can modify it and deploy it.</text:p>
      <text:h text:style-name="P29" text:outline-level="2"><text:bookmark-start text:name="__RefHeading__46687_284981503"/><text:bookmark text:name="PHP_Connect_to_your_database"/>Connect to your database<text:bookmark-end text:name="__RefHeading__46687_284981503"/></text:h>
      <text:list xml:id="list3742060914093033777" text:style-name="L6">
        <text:list-item>
          <text:p text:style-name="P58"><text:a xlink:type="simple" xlink:href="https://cloud.google.com/appengine/docs/php/cloud-sql/#PHP_Different_interfaces"><text:span text:style-name="T3">Working with different connection interfaces</text:span></text:a></text:p>
        </text:list-item>
        <text:list-item>
          <text:p text:style-name="P58"><text:a xlink:type="simple" xlink:href="https://cloud.google.com/appengine/docs/php/cloud-sql/#PHP_Connect_post_and_get_from_your_database"><text:span text:style-name="T3">Connect, post, and get from your database</text:span></text:a></text:p>
        </text:list-item>
        <text:list-item>
          <text:p text:style-name="P58"><text:a xlink:type="simple" xlink:href="https://cloud.google.com/appengine/docs/php/cloud-sql/#PHP_Update_your_configuration_file"><text:span text:style-name="T3">Update your configuration file</text:span></text:a></text:p>
        </text:list-item>
      </text:list>
      <text:h text:style-name="P32" text:outline-level="3"><text:bookmark-start text:name="__RefHeading__46689_284981503"/><text:bookmark text:name="PHP_Different_interfaces"/>Working with different connection interfaces<text:bookmark-end text:name="__RefHeading__46689_284981503"/></text:h>
      <text:p text:style-name="P27"><text:span text:style-name="T1">Google Cloud SQL supports connections from PHP using common connection methods, including </text:span><text:a xlink:type="simple" xlink:href="http://php.net/manual/en/book.pdo.php"><text:span text:style-name="T3">PDO_MySQL</text:span></text:a><text:span text:style-name="T1">,</text:span><text:a xlink:type="simple" xlink:href="http://php.net/manual/en/book.mysqli.php"><text:span text:style-name="T3">mysqli</text:span></text:a><text:span text:style-name="T1">, and </text:span><text:a xlink:type="simple" xlink:href="http://www.php.net/manual/en/book.mysql.php"><text:span text:style-name="T3">MySQL API</text:span></text:a><text:span text:style-name="T1">. PDO_MySQL, mysqli, and MySQL API are enabled by default in App Engine, in development (locally) or in your production (deployed App Engine application).</text:span></text:p>
      <text:p text:style-name="P20"><text:span text:style-name="T1">In these connection examples, an App Engine app that belongs to a Google Cloud Platform project called </text:span><text:span text:style-name="Source_20_Text"><text:span text:style-name="T5">&lt;your-project-id&gt;</text:span></text:span><text:span text:style-name="T1"> is connecting to a Cloud SQL instance named </text:span><text:span text:style-name="Source_20_Text"><text:span text:style-name="T5">&lt;your-instance-name&gt;</text:span></text:span><text:span text:style-name="T1">. These following examples show how to connect from a deployed App Engine application using a socket or named pipe that specifies the Cloud SQL instance. When you connect from App Engine, you can use the root user and no password (as shown here), or you can </text:span><text:a xlink:type="simple" xlink:href="https://cloud.google.com/appengine/docs/php/cloud-sql/#PHP_Connecting_to_your_Cloud_SQL_instance"><text:span text:style-name="T3">use a specific database user and password</text:span></text:a><text:span text:style-name="T1">.</text:span></text:p>
      <text:h text:style-name="P32" text:outline-level="3"><text:bookmark-start text:name="__RefHeading__46691_284981503"/><text:bookmark text:name="pdo_mysql_connecting_from_app_engine"/>PDO_MySQL (connecting from App Engine)<text:bookmark-end text:name="__RefHeading__46691_284981503"/></text:h>
      <text:p text:style-name="P22"><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pdo</text:span></text:span><text:span text:style-name="Source_20_Text"><text:span text:style-name="T8">(</text:span></text:span><text:span text:style-name="Source_20_Text"><text:span text:style-name="T10">'mysql:unix_socket=/cloudsql/&lt;your-project-id&gt;:&lt;your-instance-name&gt;;dbname=&lt;database-name&gt;'</text:span></text:span><text:span text:style-name="Source_20_Text"><text:span text:style-name="T8">,</text:span></text:span></text:p>
      <text:p text:style-name="P43"><text:span text:style-name="Source_20_Text"><text:span text:style-name="T7">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3">// username</text:span></text:span></text:p>
      <text:p text:style-name="P43"><text:span text:style-name="Source_20_Text"><text:span text:style-name="T7">  </text:span></text:span><text:span text:style-name="Source_20_Text"><text:span text:style-name="T10">''</text:span></text:span><text:span text:style-name="Source_20_Text"><text:span text:style-name="T6">       </text:span></text:span><text:span text:style-name="Source_20_Text"><text:span text:style-name="T13">// password</text:span></text:span></text:p>
      <text:p text:style-name="P43"><text:span text:style-name="Source_20_Text"><text:span text:style-name="T7">  </text:span></text:span><text:span text:style-name="Source_20_Text"><text:span text:style-name="T8">);</text:span></text:span></text:p>
      <text:h text:style-name="P32" text:outline-level="3"/>
      <text:h text:style-name="P33" text:outline-level="3"><text:bookmark-start text:name="__RefHeading__46693_284981503"/><text:bookmark text:name="mysqli_connecting_from_app_engine"/>mysqli (connecting from App Engine)<text:bookmark-end text:name="__RefHeading__46693_284981503"/></text:h>
      <text:p text:style-name="P22"><text:span text:style-name="Source_20_Text"><text:span text:style-name="T6">$sql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mysqli</text:span></text:span><text:span text:style-name="Source_20_Text"><text:span text:style-name="T8">(</text:span></text:span><text:span text:style-name="Source_20_Text"><text:span text:style-name="T12">null</text:span></text:span><text:span text:style-name="Source_20_Text"><text:span text:style-name="T8">,</text:span></text:span></text:p>
      <text:p text:style-name="P43"><text:span text:style-name="Source_20_Text"><text:span text:style-name="T7">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3">// username</text:span></text:span></text:p>
      <text:p text:style-name="P43"><text:span text:style-name="Source_20_Text"><text:span text:style-name="T7">  </text:span></text:span><text:span text:style-name="Source_20_Text"><text:span text:style-name="T10">''</text:span></text:span><text:span text:style-name="Source_20_Text"><text:span text:style-name="T8">,</text:span></text:span><text:span text:style-name="Source_20_Text"><text:span text:style-name="T6">     </text:span></text:span><text:span text:style-name="Source_20_Text"><text:span text:style-name="T13">// password</text:span></text:span></text:p>
      <text:p text:style-name="P43"><text:span text:style-name="Source_20_Text"><text:span text:style-name="T7">  </text:span></text:span><text:span text:style-name="Source_20_Text"><text:span text:style-name="T8">&lt;</text:span></text:span><text:span text:style-name="Source_20_Text"><text:span text:style-name="T6">database</text:span></text:span><text:span text:style-name="Source_20_Text"><text:span text:style-name="T8">-</text:span></text:span><text:span text:style-name="Source_20_Text"><text:span text:style-name="T6">name</text:span></text:span><text:span text:style-name="Source_20_Text"><text:span text:style-name="T8">&gt;,</text:span></text:span></text:p>
      <text:p text:style-name="P43"><text:span text:style-name="Source_20_Text"><text:span text:style-name="T7">  </text:span></text:span><text:span text:style-name="Source_20_Text"><text:span text:style-name="T12">null</text:span></text:span><text:span text:style-name="Source_20_Text"><text:span text:style-name="T8">,</text:span></text:span></text:p>
      <text:p text:style-name="P43"><text:span text:style-name="Source_20_Text"><text:span text:style-name="T7">  </text:span></text:span><text:span text:style-name="Source_20_Text"><text:span text:style-name="T10">'/cloudsql/&lt;your-project-id&gt;:&lt;your-instance-name&gt;'</text:span></text:span></text:p>
      <text:p text:style-name="P43"><text:span text:style-name="Source_20_Text"><text:span text:style-name="T7">  </text:span></text:span><text:span text:style-name="Source_20_Text"><text:span text:style-name="T8">);</text:span></text:span></text:p>
      <text:h text:style-name="P32" text:outline-level="3"><text:bookmark-start text:name="__RefHeading__46695_284981503"/><text:bookmark text:name="mysql_api_connecting_from_app_engine"/>MySQL API (connecting from App Engine)<text:bookmark-end text:name="__RefHeading__46695_284981503"/></text:h>
      <text:p text:style-name="P22"><text:span text:style-name="Source_20_Text"><text:span text:style-name="T6">$conn </text:span></text:span><text:span text:style-name="Source_20_Text"><text:span text:style-name="T8">=</text:span></text:span><text:span text:style-name="Source_20_Text"><text:span text:style-name="T6"> mysql_connect</text:span></text:span><text:span text:style-name="Source_20_Text"><text:span text:style-name="T8">(</text:span></text:span><text:span text:style-name="Source_20_Text"><text:span text:style-name="T10">':/cloudsql/&lt;your-project-id&gt;:&lt;your-instance-name&gt;'</text:span></text:span><text:span text:style-name="Source_20_Text"><text:span text:style-name="T8">,</text:span></text:span></text:p>
      <text:p text:style-name="P43"><text:span text:style-name="Source_20_Text"><text:span text:style-name="T7">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3">// username</text:span></text:span></text:p>
      <text:p text:style-name="P43"><text:span text:style-name="Source_20_Text"><text:span text:style-name="T7">  </text:span></text:span><text:span text:style-name="Source_20_Text"><text:span text:style-name="T10">''</text:span></text:span><text:span text:style-name="Source_20_Text"><text:span text:style-name="T6">      </text:span></text:span><text:span text:style-name="Source_20_Text"><text:span text:style-name="T13">// password</text:span></text:span></text:p>
      <text:p text:style-name="P43"><text:span text:style-name="Source_20_Text"><text:span text:style-name="T7">  </text:span></text:span><text:span text:style-name="Source_20_Text"><text:span text:style-name="T8">);</text:span></text:span></text:p>
      <text:p text:style-name="P43"><text:span text:style-name="Source_20_Text"><text:span text:style-name="T6">mysql_select_db</text:span></text:span><text:span text:style-name="Source_20_Text"><text:span text:style-name="T8">(</text:span></text:span><text:span text:style-name="Source_20_Text"><text:span text:style-name="T10">'&lt;database-name'</text:span></text:span><text:span text:style-name="Source_20_Text"><text:span text:style-name="T8">&gt;);</text:span></text:span></text:p>
      <text:p text:style-name="P18">These connection examples cannot be used from your development environment. To connect from your development environment to either a local MySQL instance or a Cloud SQL instance, use the following connection code:</text:p>
      <text:h text:style-name="P32" text:outline-level="3"><text:bookmark-start text:name="__RefHeading__46697_284981503"/><text:bookmark text:name="pdo_mysql_connecting_using_an_ip_address"/>PDO_MySQL (connecting using an IP address)<text:bookmark-end text:name="__RefHeading__46697_284981503"/></text:h>
      <text:p text:style-name="P22"><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pdo</text:span></text:span><text:span text:style-name="Source_20_Text"><text:span text:style-name="T8">(</text:span></text:span><text:span text:style-name="Source_20_Text"><text:span text:style-name="T10">'mysql:host=127.0.0.1:3306;dbname=&lt;database-name&gt;'</text:span></text:span><text:span text:style-name="Source_20_Text"><text:span text:style-name="T8">,</text:span></text:span></text:p>
      <text:p text:style-name="P43"><text:span text:style-name="Source_20_Text"><text:span text:style-name="T7">  </text:span></text:span><text:span text:style-name="Source_20_Text"><text:span text:style-name="T10">'&lt;username&gt;'</text:span></text:span><text:span text:style-name="Source_20_Text"><text:span text:style-name="T8">,</text:span></text:span></text:p>
      <text:p text:style-name="P43"><text:span text:style-name="Source_20_Text"><text:span text:style-name="T7">  </text:span></text:span><text:span text:style-name="Source_20_Text"><text:span text:style-name="T10">'&lt;password&gt;'</text:span></text:span></text:p>
      <text:p text:style-name="P43"><text:span text:style-name="Source_20_Text"><text:span text:style-name="T8">);</text:span></text:span></text:p>
      <text:h text:style-name="P32" text:outline-level="3"><text:bookmark-start text:name="__RefHeading__46699_284981503"/><text:bookmark text:name="mysqli_connecting_using_an_ip_address"/><text:soft-page-break/>mysqli (connecting using an IP address)<text:bookmark-end text:name="__RefHeading__46699_284981503"/></text:h>
      <text:p text:style-name="P22"><text:span text:style-name="Source_20_Text"><text:span text:style-name="T6">$sql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mysqli</text:span></text:span><text:span text:style-name="Source_20_Text"><text:span text:style-name="T8">(</text:span></text:span><text:span text:style-name="Source_20_Text"><text:span text:style-name="T10">'127.0.0.1:3306'</text:span></text:span><text:span text:style-name="Source_20_Text"><text:span text:style-name="T8">,</text:span></text:span></text:p>
      <text:p text:style-name="P43"><text:span text:style-name="Source_20_Text"><text:span text:style-name="T7">  </text:span></text:span><text:span text:style-name="Source_20_Text"><text:span text:style-name="T10">'&lt;username&gt;'</text:span></text:span><text:span text:style-name="Source_20_Text"><text:span text:style-name="T8">,</text:span></text:span></text:p>
      <text:p text:style-name="P43"><text:span text:style-name="Source_20_Text"><text:span text:style-name="T7">  </text:span></text:span><text:span text:style-name="Source_20_Text"><text:span text:style-name="T10">'&lt;password&gt;'</text:span></text:span><text:span text:style-name="Source_20_Text"><text:span text:style-name="T8">,</text:span></text:span></text:p>
      <text:p text:style-name="P43"><text:span text:style-name="Source_20_Text"><text:span text:style-name="T7">  </text:span></text:span><text:span text:style-name="Source_20_Text"><text:span text:style-name="T8">&lt;</text:span></text:span><text:span text:style-name="Source_20_Text"><text:span text:style-name="T6">database</text:span></text:span><text:span text:style-name="Source_20_Text"><text:span text:style-name="T8">-</text:span></text:span><text:span text:style-name="Source_20_Text"><text:span text:style-name="T6">name</text:span></text:span><text:span text:style-name="Source_20_Text"><text:span text:style-name="T8">&gt;</text:span></text:span></text:p>
      <text:p text:style-name="P43"><text:span text:style-name="Source_20_Text"><text:span text:style-name="T7">  </text:span></text:span><text:span text:style-name="Source_20_Text"><text:span text:style-name="T8">);</text:span></text:span></text:p>
      <text:h text:style-name="P32" text:outline-level="3"><text:bookmark-start text:name="__RefHeading__46701_284981503"/><text:bookmark text:name="mysql_api_connecting_using_an_ip_address"/>MySQL API (connecting using an IP address)<text:bookmark-end text:name="__RefHeading__46701_284981503"/></text:h>
      <text:p text:style-name="P22"><text:span text:style-name="Source_20_Text"><text:span text:style-name="T6">$conn </text:span></text:span><text:span text:style-name="Source_20_Text"><text:span text:style-name="T8">=</text:span></text:span><text:span text:style-name="Source_20_Text"><text:span text:style-name="T6"> mysql_connect</text:span></text:span><text:span text:style-name="Source_20_Text"><text:span text:style-name="T8">(</text:span></text:span><text:span text:style-name="Source_20_Text"><text:span text:style-name="T10">'127.0.0.1:3306'</text:span></text:span><text:span text:style-name="Source_20_Text"><text:span text:style-name="T8">,</text:span></text:span></text:p>
      <text:p text:style-name="P43"><text:span text:style-name="Source_20_Text"><text:span text:style-name="T7">  </text:span></text:span><text:span text:style-name="Source_20_Text"><text:span text:style-name="T10">'&lt;username&gt;'</text:span></text:span><text:span text:style-name="Source_20_Text"><text:span text:style-name="T8">,</text:span></text:span></text:p>
      <text:p text:style-name="P43"><text:span text:style-name="Source_20_Text"><text:span text:style-name="T7">  </text:span></text:span><text:span text:style-name="Source_20_Text"><text:span text:style-name="T10">'&lt;password&gt;'</text:span></text:span></text:p>
      <text:p text:style-name="P43"><text:span text:style-name="Source_20_Text"><text:span text:style-name="T7">  </text:span></text:span><text:span text:style-name="Source_20_Text"><text:span text:style-name="T8">);</text:span></text:span></text:p>
      <text:p text:style-name="P43"><text:span text:style-name="Source_20_Text"><text:span text:style-name="T6">mysql_select_db</text:span></text:span><text:span text:style-name="Source_20_Text"><text:span text:style-name="T8">(</text:span></text:span><text:span text:style-name="Source_20_Text"><text:span text:style-name="T10">'&lt;database-name&gt;'</text:span></text:span><text:span text:style-name="Source_20_Text"><text:span text:style-name="T8">);</text:span></text:span></text:p>
      <text:p text:style-name="P20"><text:span text:style-name="T1">To connect to a Cloud SQL instance from your development environment, substitute "127.0.0.1" with the instance IP address. You do not use the "/cloudsql/"-based connection string to connect to a Cloud SQL instance if your App Engine app is running locally in the </text:span><text:a xlink:type="simple" xlink:href="https://cloud.google.com/appengine/docs/php/tools/devserver"><text:span text:style-name="T3">Development Server</text:span></text:a><text:span text:style-name="T1">.</text:span></text:p>
      <text:p text:style-name="P20"><text:span text:style-name="T1">If you want to use the same code locally and deployed, you can use a </text:span><text:a xlink:type="simple" xlink:href="https://cloud.google.com/appengine/docs/php/#PHP_Special_server_keys"><text:span text:style-name="T3">Special </text:span></text:a><text:a xlink:type="simple" xlink:href="https://cloud.google.com/appengine/docs/php/#PHP_Special_server_keys"><text:span text:style-name="Source_20_Text"><text:span text:style-name="T4">$_SERVER</text:span></text:span></text:a><text:a xlink:type="simple" xlink:href="https://cloud.google.com/appengine/docs/php/#PHP_Special_server_keys"><text:span text:style-name="T3"> keys</text:span></text:a><text:span text:style-name="T1"> variable (</text:span><text:span text:style-name="Source_20_Text"><text:span text:style-name="T5">SERVER_SOFTWARE</text:span></text:span><text:span text:style-name="T1">) to determine where your code is running. This approach is shown below.</text:span></text:p>
      <text:h text:style-name="P32" text:outline-level="3"><text:bookmark-start text:name="__RefHeading__46703_284981503"/><text:bookmark text:name="PHP_Connect_post_and_get_from_your_database"/>Connect, post, and get from your database<text:bookmark-end text:name="__RefHeading__46703_284981503"/></text:h>
      <text:p text:style-name="P27"><text:span text:style-name="T1">Create two files </text:span><text:span text:style-name="Source_20_Text"><text:span text:style-name="T5">guestbook.php</text:span></text:span><text:span text:style-name="T1"> and </text:span><text:span text:style-name="Source_20_Text"><text:span text:style-name="T5">sign.php</text:span></text:span><text:span text:style-name="T1">. </text:span><text:span text:style-name="Source_20_Text"><text:span text:style-name="T5">guestbook.php</text:span></text:span><text:span text:style-name="T1"> displays the current entries in the guestbook and accepts input to add a new entry. When you click the </text:span><text:span text:style-name="Strong_20_Emphasis"><text:span text:style-name="T1">Sign Guestbook</text:span></text:span><text:span text:style-name="T1"> button on the </text:span><text:span text:style-name="Source_20_Text"><text:span text:style-name="T5">guestbook.php</text:span></text:span><text:span text:style-name="T1"> page, the </text:span><text:span text:style-name="Source_20_Text"><text:span text:style-name="T5">sign.php</text:span></text:span><text:span text:style-name="T1"> page is invoked, which adds the entry and then redirects back to the </text:span><text:span text:style-name="Source_20_Text"><text:span text:style-name="T5">guestbook.php</text:span></text:span><text:span text:style-name="T1"> page.</text:span></text:p>
      <text:p text:style-name="P20"><text:span text:style-name="T1">In both files, you access a Cloud SQL instance by using a Unix socket with the prefix </text:span><text:span text:style-name="Source_20_Text"><text:span text:style-name="T5">/cloudsql/</text:span></text:span><text:span text:style-name="T1">. In the connection code in both files, replace </text:span><text:span text:style-name="Source_20_Text"><text:span text:style-name="T5">&lt;your-project-id&gt;</text:span></text:span><text:span text:style-name="T1"> and </text:span><text:span text:style-name="Source_20_Text"><text:span text:style-name="T5">&lt;your-instance-name&gt;</text:span></text:span><text:span text:style-name="T1"> with the project ID of your Google Cloud Project, and the name of your Cloud SQL instance.</text:span></text:p>
      <text:p text:style-name="P20"><text:soft-page-break/><text:span text:style-name="T1">Here is </text:span><text:span text:style-name="Source_20_Text"><text:span text:style-name="T5">guestbook.php</text:span></text:span><text:span text:style-name="T1">:</text:span></text:p>
      <text:p text:style-name="P35"><text:span text:style-name="Source_20_Text"><text:span text:style-name="T12">&lt;html&gt;</text:span></text:span></text:p>
      <text:p text:style-name="P45"><text:span text:style-name="Source_20_Text"><text:span text:style-name="T7"> </text:span></text:span><text:span text:style-name="Source_20_Text"><text:span text:style-name="T12">&lt;body&gt;</text:span></text:span></text:p>
      <text:p text:style-name="P45"><text:span text:style-name="Source_20_Text"><text:span text:style-name="T7">  </text:span></text:span><text:span text:style-name="Source_20_Text"><text:span text:style-name="T8">&lt;?</text:span></text:span><text:span text:style-name="Source_20_Text"><text:span text:style-name="T6">php</text:span></text:span></text:p>
      <text:p text:style-name="P45"><text:span text:style-name="Source_20_Text"><text:span text:style-name="T7">  </text:span></text:span><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users</text:span></text:span><text:span text:style-name="Source_20_Text"><text:span text:style-name="T8">\</text:span></text:span><text:span text:style-name="Source_20_Text"><text:span text:style-name="T17">User</text:span></text:span><text:span text:style-name="Source_20_Text"><text:span text:style-name="T8">;</text:span></text:span></text:p>
      <text:p text:style-name="P45"><text:span text:style-name="Source_20_Text"><text:span text:style-name="T7">  </text:span></text:span><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users</text:span></text:span><text:span text:style-name="Source_20_Text"><text:span text:style-name="T8">\</text:span></text:span><text:span text:style-name="Source_20_Text"><text:span text:style-name="T17">UserService</text:span></text:span><text:span text:style-name="Source_20_Text"><text:span text:style-name="T8">;</text:span></text:span></text:p>
      <text:p text:style-name="P45"><text:span text:style-name="Source_20_Text"><text:span text:style-name="T7">  </text:span></text:span><text:span text:style-name="Source_20_Text"><text:span text:style-name="T6">$user </text:span></text:span><text:span text:style-name="Source_20_Text"><text:span text:style-name="T8">=</text:span></text:span><text:span text:style-name="Source_20_Text"><text:span text:style-name="T6"> </text:span></text:span><text:span text:style-name="Source_20_Text"><text:span text:style-name="T17">UserService</text:span></text:span><text:span text:style-name="Source_20_Text"><text:span text:style-name="T8">::</text:span></text:span><text:span text:style-name="Source_20_Text"><text:span text:style-name="T6">getCurrentUser</text:span></text:span><text:span text:style-name="Source_20_Text"><text:span text:style-name="T8">();</text:span></text:span></text:p>
      <text:p text:style-name="P45"><text:span text:style-name="Source_20_Text"><text:span text:style-name="T7">  </text:span></text:span><text:span text:style-name="Source_20_Text"><text:span text:style-name="T12">if</text:span></text:span><text:span text:style-name="Source_20_Text"><text:span text:style-name="T6"> </text:span></text:span><text:span text:style-name="Source_20_Text"><text:span text:style-name="T8">(</text:span></text:span><text:span text:style-name="Source_20_Text"><text:span text:style-name="T6">$user</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6">echo </text:span></text:span><text:span text:style-name="Source_20_Text"><text:span text:style-name="T10">'Hello, '</text:span></text:span><text:span text:style-name="Source_20_Text"><text:span text:style-name="T6"> </text:span></text:span><text:span text:style-name="Source_20_Text"><text:span text:style-name="T8">.</text:span></text:span><text:span text:style-name="Source_20_Text"><text:span text:style-name="T6"> htmlspecialchars</text:span></text:span><text:span text:style-name="Source_20_Text"><text:span text:style-name="T8">(</text:span></text:span><text:span text:style-name="Source_20_Text"><text:span text:style-name="T6">$user</text:span></text:span><text:span text:style-name="Source_20_Text"><text:span text:style-name="T8">-&gt;</text:span></text:span><text:span text:style-name="Source_20_Text"><text:span text:style-name="T6">getNickname</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12">else</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6">header</text:span></text:span><text:span text:style-name="Source_20_Text"><text:span text:style-name="T8">(</text:span></text:span><text:span text:style-name="Source_20_Text"><text:span text:style-name="T10">'Location: '</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7">UserService</text:span></text:span><text:span text:style-name="Source_20_Text"><text:span text:style-name="T8">::</text:span></text:span><text:span text:style-name="Source_20_Text"><text:span text:style-name="T6">createLoginURL</text:span></text:span><text:span text:style-name="Source_20_Text"><text:span text:style-name="T8">(</text:span></text:span><text:span text:style-name="Source_20_Text"><text:span text:style-name="T6">$_SERVER</text:span></text:span><text:span text:style-name="Source_20_Text"><text:span text:style-name="T8">[</text:span></text:span><text:span text:style-name="Source_20_Text"><text:span text:style-name="T10">'REQUEST_URI'</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gt;</text:span></text:span></text:p>
      <text:p text:style-name="P45"><text:span text:style-name="Source_20_Text"><text:span text:style-name="T7">  </text:span></text:span><text:span text:style-name="Source_20_Text"><text:span text:style-name="T12">&lt;h2&gt;</text:span></text:span><text:span text:style-name="Source_20_Text"><text:span text:style-name="T6">Guestbook Entries</text:span></text:span><text:span text:style-name="Source_20_Text"><text:span text:style-name="T12">&lt;/h2&gt;</text:span></text:span></text:p>
      <text:p text:style-name="P45"><text:span text:style-name="Source_20_Text"><text:span text:style-name="T7">  </text:span></text:span><text:span text:style-name="Source_20_Text"><text:span text:style-name="T8">&lt;?</text:span></text:span><text:span text:style-name="Source_20_Text"><text:span text:style-name="T6">php</text:span></text:span></text:p>
      <text:p text:style-name="P45"><text:span text:style-name="Source_20_Text"><text:span text:style-name="T7">  </text:span></text:span><text:span text:style-name="Source_20_Text"><text:span text:style-name="T13">// Create a connection.</text:span></text:span></text:p>
      <text:p text:style-name="P45"><text:span text:style-name="Source_20_Text"><text:span text:style-name="T7">  </text:span></text:span><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ull</text:span></text:span><text:span text:style-name="Source_20_Text"><text:span text:style-name="T8">;</text:span></text:span></text:p>
      <text:p text:style-name="P45"><text:span text:style-name="Source_20_Text"><text:span text:style-name="T7">  </text:span></text:span><text:span text:style-name="Source_20_Text"><text:span text:style-name="T12">if</text:span></text:span><text:span text:style-name="Source_20_Text"><text:span text:style-name="T6"> </text:span></text:span><text:span text:style-name="Source_20_Text"><text:span text:style-name="T8">(</text:span></text:span><text:span text:style-name="Source_20_Text"><text:span text:style-name="T6">isset</text:span></text:span><text:span text:style-name="Source_20_Text"><text:span text:style-name="T8">(</text:span></text:span><text:span text:style-name="Source_20_Text"><text:span text:style-name="T6">$_SERVER</text:span></text:span><text:span text:style-name="Source_20_Text"><text:span text:style-name="T8">[</text:span></text:span><text:span text:style-name="Source_20_Text"><text:span text:style-name="T10">'SERVER_SOFTWARE'</text:span></text:span><text:span text:style-name="Source_20_Text"><text:span text:style-name="T8">])</text:span></text:span><text:span text:style-name="Source_20_Text"><text:span text:style-name="T6"> </text:span></text:span><text:span text:style-name="Source_20_Text"><text:span text:style-name="T8">&amp;&amp;</text:span></text:span></text:p>
      <text:p text:style-name="P45"><text:span text:style-name="Source_20_Text"><text:span text:style-name="T7">  </text:span></text:span><text:span text:style-name="Source_20_Text"><text:span text:style-name="T6">strpos</text:span></text:span><text:span text:style-name="Source_20_Text"><text:span text:style-name="T8">(</text:span></text:span><text:span text:style-name="Source_20_Text"><text:span text:style-name="T6">$_SERVER</text:span></text:span><text:span text:style-name="Source_20_Text"><text:span text:style-name="T8">[</text:span></text:span><text:span text:style-name="Source_20_Text"><text:span text:style-name="T10">'SERVER_SOFTWARE'</text:span></text:span><text:span text:style-name="Source_20_Text"><text:span text:style-name="T8">],</text:span></text:span><text:span text:style-name="Source_20_Text"><text:span text:style-name="T10">'Google App Engine'</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13">// Connect from App Engine.</text:span></text:span></text:p>
      <text:p text:style-name="P45"><text:span text:style-name="Source_20_Text"><text:span text:style-name="T7">    </text:span></text:span><text:span text:style-name="Source_20_Text"><text:span text:style-name="T12">try</text:span></text:span><text:span text:style-name="Source_20_Text"><text:span text:style-name="T8">{</text:span></text:span></text:p>
      <text:p text:style-name="P45"><text:span text:style-name="Source_20_Text"><text:span text:style-name="T7">       </text:span></text:span><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pdo</text:span></text:span><text:span text:style-name="Source_20_Text"><text:span text:style-name="T8">(</text:span></text:span><text:span text:style-name="Source_20_Text"><text:span text:style-name="T10">'mysql:unix_socket=/cloudsql/&lt;your-project-id&gt;:&lt;your-instance-name&gt;;dbname=guestbook'</text:span></text:span><text:span text:style-name="Source_20_Text"><text:span text:style-name="T8">,</text:span></text:span><text:span text:style-name="Source_20_Text"><text:span text:style-name="T6">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0">''</text:span></text:span><text:span text:style-name="Source_20_Text"><text:span text:style-name="T8">);</text:span></text:span></text:p>
      <text:p text:style-name="P45"><text:span text:style-name="Source_20_Text"><text:span text:style-name="T7">    </text:span></text:span><text:span text:style-name="Source_20_Text"><text:span text:style-name="T8">}</text:span></text:span><text:span text:style-name="Source_20_Text"><text:span text:style-name="T12">catch</text:span></text:span><text:span text:style-name="Source_20_Text"><text:span text:style-name="T8">(</text:span></text:span><text:span text:style-name="Source_20_Text"><text:span text:style-name="T17">PDOException</text:span></text:span><text:span text:style-name="Source_20_Text"><text:span text:style-name="T6"> $ex</text:span></text:span><text:span text:style-name="Source_20_Text"><text:span text:style-name="T8">){</text:span></text:span></text:p>
      <text:p text:style-name="P45"><text:span text:style-name="Source_20_Text"><text:span text:style-name="T7">        </text:span></text:span><text:span text:style-name="Source_20_Text"><text:span text:style-name="T12">die</text:span></text:span><text:span text:style-name="Source_20_Text"><text:span text:style-name="T8">(</text:span></text:span><text:span text:style-name="Source_20_Text"><text:span text:style-name="T6">json_encode</text:span></text:span><text:span text:style-name="Source_20_Text"><text:span text:style-name="T8">(</text:span></text:span></text:p>
      <text:p text:style-name="P45"><text:span text:style-name="Source_20_Text"><text:span text:style-name="T7">            </text:span></text:span><text:span text:style-name="Source_20_Text"><text:span text:style-name="T6">array</text:span></text:span><text:span text:style-name="Source_20_Text"><text:span text:style-name="T8">(</text:span></text:span><text:span text:style-name="Source_20_Text"><text:span text:style-name="T10">'outcom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text:span></text:span><text:span text:style-name="Source_20_Text"><text:span text:style-name="T10">'messag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Unable to connect.'</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span text:style-name="Source_20_Text"><text:span text:style-name="T6"> </text:span></text:span><text:span text:style-name="Source_20_Text"><text:span text:style-name="T12">else</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13">// Connect from a development environment.</text:span></text:span></text:p>
      <text:p text:style-name="P45"><text:span text:style-name="Source_20_Text"><text:span text:style-name="T7">    </text:span></text:span><text:span text:style-name="Source_20_Text"><text:span text:style-name="T12">try</text:span></text:span><text:span text:style-name="Source_20_Text"><text:span text:style-name="T8">{</text:span></text:span></text:p>
      <text:p text:style-name="P45"><text:span text:style-name="Source_20_Text"><text:span text:style-name="T7">       </text:span></text:span><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pdo</text:span></text:span><text:span text:style-name="Source_20_Text"><text:span text:style-name="T8">(</text:span></text:span><text:span text:style-name="Source_20_Text"><text:span text:style-name="T10">'mysql:host=127.0.0.1:3306;dbname=guestbook'</text:span></text:span><text:span text:style-name="Source_20_Text"><text:span text:style-name="T8">,</text:span></text:span><text:span text:style-name="Source_20_Text"><text:span text:style-name="T6">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0">'&lt;password&gt;'</text:span></text:span><text:span text:style-name="Source_20_Text"><text:span text:style-name="T8">);</text:span></text:span></text:p>
      <text:p text:style-name="P45"><text:span text:style-name="Source_20_Text"><text:span text:style-name="T7">    </text:span></text:span><text:span text:style-name="Source_20_Text"><text:span text:style-name="T8">}</text:span></text:span><text:span text:style-name="Source_20_Text"><text:span text:style-name="T12">catch</text:span></text:span><text:span text:style-name="Source_20_Text"><text:span text:style-name="T8">(</text:span></text:span><text:span text:style-name="Source_20_Text"><text:span text:style-name="T17">PDOException</text:span></text:span><text:span text:style-name="Source_20_Text"><text:span text:style-name="T6"> $ex</text:span></text:span><text:span text:style-name="Source_20_Text"><text:span text:style-name="T8">){</text:span></text:span></text:p>
      <text:p text:style-name="P45"><text:span text:style-name="Source_20_Text"><text:span text:style-name="T7">        </text:span></text:span><text:span text:style-name="Source_20_Text"><text:span text:style-name="T12">die</text:span></text:span><text:span text:style-name="Source_20_Text"><text:span text:style-name="T8">(</text:span></text:span><text:span text:style-name="Source_20_Text"><text:span text:style-name="T6">json_encode</text:span></text:span><text:span text:style-name="Source_20_Text"><text:span text:style-name="T8">(</text:span></text:span></text:p>
      <text:p text:style-name="P45"><text:span text:style-name="Source_20_Text"><text:span text:style-name="T7">            </text:span></text:span><text:span text:style-name="Source_20_Text"><text:span text:style-name="T6">array</text:span></text:span><text:span text:style-name="Source_20_Text"><text:span text:style-name="T8">(</text:span></text:span><text:span text:style-name="Source_20_Text"><text:span text:style-name="T10">'outcom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text:span></text:span><text:span text:style-name="Source_20_Text"><text:span text:style-name="T10">'messag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Unable to connect'</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oft-page-break/><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12">try</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13">// Show existing guestbook entries.</text:span></text:span></text:p>
      <text:p text:style-name="P45"><text:span text:style-name="Source_20_Text"><text:span text:style-name="T7">    </text:span></text:span><text:span text:style-name="Source_20_Text"><text:span text:style-name="T12">foreach</text:span></text:span><text:span text:style-name="Source_20_Text"><text:span text:style-name="T8">(</text:span></text:span><text:span text:style-name="Source_20_Text"><text:span text:style-name="T6">$db</text:span></text:span><text:span text:style-name="Source_20_Text"><text:span text:style-name="T8">-&gt;</text:span></text:span><text:span text:style-name="Source_20_Text"><text:span text:style-name="T6">query</text:span></text:span><text:span text:style-name="Source_20_Text"><text:span text:style-name="T8">(</text:span></text:span><text:span text:style-name="Source_20_Text"><text:span text:style-name="T10">'SELECT * from entries'</text:span></text:span><text:span text:style-name="Source_20_Text"><text:span text:style-name="T8">)</text:span></text:span><text:span text:style-name="Source_20_Text"><text:span text:style-name="T6"> </text:span></text:span><text:span text:style-name="Source_20_Text"><text:span text:style-name="T12">as</text:span></text:span><text:span text:style-name="Source_20_Text"><text:span text:style-name="T6"> $row</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6">echo </text:span></text:span><text:span text:style-name="Source_20_Text"><text:span text:style-name="T10">"&lt;div&gt;&lt;strong&gt;"</text:span></text:span><text:span text:style-name="Source_20_Text"><text:span text:style-name="T6"> </text:span></text:span><text:span text:style-name="Source_20_Text"><text:span text:style-name="T8">.</text:span></text:span><text:span text:style-name="Source_20_Text"><text:span text:style-name="T6"> $row</text:span></text:span><text:span text:style-name="Source_20_Text"><text:span text:style-name="T8">[</text:span></text:span><text:span text:style-name="Source_20_Text"><text:span text:style-name="T10">'guestName'</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0">"&lt;/strong&gt; wrote &lt;br&gt; "</text:span></text:span><text:span text:style-name="Source_20_Text"><text:span text:style-name="T6"> </text:span></text:span><text:span text:style-name="Source_20_Text"><text:span text:style-name="T8">.</text:span></text:span><text:span text:style-name="Source_20_Text"><text:span text:style-name="T6"> $row</text:span></text:span><text:span text:style-name="Source_20_Text"><text:span text:style-name="T8">[</text:span></text:span><text:span text:style-name="Source_20_Text"><text:span text:style-name="T10">'content'</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0">"&lt;/div&gt;"</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span text:style-name="Source_20_Text"><text:span text:style-name="T6"> </text:span></text:span><text:span text:style-name="Source_20_Text"><text:span text:style-name="T12">catch</text:span></text:span><text:span text:style-name="Source_20_Text"><text:span text:style-name="T6"> </text:span></text:span><text:span text:style-name="Source_20_Text"><text:span text:style-name="T8">(</text:span></text:span><text:span text:style-name="Source_20_Text"><text:span text:style-name="T17">PDOException</text:span></text:span><text:span text:style-name="Source_20_Text"><text:span text:style-name="T6"> $ex</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6">echo </text:span></text:span><text:span text:style-name="Source_20_Text"><text:span text:style-name="T10">"An error occurred in reading or writing to guestbook."</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ull</text:span></text:span><text:span text:style-name="Source_20_Text"><text:span text:style-name="T8">;</text:span></text:span></text:p>
      <text:p text:style-name="P45"><text:span text:style-name="Source_20_Text"><text:span text:style-name="T7">  </text:span></text:span><text:span text:style-name="Source_20_Text"><text:span text:style-name="T8">?&gt;</text:span></text:span></text:p>
      <text:p text:style-name="P45"><text:span text:style-name="Source_20_Text"><text:span text:style-name="T7">  </text:span></text:span><text:span text:style-name="Source_20_Text"><text:span text:style-name="T12">&lt;h2&gt;</text:span></text:span><text:span text:style-name="Source_20_Text"><text:span text:style-name="T6">Sign the Guestbook</text:span></text:span><text:span text:style-name="Source_20_Text"><text:span text:style-name="T12">&lt;/h2&gt;</text:span></text:span></text:p>
      <text:p text:style-name="P45"><text:span text:style-name="Source_20_Text"><text:span text:style-name="T7">  </text:span></text:span><text:span text:style-name="Source_20_Text"><text:span text:style-name="T12">&lt;form</text:span></text:span><text:span text:style-name="Source_20_Text"><text:span text:style-name="T6"> </text:span></text:span><text:span text:style-name="Source_20_Text"><text:span text:style-name="T17">action</text:span></text:span><text:span text:style-name="Source_20_Text"><text:span text:style-name="T8">=</text:span></text:span><text:span text:style-name="Source_20_Text"><text:span text:style-name="T10">"/sign"</text:span></text:span><text:span text:style-name="Source_20_Text"><text:span text:style-name="T6"> </text:span></text:span><text:span text:style-name="Source_20_Text"><text:span text:style-name="T17">method</text:span></text:span><text:span text:style-name="Source_20_Text"><text:span text:style-name="T8">=</text:span></text:span><text:span text:style-name="Source_20_Text"><text:span text:style-name="T10">"post"</text:span></text:span><text:span text:style-name="Source_20_Text"><text:span text:style-name="T12">&gt;</text:span></text:span></text:p>
      <text:p text:style-name="P45"><text:span text:style-name="Source_20_Text"><text:span text:style-name="T7">    </text:span></text:span><text:span text:style-name="Source_20_Text"><text:span text:style-name="T12">&lt;div&gt;&lt;textarea</text:span></text:span><text:span text:style-name="Source_20_Text"><text:span text:style-name="T6"> </text:span></text:span><text:span text:style-name="Source_20_Text"><text:span text:style-name="T17">name</text:span></text:span><text:span text:style-name="Source_20_Text"><text:span text:style-name="T8">=</text:span></text:span><text:span text:style-name="Source_20_Text"><text:span text:style-name="T10">"content"</text:span></text:span><text:span text:style-name="Source_20_Text"><text:span text:style-name="T6"> </text:span></text:span><text:span text:style-name="Source_20_Text"><text:span text:style-name="T17">rows</text:span></text:span><text:span text:style-name="Source_20_Text"><text:span text:style-name="T8">=</text:span></text:span><text:span text:style-name="Source_20_Text"><text:span text:style-name="T10">"3"</text:span></text:span><text:span text:style-name="Source_20_Text"><text:span text:style-name="T6"> </text:span></text:span><text:span text:style-name="Source_20_Text"><text:span text:style-name="T17">cols</text:span></text:span><text:span text:style-name="Source_20_Text"><text:span text:style-name="T8">=</text:span></text:span><text:span text:style-name="Source_20_Text"><text:span text:style-name="T10">"60"</text:span></text:span><text:span text:style-name="Source_20_Text"><text:span text:style-name="T12">&gt;&lt;/textarea&gt;&lt;/div&gt;</text:span></text:span></text:p>
      <text:p text:style-name="P45"><text:span text:style-name="Source_20_Text"><text:span text:style-name="T7">    </text:span></text:span><text:span text:style-name="Source_20_Text"><text:span text:style-name="T12">&lt;div&gt;&lt;input</text:span></text:span><text:span text:style-name="Source_20_Text"><text:span text:style-name="T6"> </text:span></text:span><text:span text:style-name="Source_20_Text"><text:span text:style-name="T17">type</text:span></text:span><text:span text:style-name="Source_20_Text"><text:span text:style-name="T8">=</text:span></text:span><text:span text:style-name="Source_20_Text"><text:span text:style-name="T10">"submit"</text:span></text:span><text:span text:style-name="Source_20_Text"><text:span text:style-name="T6"> </text:span></text:span><text:span text:style-name="Source_20_Text"><text:span text:style-name="T17">value</text:span></text:span><text:span text:style-name="Source_20_Text"><text:span text:style-name="T8">=</text:span></text:span><text:span text:style-name="Source_20_Text"><text:span text:style-name="T10">"Sign Guestbook"</text:span></text:span><text:span text:style-name="Source_20_Text"><text:span text:style-name="T12">&gt;&lt;/div&gt;</text:span></text:span></text:p>
      <text:p text:style-name="P45"><text:span text:style-name="Source_20_Text"><text:span text:style-name="T7">  </text:span></text:span><text:span text:style-name="Source_20_Text"><text:span text:style-name="T12">&lt;/form&gt;</text:span></text:span></text:p>
      <text:p text:style-name="P45"><text:span text:style-name="Source_20_Text"><text:span text:style-name="T7">  </text:span></text:span><text:span text:style-name="Source_20_Text"><text:span text:style-name="T12">&lt;/body&gt;</text:span></text:span></text:p>
      <text:p text:style-name="P45"><text:span text:style-name="Source_20_Text"><text:span text:style-name="T12">&lt;/html&gt;</text:span></text:span></text:p>
      <text:p text:style-name="P20"><text:span text:style-name="T1">Here is </text:span><text:span text:style-name="Source_20_Text"><text:span text:style-name="T5">sign.php</text:span></text:span><text:span text:style-name="T1">:</text:span></text:p>
      <text:p text:style-name="P35"><text:span text:style-name="Source_20_Text"><text:span text:style-name="T8">&lt;?</text:span></text:span><text:span text:style-name="Source_20_Text"><text:span text:style-name="T6">php</text:span></text:span></text:p>
      <text:p text:style-name="P45"><text:span text:style-name="Source_20_Text"><text:span text:style-name="T6">header</text:span></text:span><text:span text:style-name="Source_20_Text"><text:span text:style-name="T8">(</text:span></text:span><text:span text:style-name="Source_20_Text"><text:span text:style-name="T10">'Location: '</text:span></text:span><text:span text:style-name="Source_20_Text"><text:span text:style-name="T8">.</text:span></text:span><text:span text:style-name="Source_20_Text"><text:span text:style-name="T10">"/guestbook"</text:span></text:span><text:span text:style-name="Source_20_Text"><text:span text:style-name="T8">);</text:span></text:span></text:p>
      <text:p text:style-name="P45"><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users</text:span></text:span><text:span text:style-name="Source_20_Text"><text:span text:style-name="T8">\</text:span></text:span><text:span text:style-name="Source_20_Text"><text:span text:style-name="T17">User</text:span></text:span><text:span text:style-name="Source_20_Text"><text:span text:style-name="T8">;</text:span></text:span></text:p>
      <text:p text:style-name="P45"><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users</text:span></text:span><text:span text:style-name="Source_20_Text"><text:span text:style-name="T8">\</text:span></text:span><text:span text:style-name="Source_20_Text"><text:span text:style-name="T17">UserService</text:span></text:span><text:span text:style-name="Source_20_Text"><text:span text:style-name="T8">;</text:span></text:span></text:p>
      <text:p text:style-name="P45"><text:span text:style-name="Source_20_Text"><text:span text:style-name="T6">$user </text:span></text:span><text:span text:style-name="Source_20_Text"><text:span text:style-name="T8">=</text:span></text:span><text:span text:style-name="Source_20_Text"><text:span text:style-name="T6"> </text:span></text:span><text:span text:style-name="Source_20_Text"><text:span text:style-name="T17">UserService</text:span></text:span><text:span text:style-name="Source_20_Text"><text:span text:style-name="T8">::</text:span></text:span><text:span text:style-name="Source_20_Text"><text:span text:style-name="T6">getCurrentUser</text:span></text:span><text:span text:style-name="Source_20_Text"><text:span text:style-name="T8">();</text:span></text:span></text:p>
      <text:p text:style-name="P45"><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ull</text:span></text:span><text:span text:style-name="Source_20_Text"><text:span text:style-name="T8">;</text:span></text:span></text:p>
      <text:p text:style-name="P45"><text:span text:style-name="Source_20_Text"><text:span text:style-name="T12">if</text:span></text:span><text:span text:style-name="Source_20_Text"><text:span text:style-name="T6"> </text:span></text:span><text:span text:style-name="Source_20_Text"><text:span text:style-name="T8">(</text:span></text:span><text:span text:style-name="Source_20_Text"><text:span text:style-name="T6">isset</text:span></text:span><text:span text:style-name="Source_20_Text"><text:span text:style-name="T8">(</text:span></text:span><text:span text:style-name="Source_20_Text"><text:span text:style-name="T6">$_SERVER</text:span></text:span><text:span text:style-name="Source_20_Text"><text:span text:style-name="T8">[</text:span></text:span><text:span text:style-name="Source_20_Text"><text:span text:style-name="T10">'SERVER_SOFTWARE'</text:span></text:span><text:span text:style-name="Source_20_Text"><text:span text:style-name="T8">])</text:span></text:span><text:span text:style-name="Source_20_Text"><text:span text:style-name="T6"> </text:span></text:span><text:span text:style-name="Source_20_Text"><text:span text:style-name="T8">&amp;&amp;</text:span></text:span></text:p>
      <text:p text:style-name="P45"><text:span text:style-name="Source_20_Text"><text:span text:style-name="T6">strpos</text:span></text:span><text:span text:style-name="Source_20_Text"><text:span text:style-name="T8">(</text:span></text:span><text:span text:style-name="Source_20_Text"><text:span text:style-name="T6">$_SERVER</text:span></text:span><text:span text:style-name="Source_20_Text"><text:span text:style-name="T8">[</text:span></text:span><text:span text:style-name="Source_20_Text"><text:span text:style-name="T10">'SERVER_SOFTWARE'</text:span></text:span><text:span text:style-name="Source_20_Text"><text:span text:style-name="T8">],</text:span></text:span><text:span text:style-name="Source_20_Text"><text:span text:style-name="T10">'Google App Engine'</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13">// Connect from App Engine.</text:span></text:span></text:p>
      <text:p text:style-name="P45"><text:span text:style-name="Source_20_Text"><text:span text:style-name="T7">  </text:span></text:span><text:span text:style-name="Source_20_Text"><text:span text:style-name="T12">try</text:span></text:span><text:span text:style-name="Source_20_Text"><text:span text:style-name="T8">{</text:span></text:span></text:p>
      <text:p text:style-name="P45"><text:span text:style-name="Source_20_Text"><text:span text:style-name="T7">     </text:span></text:span><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pdo</text:span></text:span><text:span text:style-name="Source_20_Text"><text:span text:style-name="T8">(</text:span></text:span><text:span text:style-name="Source_20_Text"><text:span text:style-name="T10">'mysql:unix_socket=/cloudsql/&lt;your-project-id&gt;:&lt;your-instance-name&gt;;dbname=guestbook'</text:span></text:span><text:span text:style-name="Source_20_Text"><text:span text:style-name="T8">,</text:span></text:span><text:span text:style-name="Source_20_Text"><text:span text:style-name="T6">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0">''</text:span></text:span><text:span text:style-name="Source_20_Text"><text:span text:style-name="T8">);</text:span></text:span></text:p>
      <text:p text:style-name="P45"><text:span text:style-name="Source_20_Text"><text:span text:style-name="T7">  </text:span></text:span><text:span text:style-name="Source_20_Text"><text:span text:style-name="T8">}</text:span></text:span><text:span text:style-name="Source_20_Text"><text:span text:style-name="T12">catch</text:span></text:span><text:span text:style-name="Source_20_Text"><text:span text:style-name="T8">(</text:span></text:span><text:span text:style-name="Source_20_Text"><text:span text:style-name="T17">PDOException</text:span></text:span><text:span text:style-name="Source_20_Text"><text:span text:style-name="T6"> $ex</text:span></text:span><text:span text:style-name="Source_20_Text"><text:span text:style-name="T8">){</text:span></text:span></text:p>
      <text:p text:style-name="P45"><text:span text:style-name="Source_20_Text"><text:span text:style-name="T7">      </text:span></text:span><text:span text:style-name="Source_20_Text"><text:span text:style-name="T12">die</text:span></text:span><text:span text:style-name="Source_20_Text"><text:span text:style-name="T8">(</text:span></text:span><text:span text:style-name="Source_20_Text"><text:span text:style-name="T6">json_encode</text:span></text:span><text:span text:style-name="Source_20_Text"><text:span text:style-name="T8">(</text:span></text:span></text:p>
      <text:p text:style-name="P45"><text:span text:style-name="Source_20_Text"><text:span text:style-name="T7">          </text:span></text:span><text:span text:style-name="Source_20_Text"><text:span text:style-name="T6">array</text:span></text:span><text:span text:style-name="Source_20_Text"><text:span text:style-name="T8">(</text:span></text:span><text:span text:style-name="Source_20_Text"><text:span text:style-name="T10">'outcom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text:span></text:span><text:span text:style-name="Source_20_Text"><text:span text:style-name="T10">'messag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Unable to connect.'</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8">}</text:span></text:span><text:span text:style-name="Source_20_Text"><text:span text:style-name="T6"> </text:span></text:span><text:span text:style-name="Source_20_Text"><text:span text:style-name="T12">else</text:span></text:span><text:span text:style-name="Source_20_Text"><text:span text:style-name="T6"> </text:span></text:span><text:span text:style-name="Source_20_Text"><text:span text:style-name="T8">{</text:span></text:span></text:p>
      <text:p text:style-name="P45"><text:soft-page-break/><text:span text:style-name="Source_20_Text"><text:span text:style-name="T7">  </text:span></text:span><text:span text:style-name="Source_20_Text"><text:span text:style-name="T13">// Connect from a development environment.</text:span></text:span></text:p>
      <text:p text:style-name="P45"><text:span text:style-name="Source_20_Text"><text:span text:style-name="T7">  </text:span></text:span><text:span text:style-name="Source_20_Text"><text:span text:style-name="T12">try</text:span></text:span><text:span text:style-name="Source_20_Text"><text:span text:style-name="T8">{</text:span></text:span></text:p>
      <text:p text:style-name="P45"><text:span text:style-name="Source_20_Text"><text:span text:style-name="T7">     </text:span></text:span><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ew</text:span></text:span><text:span text:style-name="Source_20_Text"><text:span text:style-name="T6"> pdo</text:span></text:span><text:span text:style-name="Source_20_Text"><text:span text:style-name="T8">(</text:span></text:span><text:span text:style-name="Source_20_Text"><text:span text:style-name="T10">'mysql:host=127.0.0.1:3306;dbname=guestbook'</text:span></text:span><text:span text:style-name="Source_20_Text"><text:span text:style-name="T8">,</text:span></text:span><text:span text:style-name="Source_20_Text"><text:span text:style-name="T6"> </text:span></text:span><text:span text:style-name="Source_20_Text"><text:span text:style-name="T10">'root'</text:span></text:span><text:span text:style-name="Source_20_Text"><text:span text:style-name="T8">,</text:span></text:span><text:span text:style-name="Source_20_Text"><text:span text:style-name="T6"> </text:span></text:span><text:span text:style-name="Source_20_Text"><text:span text:style-name="T10">'&lt;password&gt;'</text:span></text:span><text:span text:style-name="Source_20_Text"><text:span text:style-name="T8">);</text:span></text:span></text:p>
      <text:p text:style-name="P45"><text:span text:style-name="Source_20_Text"><text:span text:style-name="T7">  </text:span></text:span><text:span text:style-name="Source_20_Text"><text:span text:style-name="T8">}</text:span></text:span><text:span text:style-name="Source_20_Text"><text:span text:style-name="T12">catch</text:span></text:span><text:span text:style-name="Source_20_Text"><text:span text:style-name="T8">(</text:span></text:span><text:span text:style-name="Source_20_Text"><text:span text:style-name="T17">PDOException</text:span></text:span><text:span text:style-name="Source_20_Text"><text:span text:style-name="T6"> $ex</text:span></text:span><text:span text:style-name="Source_20_Text"><text:span text:style-name="T8">){</text:span></text:span></text:p>
      <text:p text:style-name="P45"><text:span text:style-name="Source_20_Text"><text:span text:style-name="T7">      </text:span></text:span><text:span text:style-name="Source_20_Text"><text:span text:style-name="T12">die</text:span></text:span><text:span text:style-name="Source_20_Text"><text:span text:style-name="T8">(</text:span></text:span><text:span text:style-name="Source_20_Text"><text:span text:style-name="T6">json_encode</text:span></text:span><text:span text:style-name="Source_20_Text"><text:span text:style-name="T8">(</text:span></text:span></text:p>
      <text:p text:style-name="P45"><text:span text:style-name="Source_20_Text"><text:span text:style-name="T7">          </text:span></text:span><text:span text:style-name="Source_20_Text"><text:span text:style-name="T6">array</text:span></text:span><text:span text:style-name="Source_20_Text"><text:span text:style-name="T8">(</text:span></text:span><text:span text:style-name="Source_20_Text"><text:span text:style-name="T10">'outcom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text:span></text:span><text:span text:style-name="Source_20_Text"><text:span text:style-name="T10">'messag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Unable to connect'</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8">}</text:span></text:span></text:p>
      <text:p text:style-name="P45"><text:span text:style-name="Source_20_Text"><text:span text:style-name="T12">try</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12">if</text:span></text:span><text:span text:style-name="Source_20_Text"><text:span text:style-name="T6"> </text:span></text:span><text:span text:style-name="Source_20_Text"><text:span text:style-name="T8">(</text:span></text:span><text:span text:style-name="Source_20_Text"><text:span text:style-name="T6">array_key_exists</text:span></text:span><text:span text:style-name="Source_20_Text"><text:span text:style-name="T8">(</text:span></text:span><text:span text:style-name="Source_20_Text"><text:span text:style-name="T10">'content'</text:span></text:span><text:span text:style-name="Source_20_Text"><text:span text:style-name="T8">,</text:span></text:span><text:span text:style-name="Source_20_Text"><text:span text:style-name="T6"> $_POST</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6">$stmt </text:span></text:span><text:span text:style-name="Source_20_Text"><text:span text:style-name="T8">=</text:span></text:span><text:span text:style-name="Source_20_Text"><text:span text:style-name="T6"> $db</text:span></text:span><text:span text:style-name="Source_20_Text"><text:span text:style-name="T8">-&gt;</text:span></text:span><text:span text:style-name="Source_20_Text"><text:span text:style-name="T6">prepare</text:span></text:span><text:span text:style-name="Source_20_Text"><text:span text:style-name="T8">(</text:span></text:span><text:span text:style-name="Source_20_Text"><text:span text:style-name="T10">'INSERT INTO entries (guestName, content) VALUES (:name, :content)'</text:span></text:span><text:span text:style-name="Source_20_Text"><text:span text:style-name="T8">);</text:span></text:span></text:p>
      <text:p text:style-name="P45"><text:span text:style-name="Source_20_Text"><text:span text:style-name="T7">    </text:span></text:span><text:span text:style-name="Source_20_Text"><text:span text:style-name="T6">$stmt</text:span></text:span><text:span text:style-name="Source_20_Text"><text:span text:style-name="T8">-&gt;</text:span></text:span><text:span text:style-name="Source_20_Text"><text:span text:style-name="T6">execute</text:span></text:span><text:span text:style-name="Source_20_Text"><text:span text:style-name="T8">(</text:span></text:span><text:span text:style-name="Source_20_Text"><text:span text:style-name="T6">array</text:span></text:span><text:span text:style-name="Source_20_Text"><text:span text:style-name="T8">(</text:span></text:span><text:span text:style-name="Source_20_Text"><text:span text:style-name="T10">':name'</text:span></text:span><text:span text:style-name="Source_20_Text"><text:span text:style-name="T6"> </text:span></text:span><text:span text:style-name="Source_20_Text"><text:span text:style-name="T8">=&gt;</text:span></text:span><text:span text:style-name="Source_20_Text"><text:span text:style-name="T6"> htmlspecialchars</text:span></text:span><text:span text:style-name="Source_20_Text"><text:span text:style-name="T8">(</text:span></text:span><text:span text:style-name="Source_20_Text"><text:span text:style-name="T6">$user</text:span></text:span><text:span text:style-name="Source_20_Text"><text:span text:style-name="T8">-&gt;</text:span></text:span><text:span text:style-name="Source_20_Text"><text:span text:style-name="T6">getNickname</text:span></text:span><text:span text:style-name="Source_20_Text"><text:span text:style-name="T8">()),</text:span></text:span><text:span text:style-name="Source_20_Text"><text:span text:style-name="T6"> </text:span></text:span><text:span text:style-name="Source_20_Text"><text:span text:style-name="T10">':content'</text:span></text:span><text:span text:style-name="Source_20_Text"><text:span text:style-name="T6"> </text:span></text:span><text:span text:style-name="Source_20_Text"><text:span text:style-name="T8">=&gt;</text:span></text:span><text:span text:style-name="Source_20_Text"><text:span text:style-name="T6"> htmlspecialchars</text:span></text:span><text:span text:style-name="Source_20_Text"><text:span text:style-name="T8">(</text:span></text:span><text:span text:style-name="Source_20_Text"><text:span text:style-name="T6">$_POST</text:span></text:span><text:span text:style-name="Source_20_Text"><text:span text:style-name="T8">[</text:span></text:span><text:span text:style-name="Source_20_Text"><text:span text:style-name="T10">'content'</text:span></text:span><text:span text:style-name="Source_20_Text"><text:span text:style-name="T8">])));</text:span></text:span></text:p>
      <text:p text:style-name="P45"><text:span text:style-name="Source_20_Text"><text:span text:style-name="T7">    </text:span></text:span><text:span text:style-name="Source_20_Text"><text:span text:style-name="T6">$affected_rows </text:span></text:span><text:span text:style-name="Source_20_Text"><text:span text:style-name="T8">=</text:span></text:span><text:span text:style-name="Source_20_Text"><text:span text:style-name="T6"> $stmt</text:span></text:span><text:span text:style-name="Source_20_Text"><text:span text:style-name="T8">-&gt;</text:span></text:span><text:span text:style-name="Source_20_Text"><text:span text:style-name="T6">rowCount</text:span></text:span><text:span text:style-name="Source_20_Text"><text:span text:style-name="T8">();</text:span></text:span></text:p>
      <text:p text:style-name="P45"><text:span text:style-name="Source_20_Text"><text:span text:style-name="T7">    </text:span></text:span><text:span text:style-name="Source_20_Text"><text:span text:style-name="T13">// Log $affected_rows.</text:span></text:span></text:p>
      <text:p text:style-name="P45"><text:span text:style-name="Source_20_Text"><text:span text:style-name="T7">  </text:span></text:span><text:span text:style-name="Source_20_Text"><text:span text:style-name="T8">}</text:span></text:span></text:p>
      <text:p text:style-name="P45"><text:span text:style-name="Source_20_Text"><text:span text:style-name="T8">}</text:span></text:span><text:span text:style-name="Source_20_Text"><text:span text:style-name="T6"> </text:span></text:span><text:span text:style-name="Source_20_Text"><text:span text:style-name="T12">catch</text:span></text:span><text:span text:style-name="Source_20_Text"><text:span text:style-name="T6"> </text:span></text:span><text:span text:style-name="Source_20_Text"><text:span text:style-name="T8">(</text:span></text:span><text:span text:style-name="Source_20_Text"><text:span text:style-name="T17">PDOException</text:span></text:span><text:span text:style-name="Source_20_Text"><text:span text:style-name="T6"> $ex</text:span></text:span><text:span text:style-name="Source_20_Text"><text:span text:style-name="T8">)</text:span></text:span><text:span text:style-name="Source_20_Text"><text:span text:style-name="T6"> </text:span></text:span><text:span text:style-name="Source_20_Text"><text:span text:style-name="T8">{</text:span></text:span></text:p>
      <text:p text:style-name="P45"><text:span text:style-name="Source_20_Text"><text:span text:style-name="T7">  </text:span></text:span><text:span text:style-name="Source_20_Text"><text:span text:style-name="T13">// Log error.</text:span></text:span></text:p>
      <text:p text:style-name="P45"><text:span text:style-name="Source_20_Text"><text:span text:style-name="T8">}</text:span></text:span></text:p>
      <text:p text:style-name="P45"><text:span text:style-name="Source_20_Text"><text:span text:style-name="T6">$db </text:span></text:span><text:span text:style-name="Source_20_Text"><text:span text:style-name="T8">=</text:span></text:span><text:span text:style-name="Source_20_Text"><text:span text:style-name="T6"> </text:span></text:span><text:span text:style-name="Source_20_Text"><text:span text:style-name="T12">null</text:span></text:span><text:span text:style-name="Source_20_Text"><text:span text:style-name="T8">;</text:span></text:span></text:p>
      <text:p text:style-name="P45"><text:span text:style-name="Source_20_Text"><text:span text:style-name="T8">?&gt;</text:span></text:span></text:p>
      <text:p text:style-name="P20"><text:span text:style-name="T1">The connection code shown above connects to the Google Cloud SQL instance as the </text:span><text:span text:style-name="Source_20_Text"><text:span text:style-name="T5">root</text:span></text:span><text:span text:style-name="T1"> user but you can connect to the instance as a specific database user. For more information, see </text:span><text:a xlink:type="simple" xlink:href="https://cloud.google.com/appengine/docs/php/cloud-sql/#PHP_Different_interfaces"><text:span text:style-name="T3">Working with different connection interfaces</text:span></text:a><text:span text:style-name="T1">.</text:span></text:p>
      <text:p text:style-name="P20"><text:span text:style-name="T1">For information about creating MySQL users, see </text:span><text:a xlink:type="simple" xlink:href="http://dev.mysql.com/doc/refman/5.5/en/adding-users.html"><text:span text:style-name="T3">Adding Users</text:span></text:a><text:span text:style-name="T1"> in the MySQL documentation.</text:span></text:p>
      <text:h text:style-name="P34" text:outline-level="4"><text:bookmark text:name="PHP_Managing_connections"/>Managing connections</text:h>
      <text:p text:style-name="P27"><text:span text:style-name="T1">An App Engine application is made up of one or more </text:span><text:a xlink:type="simple" xlink:href="https://cloud.google.com/appengine/docs/php/modules/#PHP_Application_hierarchy"><text:span text:style-name="T3">modules</text:span></text:a><text:span text:style-name="T1">. Each module consists of source code and configuration files. An instance instantiates the code which is included in an App Engine module, and a particular version of module will have one or more instances running. The number of instances running depends on the number of incoming requests. You can configure App Engine to scale the number of instances automatically in response to processing volume (see </text:span><text:a xlink:type="simple" xlink:href="https://cloud.google.com/appengine/docs/php/modules/#PHP_Instance_scaling_and_class"><text:span text:style-name="T3">Instance scaling and class</text:span></text:a><text:span text:style-name="T1">).</text:span></text:p>
      <text:p text:style-name="P18">When App Engine instances talk to Google Cloud SQL, each App Engine instance cannot <text:soft-page-break/>have more than 12 concurrent connections to a Cloud SQL instance. Always close any established connections before finishing processing a request. Not closing a connection will cause it to leak and may eventually cause new connections to fail. You can exit this state by shutting down the affected App Engine instance.</text:p>
      <text:p text:style-name="P20"><text:span text:style-name="T1">You should also keep in mind that there is also a maximum number of concurrent connections and queries for each Cloud SQL instance, depending on the tier (see </text:span><text:a xlink:type="simple" xlink:href="https://cloud.google.com/cloud-sql/pricing"><text:span text:style-name="T3">Cloud SQL pricing</text:span></text:a><text:span text:style-name="T1">). For guidance on managing connections, see </text:span><text:a xlink:type="simple" xlink:href="https://cloud.google.com/cloud-sql/faq#connections"><text:span text:style-name="T3">How should I manage connections?</text:span></text:a><text:span text:style-name="T1"> in the "Google Cloud SQL FAQ" document.</text:span></text:p>
      <text:h text:style-name="P32" text:outline-level="3"><text:bookmark-start text:name="__RefHeading__46705_284981503"/><text:bookmark text:name="PHP_Update_your_configuration_file"/>Update your configuration file<text:bookmark-end text:name="__RefHeading__46705_284981503"/></text:h>
      <text:p text:style-name="P20"><text:span text:style-name="T1">In your </text:span><text:span text:style-name="Source_20_Text"><text:span text:style-name="T5">app.yaml</text:span></text:span><text:span text:style-name="T1"> file, make sure you have script handlers for </text:span><text:span text:style-name="Source_20_Text"><text:span text:style-name="T5">guestbook.php</text:span></text:span><text:span text:style-name="T1"> and </text:span><text:span text:style-name="Source_20_Text"><text:span text:style-name="T5">sign.php</text:span></text:span><text:span text:style-name="T1">.</text:span></text:p>
      <text:p text:style-name="P22"><text:span text:style-name="Source_20_Text"><text:span text:style-name="T6">application</text:span></text:span><text:span text:style-name="Source_20_Text"><text:span text:style-name="T8">:</text:span></text:span><text:span text:style-name="Source_20_Text"><text:span text:style-name="T6"> </text:span></text:span><text:span text:style-name="Source_20_Text"><text:span text:style-name="T8">&lt;</text:span></text:span><text:span text:style-name="Source_20_Text"><text:span text:style-name="T6">your</text:span></text:span><text:span text:style-name="Source_20_Text"><text:span text:style-name="T8">-</text:span></text:span><text:span text:style-name="Source_20_Text"><text:span text:style-name="T6">application</text:span></text:span><text:span text:style-name="Source_20_Text"><text:span text:style-name="T8">-</text:span></text:span><text:span text:style-name="Source_20_Text"><text:span text:style-name="T6">name</text:span></text:span><text:span text:style-name="Source_20_Text"><text:span text:style-name="T8">&gt;</text:span></text:span></text:p>
      <text:p text:style-name="P43"><text:span text:style-name="Source_20_Text"><text:span text:style-name="T6">version</text:span></text:span><text:span text:style-name="Source_20_Text"><text:span text:style-name="T8">:</text:span></text:span><text:span text:style-name="Source_20_Text"><text:span text:style-name="T6"> </text:span></text:span><text:span text:style-name="Source_20_Text"><text:span text:style-name="T9">1</text:span></text:span></text:p>
      <text:p text:style-name="P43"><text:span text:style-name="Source_20_Text"><text:span text:style-name="T6">runtime</text:span></text:span><text:span text:style-name="Source_20_Text"><text:span text:style-name="T8">:</text:span></text:span><text:span text:style-name="Source_20_Text"><text:span text:style-name="T6"> php</text:span></text:span></text:p>
      <text:p text:style-name="P43"><text:span text:style-name="Source_20_Text"><text:span text:style-name="T6">api_version</text:span></text:span><text:span text:style-name="Source_20_Text"><text:span text:style-name="T8">:</text:span></text:span><text:span text:style-name="Source_20_Text"><text:span text:style-name="T6"> </text:span></text:span><text:span text:style-name="Source_20_Text"><text:span text:style-name="T9">1</text:span></text:span></text:p>
      <text:p text:style-name="P43"><text:span text:style-name="Source_20_Text"><text:span text:style-name="T6">handlers</text:span></text:span><text:span text:style-name="Source_20_Text"><text:span text:style-name="T8">:</text:span></text:span></text:p>
      <text:p text:style-name="P43"><text:span text:style-name="Source_20_Text"><text:span text:style-name="T8">-</text:span></text:span><text:span text:style-name="Source_20_Text"><text:span text:style-name="T6"> url</text:span></text:span><text:span text:style-name="Source_20_Text"><text:span text:style-name="T8">:</text:span></text:span><text:span text:style-name="Source_20_Text"><text:span text:style-name="T6"> </text:span></text:span><text:span text:style-name="Source_20_Text"><text:span text:style-name="T10">/</text:span></text:span></text:p>
      <text:p text:style-name="P43"><text:span text:style-name="Source_20_Text"><text:span text:style-name="T11">  </text:span></text:span><text:span text:style-name="Source_20_Text"><text:span text:style-name="T10">script: guestbook.php</text:span></text:span></text:p>
      <text:p text:style-name="P43"><text:span text:style-name="Source_20_Text"><text:span text:style-name="T10">- url: /</text:span></text:span><text:span text:style-name="Source_20_Text"><text:span text:style-name="T6">sign</text:span></text:span></text:p>
      <text:p text:style-name="P43"><text:span text:style-name="Source_20_Text"><text:span text:style-name="T7">  </text:span></text:span><text:span text:style-name="Source_20_Text"><text:span text:style-name="T6">script</text:span></text:span><text:span text:style-name="Source_20_Text"><text:span text:style-name="T8">:</text:span></text:span><text:span text:style-name="Source_20_Text"><text:span text:style-name="T6"> sign</text:span></text:span><text:span text:style-name="Source_20_Text"><text:span text:style-name="T8">.</text:span></text:span><text:span text:style-name="Source_20_Text"><text:span text:style-name="T6">php</text:span></text:span></text:p>
      <text:p text:style-name="P20"><text:span text:style-name="T1">That's it! Now you can </text:span><text:a xlink:type="simple" xlink:href="https://cloud.google.com/appengine/docs/php/tools/uploadinganapp"><text:span text:style-name="T3">deploy your application</text:span></text:a><text:span text:style-name="T1"> and try it out!</text:span></text:p>
      <text:h text:style-name="P29" text:outline-level="2"><text:bookmark-start text:name="__RefHeading__46707_284981503"/><text:bookmark text:name="PHP_Using_a_local_MySQL_instance_during_development"/>Using a local MySQL instance during development<text:bookmark-end text:name="__RefHeading__46707_284981503"/></text:h>
      <text:p text:style-name="P27"><text:span text:style-name="T1">The above example shows how to connect to a Cloud SQL instance when the code runs in App Engine and how to connect to a local MySQL server when the code runs in the </text:span><text:a xlink:type="simple" xlink:href="https://cloud.google.com/appengine/docs/php/tools/devserver"><text:span text:style-name="T3">Development Server</text:span></text:a><text:span text:style-name="T1">. We encourage this pattern to minimize confusion and also maximize flexibility.</text:span></text:p>
      <text:h text:style-name="P29" text:outline-level="2"><text:bookmark-start text:name="__RefHeading__46709_284981503"/><text:bookmark text:name="PHP_Size_and_access_limits"/><text:soft-page-break/>Size and access limits<text:bookmark-end text:name="__RefHeading__46709_284981503"/></text:h>
      <text:p text:style-name="P25">The following limits apply to Google Cloud SQL:</text:p>
      <text:p text:style-name="P20"><text:span text:style-name="Strong_20_Emphasis"><text:span text:style-name="T1">Instance Connections</text:span></text:span></text:p>
      <text:list xml:id="list13401063107967689" text:style-name="L7">
        <text:list-item>
          <text:p text:style-name="P59"><text:span text:style-name="T1">Each tier allows for maximum concurrent connections and queries. For more information, see the </text:span><text:a xlink:type="simple" xlink:href="https://cloud.google.com/sql/pricing"><text:span text:style-name="T3">pricing</text:span></text:a><text:span text:style-name="T1">page.</text:span></text:p>
        </text:list-item>
        <text:list-item>
          <text:p text:style-name="P67">There is a limit of 100 pending connections independent of tier.</text:p>
        </text:list-item>
        <text:list-item>
          <text:p text:style-name="P67">Establishing a connection takes, on the server side, about 1.25 ms; because of the 100 pending connection limit, this means a maximum of 800 connection per second. If more than 100 clients try to connect simultaneously then some them will fail.</text:p>
        </text:list-item>
      </text:list>
      <text:p text:style-name="P20"><text:span text:style-name="T1">These limits are in place to protect against accidents and abuse. For questions about increasing these values, contact the </text:span><text:a xlink:type="simple" xlink:href="mailto:cloud-sql@google.com"><text:span text:style-name="T3">cloud-sql@google.com</text:span></text:a><text:span text:style-name="T1"> team.</text:span></text:p>
      <text:p text:style-name="P20"><text:span text:style-name="Strong_20_Emphasis"><text:span text:style-name="T1">Instance Size</text:span></text:span></text:p>
      <text:p text:style-name="P18">The size of all instances is limited to 250GB by default. Note that you only pay for the storage that you use, so you don’t need to reserve this storage in advance. If you require more storage, up to 500GB, then it is possible to increase limits for individual instances for customers with a silver Google Cloud support package.</text:p>
      <text:p text:style-name="P20"><text:span text:style-name="Strong_20_Emphasis"><text:span text:style-name="T1">Google App Engine Limits</text:span></text:span></text:p>
      <text:p text:style-name="P18">Requests from Google App Engine applications to Google Cloud SQL are subject to the following time and connection limits:</text:p>
      <text:list xml:id="list724942510520325324" text:style-name="L8">
        <text:list-item>
          <text:p text:style-name="P60"><text:span text:style-name="T1">All database requests must finish within the </text:span><text:a xlink:type="simple" xlink:href="https://cloud.google.com/appengine/docs/php/requests#PHP_The_request_timer"><text:span text:style-name="T3">HTTP request timer</text:span></text:a><text:span text:style-name="T1">, around </text:span><text:span text:style-name="Strong_20_Emphasis"><text:span text:style-name="T1">60 seconds</text:span></text:span><text:span text:style-name="T1">.</text:span></text:p>
        </text:list-item>
        <text:list-item>
          <text:p text:style-name="P60"><text:span text:style-name="T1">Offline requests like </text:span><text:a xlink:type="simple" xlink:href="https://cloud.google.com/appengine/docs/php/config/cron"><text:span text:style-name="T3">cron tasks</text:span></text:a><text:span text:style-name="T1"> have a time limit of </text:span><text:span text:style-name="Strong_20_Emphasis"><text:span text:style-name="T1">10 minutes.</text:span></text:span></text:p>
        </text:list-item>
        <text:list-item>
          <text:p text:style-name="P60"><text:span text:style-name="T1">Requests from App Engine modules to Google Cloud SQL are subject to the type of </text:span><text:a xlink:type="simple" xlink:href="https://cloud.google.com/appengine/docs/php/modules/#PHP_Instance_scaling_and_class"><text:span text:style-name="T3">module scaling</text:span></text:a><text:span text:style-name="T1"> and instance residence time in memory.</text:span></text:p>
        </text:list-item>
        <text:list-item>
          <text:p text:style-name="P60"><text:span text:style-name="T1">Each App Engine instance cannot have more than </text:span><text:span text:style-name="Strong_20_Emphasis"><text:span text:style-name="T1">12 concurrent connections</text:span></text:span><text:span text:style-name="T1"> to a Google Cloud SQL instance.</text:span></text:p>
        </text:list-item>
      </text:list>
      <text:p text:style-name="P18">Google App Engine applications are also subject to additional Google App Engine quotas and limits as discussed on the <text:a xlink:type="simple" xlink:href="https://cloud.google.com/appengine/docs/quotas"><text:span text:style-name="T19">Quotas</text:span></text:a> page.</text:p>
      <text:h text:style-name="P12" text:outline-level="1">Using Google Cloud <text:span text:style-name="T23">Storage</text:span></text:h>
      <text:h text:style-name="P11" text:outline-level="1"><text:bookmark text:name="reading_and_writing_files"/>Reading and Writing Files</text:h>
      <text:p text:style-name="P18">In App Engine, the local filesystem that your application is deployed to is not writeable. This behavior ensures the security and scalability of your application.</text:p>
      <text:p text:style-name="P20"><text:span text:style-name="T1">However, if the application needs to write and read files at runtime, App Engine provides a built-in Google Cloud Storage (GCS) stream wrapper that allows you to use many of the standard </text:span><text:a xlink:type="simple" xlink:href="https://cloud.google.com/appengine/docs/php/googlestorage/advanced#php_filesystem_functions_support_on_google_cloud_storage"><text:span text:style-name="T3">PHP filesystem functions</text:span></text:a><text:span text:style-name="T1"> to read and write files in an App Engine PHP app.</text:span></text:p>
      <text:p text:style-name="P6"><text:span text:style-name="Strong_20_Emphasis">Important:</text:span> One major difference between writing to a local disk and writing to GCS is that GCS doesn’t support modifying or appending to a file after you close it. To get an equivalent behavior in GCS, you must create a new file with the same name, which overwrites the original. Because of this, the <text:span text:style-name="Emphasis"><text:span text:style-name="T24">performance</text:span></text:span>characteristics of reading and writing files to GCS can be quite different from reading and writing to local disk,<text:span text:style-name="Emphasis"><text:span text:style-name="T24">especially when frequent modifications need to be made to the same file</text:span></text:span>.</text:p>
      <text:p text:style-name="P18">There are two ways to write files to GCS:</text:p>
      <text:list xml:id="list8379312418702127688" text:style-name="L9">
        <text:list-item>
          <text:p text:style-name="P68">Write files from your app</text:p>
          <text:list>
            <text:list-item>
              <text:p text:style-name="P77">Simple file write</text:p>
            </text:list-item>
            <text:list-item>
              <text:p text:style-name="P77">Streamed file write</text:p>
            </text:list-item>
          </text:list>
        </text:list-item>
        <text:list-item>
          <text:p text:style-name="P68">Let the user upload files to GCS</text:p>
        </text:list-item>
      </text:list>
      <text:h text:style-name="P29" text:outline-level="2"><text:bookmark text:name="writing_files_from_your_app"/>Writing files from your app</text:h>
      <text:p text:style-name="P25">If you write files from your app, you can write the entire file at once, or you can stream the file write.</text:p>
      <text:p text:style-name="P6"><text:span text:style-name="Strong_20_Emphasis">Important:</text:span> For very large files, you may not be able to write directly from your app, because of the requirement for all app requests to complete within 60 seconds. So, for very large files, you may need to <text:a xlink:type="simple" xlink:href="https://cloud.google.com/appengine/docs/php/googlestorage/user_upload"><text:span text:style-name="T19">upload the file</text:span></text:a>directly, not write it from the app.</text:p>
      <text:p text:style-name="P20"><text:span text:style-name="T1">The GCS stream wrapper is built in to the run time, and is used when you supply a file name starting with </text:span><text:span text:style-name="Source_20_Text"><text:span text:style-name="T5">gs://</text:span></text:span><text:span text:style-name="T1">. The wrapper requires the name of the bucket or file object to be in the form:</text:span></text:p>
      <text:p text:style-name="P20"><text:span text:style-name="Source_20_Text"><text:span text:style-name="T5">gs://bucket_name/desired_object_name</text:span></text:span></text:p>
      <text:h text:style-name="P32" text:outline-level="3"><text:bookmark text:name="simple_file_write"/><text:soft-page-break/>Simple file write</text:h>
      <text:p text:style-name="P27"><text:span text:style-name="T1">To write data to Google Cloud Storage from your app, you use </text:span><text:span text:style-name="Source_20_Text"><text:span text:style-name="T5">file_put_contents</text:span></text:span><text:span text:style-name="T1">, using a valid cloud storage URL. For example:</text:span></text:p>
      <text:p text:style-name="P22"><text:span text:style-name="Source_20_Text"><text:span text:style-name="T8">&lt;?</text:span></text:span><text:span text:style-name="Source_20_Text"><text:span text:style-name="T6">php</text:span></text:span></text:p>
      <text:p text:style-name="P43"><text:span text:style-name="Source_20_Text"><text:span text:style-name="T6">file_put_contents</text:span></text:span><text:span text:style-name="Source_20_Text"><text:span text:style-name="T8">(</text:span></text:span><text:span text:style-name="Source_20_Text"><text:span text:style-name="T10">'gs://my_bucket/hello.txt'</text:span></text:span><text:span text:style-name="Source_20_Text"><text:span text:style-name="T8">,</text:span></text:span><text:span text:style-name="Source_20_Text"><text:span text:style-name="T6"> </text:span></text:span><text:span text:style-name="Source_20_Text"><text:span text:style-name="T10">'Hello'</text:span></text:span><text:span text:style-name="Source_20_Text"><text:span text:style-name="T8">);</text:span></text:span></text:p>
      <text:p text:style-name="P20"><text:span text:style-name="T1">where </text:span><text:span text:style-name="Source_20_Text"><text:span text:style-name="T5">my_bucket</text:span></text:span><text:span text:style-name="T1"> is a </text:span><text:a xlink:type="simple" xlink:href="https://cloud.google.com/appengine/docs/php/googlestorage/setup"><text:span text:style-name="T3">properly configured GCS bucket</text:span></text:a><text:span text:style-name="T1">.</text:span></text:p>
      <text:p text:style-name="P20"><text:span text:style-name="T1">Or, if you want to use </text:span><text:a xlink:type="simple" xlink:href="https://cloud.google.com/appengine/docs/php/googlestorage/advanced#permissions_caching_and_metadata_options"><text:span text:style-name="T3">stream options</text:span></text:a><text:span text:style-name="T1"> to supply permissions, caching, and/or metadata options, you could write the file as follows:</text:span></text:p>
      <text:p text:style-name="P22"><text:span text:style-name="Source_20_Text"><text:span text:style-name="T6">$options </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10">'gs'</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8">[</text:span></text:span><text:span text:style-name="Source_20_Text"><text:span text:style-name="T10">'Content-Typ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text/plain'</text:span></text:span><text:span text:style-name="Source_20_Text"><text:span text:style-name="T8">]];</text:span></text:span></text:p>
      <text:p text:style-name="P43"><text:span text:style-name="Source_20_Text"><text:span text:style-name="T6">$ctx </text:span></text:span><text:span text:style-name="Source_20_Text"><text:span text:style-name="T8">=</text:span></text:span><text:span text:style-name="Source_20_Text"><text:span text:style-name="T6"> stream_context_create</text:span></text:span><text:span text:style-name="Source_20_Text"><text:span text:style-name="T8">(</text:span></text:span><text:span text:style-name="Source_20_Text"><text:span text:style-name="T6">$options</text:span></text:span><text:span text:style-name="Source_20_Text"><text:span text:style-name="T8">);</text:span></text:span></text:p>
      <text:p text:style-name="P43"><text:span text:style-name="Source_20_Text"><text:span text:style-name="T6">file_put_contents</text:span></text:span><text:span text:style-name="Source_20_Text"><text:span text:style-name="T8">(</text:span></text:span><text:span text:style-name="Source_20_Text"><text:span text:style-name="T10">'gs://my_bucket/hello.txt'</text:span></text:span><text:span text:style-name="Source_20_Text"><text:span text:style-name="T8">,</text:span></text:span><text:span text:style-name="Source_20_Text"><text:span text:style-name="T6"> </text:span></text:span><text:span text:style-name="Source_20_Text"><text:span text:style-name="T10">'Hello'</text:span></text:span><text:span text:style-name="Source_20_Text"><text:span text:style-name="T8">,</text:span></text:span><text:span text:style-name="Source_20_Text"><text:span text:style-name="T6"> </text:span></text:span><text:span text:style-name="Source_20_Text"><text:span text:style-name="T9">0</text:span></text:span><text:span text:style-name="Source_20_Text"><text:span text:style-name="T8">,</text:span></text:span><text:span text:style-name="Source_20_Text"><text:span text:style-name="T6"> $ctx</text:span></text:span><text:span text:style-name="Source_20_Text"><text:span text:style-name="T8">);</text:span></text:span></text:p>
      <text:h text:style-name="P32" text:outline-level="3"><text:bookmark text:name="streamed_file_write"/>Streamed file write</text:h>
      <text:p text:style-name="P27"><text:span text:style-name="T1">Alternatively, you could use </text:span><text:span text:style-name="Source_20_Text"><text:span text:style-name="T5">fopen</text:span></text:span><text:span text:style-name="T1">/</text:span><text:span text:style-name="Source_20_Text"><text:span text:style-name="T5">fwrite</text:span></text:span><text:span text:style-name="T1"> to write data in a streaming fashion:</text:span></text:p>
      <text:p text:style-name="P22"><text:span text:style-name="Source_20_Text"><text:span text:style-name="T8">&lt;?</text:span></text:span><text:span text:style-name="Source_20_Text"><text:span text:style-name="T6">php</text:span></text:span></text:p>
      <text:p text:style-name="P43"><text:span text:style-name="Source_20_Text"><text:span text:style-name="T6">$fp </text:span></text:span><text:span text:style-name="Source_20_Text"><text:span text:style-name="T8">=</text:span></text:span><text:span text:style-name="Source_20_Text"><text:span text:style-name="T6"> fopen</text:span></text:span><text:span text:style-name="Source_20_Text"><text:span text:style-name="T8">(</text:span></text:span><text:span text:style-name="Source_20_Text"><text:span text:style-name="T10">'gs://my_bucket/some_file.txt'</text:span></text:span><text:span text:style-name="Source_20_Text"><text:span text:style-name="T8">,</text:span></text:span><text:span text:style-name="Source_20_Text"><text:span text:style-name="T6"> </text:span></text:span><text:span text:style-name="Source_20_Text"><text:span text:style-name="T10">'w'</text:span></text:span><text:span text:style-name="Source_20_Text"><text:span text:style-name="T8">);</text:span></text:span></text:p>
      <text:p text:style-name="P43"><text:span text:style-name="Source_20_Text"><text:span text:style-name="T6">fwrite</text:span></text:span><text:span text:style-name="Source_20_Text"><text:span text:style-name="T8">(</text:span></text:span><text:span text:style-name="Source_20_Text"><text:span text:style-name="T6">$fp</text:span></text:span><text:span text:style-name="Source_20_Text"><text:span text:style-name="T8">,</text:span></text:span><text:span text:style-name="Source_20_Text"><text:span text:style-name="T6"> </text:span></text:span><text:span text:style-name="Source_20_Text"><text:span text:style-name="T10">'Hello'</text:span></text:span><text:span text:style-name="Source_20_Text"><text:span text:style-name="T8">);</text:span></text:span></text:p>
      <text:p text:style-name="P43"><text:span text:style-name="Source_20_Text"><text:span text:style-name="T6">fclose</text:span></text:span><text:span text:style-name="Source_20_Text"><text:span text:style-name="T8">(</text:span></text:span><text:span text:style-name="Source_20_Text"><text:span text:style-name="T6">$fp</text:span></text:span><text:span text:style-name="Source_20_Text"><text:span text:style-name="T8">);</text:span></text:span></text:p>
      <text:p text:style-name="P18">Note that when you use streaming, data will be flushed to GCS in smaller chunks. You do not need to know the total length of the data to be written up front: it will be calculated when the file resource is closed:</text:p>
      <text:p text:style-name="P6"><text:span text:style-name="Strong_20_Emphasis">Note:</text:span> You can also use <text:a xlink:type="simple" xlink:href="https://cloud.google.com/appengine/docs/php/googlestorage/advanced#permissions_caching_and_metadata_options"><text:span text:style-name="T19">stream options</text:span></text:a> when using streaming file writes to supply permissions, caching, and/or metadata options.</text:p>
      <text:p text:style-name="P20"><text:span text:style-name="T1">These are the basic ways to write files. For special use cases and more advanced file management, see the topics listed under </text:span><text:a xlink:type="simple" xlink:href="https://cloud.google.com/appengine/docs/php/googlestorage/#Where_to_go_next"><text:span text:style-name="T3">Where to go next</text:span></text:a><text:span text:style-name="T1">.</text:span></text:p>
      <text:h text:style-name="P29" text:outline-level="2"><text:bookmark text:name="deleting_files"/>Deleting files</text:h>
      <text:p text:style-name="P27"><text:span text:style-name="T1">If you want to delete the file itself, use the PHP </text:span><text:a xlink:type="simple" xlink:href="http://php.net/unlink"><text:span text:style-name="T3">unlink()</text:span></text:a><text:span text:style-name="T1"> function.</text:span></text:p>
      <text:h text:style-name="P29" text:outline-level="2"><text:bookmark text:name="user_uploads"/><text:soft-page-break/>User uploads</text:h>
      <text:p text:style-name="P27"><text:span text:style-name="T1">For details about this file write option, see </text:span><text:a xlink:type="simple" xlink:href="https://cloud.google.com/appengine/docs/php/googlestorage/user_upload"><text:span text:style-name="T3">Allowing Users to Upload Files</text:span></text:a></text:p>
      <text:h text:style-name="P29" text:outline-level="2"><text:bookmark text:name="reading_files"/>Reading files</text:h>
      <text:p text:style-name="P27"><text:span text:style-name="T1">For information about reading files from GCS, see </text:span><text:a xlink:type="simple" xlink:href="https://cloud.google.com/appengine/docs/php/googlestorage/public_access"><text:span text:style-name="T3">Providing Public Access to Files</text:span></text:a></text:p>
      <text:h text:style-name="P29" text:outline-level="2"><text:bookmark text:name="setup_and_requirements"/>Setup and Requirements</text:h>
      <text:p text:style-name="P27"><text:span text:style-name="T1">If you use the default GCS bucket available for App Engine apps, very little setup is required. See </text:span><text:a xlink:type="simple" xlink:href="https://cloud.google.com/appengine/docs/php/googlestorage/setup"><text:span text:style-name="T3">Setup</text:span></text:a><text:span text:style-name="T1"> for more details.</text:span></text:p>
      <text:h text:style-name="P29" text:outline-level="2"><text:bookmark text:name="supported_php_filesystem_functions"/>Supported PHP filesystem functions</text:h>
      <text:p text:style-name="P27"><text:span text:style-name="T1">Many of the commonly used PHP file functions are supported, along with file information and directory functions. For a complete list of supported PHP functions, see </text:span><text:a xlink:type="simple" xlink:href="https://cloud.google.com/appengine/docs/php/googlestorage/advanced#php_filesystem_functions_support_on_google_cloud_storage"><text:span text:style-name="T3">PHP filesystem functions support</text:span></text:a><text:span text:style-name="T1">.</text:span></text:p>
      <text:h text:style-name="P29" text:outline-level="2"><text:bookmark text:name="extended_features_provided_by_cloud_storage_tools_api"/>Extended features provided by Cloud Storage Tools API</text:h>
      <text:p text:style-name="P27"><text:span text:style-name="T1">The GCS stream wrapper lets you use PHP filesystem calls. However, there are extended features available that you may need for an optimal use of GCS. These extended features are provided in the </text:span><text:a xlink:type="simple" xlink:href="https://cloud.google.com/appengine/docs/php/refdocs/files/google.appengine.api.cloud_storage.CloudStorageTools#%5Cgoogle%5Cappengine%5Capi%5Ccloud_storage%5CCloudStorageTools"><text:span text:style-name="T3">Cloud Storage Tools API</text:span></text:a><text:span text:style-name="T1">:</text:span></text:p>
      <text:p text:style-name="P20"><text:span text:style-name="T1">This API provides a set of functions that support the serving of files and images, along with other useful utilities. We'll cover several of these in the other </text:span><text:a xlink:type="simple" xlink:href="https://cloud.google.com/appengine/docs/php/googlestorage/#Where_to_go_next"><text:span text:style-name="T3">topic pages</text:span></text:a><text:span text:style-name="T1">.</text:span></text:p>
      <text:h text:style-name="P29" text:outline-level="2"><text:bookmark text:name="is_there_any_other_way_to_read_and_write_files"/>Is there any other way to read and write files?</text:h>
      <text:p text:style-name="P27"><text:span text:style-name="T1">An App Engine PHP app must use the Cloud Storage stream wrapper to write files at runtime. However, if an app needs to </text:span><text:span text:style-name="Emphasis"><text:span text:style-name="T2">read</text:span></text:span><text:span text:style-name="T1"> files, and these files are static, you can optionally read static files uploaded with your app using PHP filesystem functions such as </text:span><text:span text:style-name="Source_20_Text"><text:span text:style-name="T5">file_get_contents</text:span></text:span><text:span text:style-name="T1">.</text:span></text:p>
      <text:p text:style-name="P18">For example:</text:p>
      <text:p text:style-name="P22"><text:soft-page-break/><text:span text:style-name="Source_20_Text"><text:span text:style-name="T8">&lt;?</text:span></text:span><text:span text:style-name="Source_20_Text"><text:span text:style-name="T6">php</text:span></text:span></text:p>
      <text:p text:style-name="P43"><text:span text:style-name="Source_20_Text"><text:span text:style-name="T6">file_get_contents</text:span></text:span><text:span text:style-name="Source_20_Text"><text:span text:style-name="T8">(</text:span></text:span><text:span text:style-name="Source_20_Text"><text:span text:style-name="T10">'config/my_configuration.json'</text:span></text:span><text:span text:style-name="Source_20_Text"><text:span text:style-name="T8">);</text:span></text:span></text:p>
      <text:p text:style-name="P18">where the path specified must be a path relative to the script accessing them.</text:p>
      <text:p text:style-name="P20"><text:span text:style-name="T1">You must upload the file or files in an application subdirectory when you deploy your app to App Engine, and must configure the </text:span><text:span text:style-name="Source_20_Text"><text:span text:style-name="T5">app.yaml</text:span></text:span><text:span text:style-name="T1"> file so your app can access those files. For complete details, see </text:span><text:a xlink:type="simple" xlink:href="https://cloud.google.com/appengine/docs/php/config/appconfig"><text:span text:style-name="T3">PHP Application Configuration with </text:span></text:a><text:a xlink:type="simple" xlink:href="https://cloud.google.com/appengine/docs/php/config/appconfig"><text:span text:style-name="Source_20_Text"><text:span text:style-name="T4">app.yaml</text:span></text:span></text:a><text:span text:style-name="T1">.</text:span></text:p>
      <text:p text:style-name="P20"><text:span text:style-name="T1">In the </text:span><text:span text:style-name="Source_20_Text"><text:span text:style-name="T5">app.yaml</text:span></text:span><text:span text:style-name="T1"> configuration, notice that if you use a static file or directory handler (</text:span><text:span text:style-name="Source_20_Text"><text:span text:style-name="T5">static_files</text:span></text:span><text:span text:style-name="T1"> or</text:span><text:span text:style-name="Source_20_Text"><text:span text:style-name="T5">static_dir</text:span></text:span><text:span text:style-name="T1">) you must specify </text:span><text:span text:style-name="Source_20_Text"><text:span text:style-name="T5">application_readable</text:span></text:span><text:span text:style-name="T1"> set to true or your app won't be able to read the files. However, if the files are served by a </text:span><text:span text:style-name="Source_20_Text"><text:span text:style-name="T5">script</text:span></text:span><text:span text:style-name="T1"> handler, this isn't necessary, because these files are readable by script handlers by default.</text:span></text:p>
      <text:h text:style-name="P29" text:outline-level="2"><text:bookmark text:name="where_to_go_next"/>Where to go next</text:h>
      <text:p text:style-name="P25">Read the following topics for details on using the Cloud Storage Tools API:</text:p>
      <text:list xml:id="list4426752223729761100" text:style-name="L10">
        <text:list-item>
          <text:p text:style-name="P61"><text:a xlink:type="simple" xlink:href="https://cloud.google.com/appengine/docs/php/googlestorage/setup"><text:span text:style-name="T3">Setup</text:span></text:a><text:span text:style-name="T1">, quick setup instructions.</text:span></text:p>
        </text:list-item>
        <text:list-item>
          <text:p text:style-name="P61"><text:a xlink:type="simple" xlink:href="https://cloud.google.com/appengine/docs/php/googlestorage/public_access"><text:span text:style-name="T3">Providing Public Access to Files</text:span></text:a><text:span text:style-name="T1">, shows how to enable users to download files via browser.</text:span></text:p>
        </text:list-item>
        <text:list-item>
          <text:p text:style-name="P61"><text:a xlink:type="simple" xlink:href="https://cloud.google.com/appengine/docs/php/googlestorage/user_upload"><text:span text:style-name="T3">Allowing Users to Upload Files</text:span></text:a><text:span text:style-name="T1">, shows how to upload files via browser directly, bypassing your app.</text:span></text:p>
        </text:list-item>
        <text:list-item>
          <text:p text:style-name="P61"><text:a xlink:type="simple" xlink:href="https://cloud.google.com/appengine/docs/php/googlestorage/images"><text:span text:style-name="T3">Working with Image Files</text:span></text:a><text:span text:style-name="T1">, shows optimal ways to manage and serve images.</text:span></text:p>
        </text:list-item>
        <text:list-item>
          <text:p text:style-name="P61"><text:a xlink:type="simple" xlink:href="https://cloud.google.com/appengine/docs/php/googlestorage/advanced"><text:span text:style-name="T3">Advanced File Management</text:span></text:a><text:span text:style-name="T1">, covers the following:</text:span></text:p>
          <text:list>
            <text:list-item>
              <text:p text:style-name="P78">Permissions, caching, and metadata stream options.</text:p>
            </text:list-item>
            <text:list-item>
              <text:p text:style-name="P78">PHP filesystem function support.</text:p>
            </text:list-item>
            <text:list-item>
              <text:p text:style-name="P76"><text:span text:style-name="T1">Using PHP </text:span><text:span text:style-name="Source_20_Text"><text:span text:style-name="T5">include</text:span></text:span><text:span text:style-name="T1"> and </text:span><text:span text:style-name="Source_20_Text"><text:span text:style-name="T5">require</text:span></text:span><text:span text:style-name="T1">.</text:span></text:p>
            </text:list-item>
            <text:list-item>
              <text:p text:style-name="P78">Reading and writing custom metadata.</text:p>
            </text:list-item>
            <text:list-item>
              <text:p text:style-name="P78">Cached file reads.</text:p>
            </text:list-item>
          </text:list>
        </text:list-item>
      </text:list>
      <text:h text:style-name="P11" text:outline-level="1"/>
      <text:h text:style-name="P12" text:outline-level="1"><text:bookmark text:name="setup"/>Setup</text:h>
      <text:p text:style-name="P27"><text:span text:style-name="T1">Your app requires a properly configured GCS bucket. Fortunately, each app can easily gain access to such a bucket. This bucket, called the </text:span><text:span text:style-name="Emphasis"><text:span text:style-name="T2">default GCS bucket</text:span></text:span><text:span text:style-name="T1">, needs no further configuration, permissions, sign-up, or activation. Moreover, the default GCS bucket has a </text:span><text:a xlink:type="simple" xlink:href="https://cloud.google.com/appengine/docs/quotas#Default_Gcs_Bucket"><text:span text:style-name="T3">free quota</text:span></text:a><text:span text:style-name="T1">, so you do not need to make your app billable.</text:span></text:p>
      <text:p text:style-name="P6"><text:span text:style-name="Strong_20_Emphasis">Note:</text:span> If you don't want to use the default GCS bucket, you'll need to configure your own GCS bucket with proper permissions to access the objects. For more information, see <text:a xlink:type="simple" xlink:href="https://cloud.google.com/appengine/docs/python/googlestorage/index#Prerequisites"><text:span text:style-name="T19">Google Cloud Storage Prerequisites</text:span></text:a>. However, note that this requires you to make your app billable and you may incur costs.</text:p>
      <text:p text:style-name="P18">For apps created after the App Engine 1.9.0 release, the default GCS bucket is automatically created with your app.</text:p>
      <text:p text:style-name="P20"><text:span text:style-name="T1">For apps created before the App Engine 1.9.0 release, you can obtain a a default bucket for it by clicking </text:span><text:span text:style-name="Strong_20_Emphasis"><text:span text:style-name="T1">Create</text:span></text:span><text:span text:style-name="T1">within the Cloud Integration section in the </text:span><text:span text:style-name="Emphasis"><text:span text:style-name="T2">Application Settings</text:span></text:span><text:span text:style-name="T1"> page of the App Engine </text:span><text:a xlink:type="simple" xlink:href="https://appengine.google.com/"><text:span text:style-name="T3">Admin Console</text:span></text:a><text:span text:style-name="T1">.</text:span></text:p>
      <text:p text:style-name="P20"><text:span text:style-name="T1">The default bucket name is typically </text:span><text:span text:style-name="Source_20_Text"><text:span text:style-name="T5">&lt;app_id&gt;.appspot.com</text:span></text:span><text:span text:style-name="T1">, where </text:span><text:span text:style-name="Source_20_Text"><text:span text:style-name="T5">&lt;app_id&gt;</text:span></text:span><text:span text:style-name="T1"> is your app ID. You can find the bucket name in the App Engine Admin console </text:span><text:span text:style-name="Strong_20_Emphasis"><text:span text:style-name="T1">Application Settings</text:span></text:span><text:span text:style-name="T1"> page, under the label </text:span><text:span text:style-name="Emphasis"><text:span text:style-name="T2">Google Cloud Storage Bucket</text:span></text:span><text:span text:style-name="T1">. Alternatively, you can use the </text:span><text:a xlink:type="simple" xlink:href="https://cloud.google.com/appengine/docs/php/refdocs/files/google.appengine.api.cloud_storage.CloudStorageTools#%5Cgoogle%5Cappengine%5Capi%5Ccloud_storage%5CCloudStorageTools"><text:span text:style-name="T3">CloudStorageTools::getDefaultGoogleStorageBucketName()</text:span></text:a><text:span text:style-name="T1"> method to find the name programmatically.</text:span></text:p>
      <text:p text:style-name="P18">For example, you would write to the default bucket using the normal Cloud Storage stream wrapper:</text:p>
      <text:p text:style-name="P22"><text:span text:style-name="Source_20_Text"><text:span text:style-name="T8">&lt;?</text:span></text:span><text:span text:style-name="Source_20_Text"><text:span text:style-name="T6">php</text:span></text:span></text:p>
      <text:p text:style-name="P43"><text:span text:style-name="Source_20_Text"><text:span text:style-name="T6">file_put_contents</text:span></text:span><text:span text:style-name="Source_20_Text"><text:span text:style-name="T8">(</text:span></text:span><text:span text:style-name="Source_20_Text"><text:span text:style-name="T10">'gs://&lt;app_id&gt;.appspot.com/hello.txt'</text:span></text:span><text:span text:style-name="Source_20_Text"><text:span text:style-name="T8">,</text:span></text:span><text:span text:style-name="Source_20_Text"><text:span text:style-name="T6"> </text:span></text:span><text:span text:style-name="Source_20_Text"><text:span text:style-name="T10">'Hello'</text:span></text:span><text:span text:style-name="Source_20_Text"><text:span text:style-name="T8">);</text:span></text:span></text:p>
      <text:p text:style-name="P18">or</text:p>
      <text:p text:style-name="P22"><text:span text:style-name="Source_20_Text"><text:span text:style-name="T8">&lt;?</text:span></text:span><text:span text:style-name="Source_20_Text"><text:span text:style-name="T6">php</text:span></text:span></text:p>
      <text:p text:style-name="P43"><text:span text:style-name="Source_20_Text"><text:span text:style-name="T6">$fp </text:span></text:span><text:span text:style-name="Source_20_Text"><text:span text:style-name="T8">=</text:span></text:span><text:span text:style-name="Source_20_Text"><text:span text:style-name="T6"> fopen</text:span></text:span><text:span text:style-name="Source_20_Text"><text:span text:style-name="T8">(</text:span></text:span><text:span text:style-name="Source_20_Text"><text:span text:style-name="T10">'gs://&lt;app_id&gt;.appspot.com/some_file.txt'</text:span></text:span><text:span text:style-name="Source_20_Text"><text:span text:style-name="T8">,</text:span></text:span><text:span text:style-name="Source_20_Text"><text:span text:style-name="T6"> </text:span></text:span><text:span text:style-name="Source_20_Text"><text:span text:style-name="T10">'w'</text:span></text:span><text:span text:style-name="Source_20_Text"><text:span text:style-name="T8">);</text:span></text:span></text:p>
      <text:p text:style-name="P43"><text:span text:style-name="Source_20_Text"><text:span text:style-name="T6">fwrite</text:span></text:span><text:span text:style-name="Source_20_Text"><text:span text:style-name="T8">(</text:span></text:span><text:span text:style-name="Source_20_Text"><text:span text:style-name="T6">$fp</text:span></text:span><text:span text:style-name="Source_20_Text"><text:span text:style-name="T8">,</text:span></text:span><text:span text:style-name="Source_20_Text"><text:span text:style-name="T6"> </text:span></text:span><text:span text:style-name="Source_20_Text"><text:span text:style-name="T10">'Hello'</text:span></text:span><text:span text:style-name="Source_20_Text"><text:span text:style-name="T8">);</text:span></text:span></text:p>
      <text:p text:style-name="P43"><text:span text:style-name="Source_20_Text"><text:span text:style-name="T6">fclose</text:span></text:span><text:span text:style-name="Source_20_Text"><text:span text:style-name="T8">(</text:span></text:span><text:span text:style-name="Source_20_Text"><text:span text:style-name="T6">$fp</text:span></text:span><text:span text:style-name="Source_20_Text"><text:span text:style-name="T8">);</text:span></text:span></text:p>
      <text:h text:style-name="P11" text:outline-level="1"><text:bookmark text:name="providing_public_access_to_files"/><text:soft-page-break/>Providing Public Access to Files</text:h>
      <text:list xml:id="list6640040013488385995" text:style-name="L11">
        <text:list-item>
          <text:p text:style-name="P71"><text:a xlink:type="simple" xlink:href="https://cloud.google.com/appengine/docs/php/googlestorage/public_access#serving_files_from_a_script"><text:span text:style-name="T19">Serving files from a script</text:span></text:a></text:p>
        </text:list-item>
        <text:list-item>
          <text:p text:style-name="P71"><text:a xlink:type="simple" xlink:href="https://cloud.google.com/appengine/docs/php/googlestorage/public_access#serving_files_directly_from_google_cloud_storage"><text:span text:style-name="T19">Serving files directly from Google Cloud Storage</text:span></text:a></text:p>
        </text:list-item>
        <text:list-item>
          <text:p text:style-name="P71"><text:a xlink:type="simple" xlink:href="https://cloud.google.com/appengine/docs/php/googlestorage/public_access#serving_files_uploaded_with_your_app"><text:span text:style-name="T19">Serving files uploaded with your app</text:span></text:a></text:p>
        </text:list-item>
      </text:list>
      <text:p text:style-name="P18">A common use case is making your files publically accessible via the web. You can do this in App Engine PHP apps in any of these ways:</text:p>
      <text:list xml:id="list5810388979433626513" text:style-name="L12">
        <text:list-item>
          <text:p text:style-name="P69">Serve files in GCS from a script (your app serves the file).</text:p>
        </text:list-item>
        <text:list-item>
          <text:p text:style-name="P69">Serve files from GCS (GCS serves the file directly).</text:p>
        </text:list-item>
        <text:list-item>
          <text:p text:style-name="P62"><text:span text:style-name="T1">Serving files uploaded with your app, (using the static handler in </text:span><text:span text:style-name="Source_20_Text"><text:span text:style-name="T5">app.yaml</text:span></text:span><text:span text:style-name="T1">).</text:span></text:p>
        </text:list-item>
      </text:list>
      <text:p text:style-name="P18">Note that the last methodology does not use GCS.</text:p>
      <text:h text:style-name="P29" text:outline-level="2"><text:bookmark text:name="serving_files_from_a_script"/>Serving files from a script</text:h>
      <text:p text:style-name="P25">If you want to serve files from your app, you must write a script that serves the file from GCS as follows:</text:p>
      <text:p text:style-name="P22"><text:span text:style-name="Source_20_Text"><text:span text:style-name="T8">&lt;?</text:span></text:span><text:span text:style-name="Source_20_Text"><text:span text:style-name="T6">php</text:span></text:span></text:p>
      <text:p text:style-name="P43"><text:span text:style-name="Source_20_Text"><text:span text:style-name="T17">CloudStorageTools</text:span></text:span><text:span text:style-name="Source_20_Text"><text:span text:style-name="T8">::</text:span></text:span><text:span text:style-name="Source_20_Text"><text:span text:style-name="T6">serve</text:span></text:span><text:span text:style-name="Source_20_Text"><text:span text:style-name="T8">(</text:span></text:span><text:span text:style-name="Source_20_Text"><text:span text:style-name="T10">'gs://scores/today.txt'</text:span></text:span><text:span text:style-name="Source_20_Text"><text:span text:style-name="T8">);</text:span></text:span></text:p>
      <text:p text:style-name="P18">Serving files from the app in this way allows the developer to determine user identity and ensure that only authorised users access the file. The downside to this approach is that your application needs to run this code to serve the file, which consumes instance hours and thus incurs cost.</text:p>
      <text:h text:style-name="P29" text:outline-level="2"><text:bookmark text:name="serving_files_directly_from_google_cloud_storage"/>Serving files directly from Google Cloud Storage</text:h>
      <text:p text:style-name="P27"><text:span text:style-name="T1">There is a faster and more cost-effective way to serve files than serving them from the app, as mentioned above: serving them from GCS directly via HTTP. The files need to be configured to be readable by anonymous users at file write time. (As we'll show in the snippet below, you set the </text:span><text:span text:style-name="Source_20_Text"><text:span text:style-name="T5">acl</text:span></text:span><text:span text:style-name="T1"> stream option to </text:span><text:span text:style-name="Source_20_Text"><text:span text:style-name="T5">public-read</text:span></text:span><text:span text:style-name="T1">.)</text:span></text:p>
      <text:p text:style-name="P20"><text:span text:style-name="T1">Once the file is written to GCS as publically readable, you need to get the public URL for the file, using the</text:span><text:a xlink:type="simple" xlink:href="https://cloud.google.com/appengine/docs/php/refdocs/files/google.appengine.api.cloud_storage.CloudStorageTools#%5Cgoogle%5Cappengine%5Capi%5Ccloud_storage%5CCloudStorageTools"><text:span text:style-name="T3">CloudStorageTools::getPublicUrl()</text:span></text:a><text:span text:style-name="T1"> method.</text:span></text:p>
      <text:p text:style-name="P18"><text:soft-page-break/>In the following example, we create a public-readable file containing some random numbers, writing it to a GCS bucket, and redirect to that file from GCS.</text:p>
      <text:p text:style-name="P22"><text:span text:style-name="Source_20_Text"><text:span text:style-name="T8">&lt;?</text:span></text:span><text:span text:style-name="Source_20_Text"><text:span text:style-name="T6">php</text:span></text:span></text:p>
      <text:p text:style-name="P43"><text:span text:style-name="Source_20_Text"><text:span text:style-name="T6">require_once </text:span></text:span><text:span text:style-name="Source_20_Text"><text:span text:style-name="T10">'google/appengine/api/cloud_storage/CloudStorageTools.php'</text:span></text:span><text:span text:style-name="Source_20_Text"><text:span text:style-name="T8">;</text:span></text:span></text:p>
      <text:p text:style-name="P43"><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cloud_storage</text:span></text:span><text:span text:style-name="Source_20_Text"><text:span text:style-name="T8">\</text:span></text:span><text:span text:style-name="Source_20_Text"><text:span text:style-name="T17">CloudStorageTools</text:span></text:span><text:span text:style-name="Source_20_Text"><text:span text:style-name="T8">;</text:span></text:span></text:p>
      <text:p text:style-name="P43"><text:span text:style-name="Source_20_Text"><text:span text:style-name="T6">$object_url </text:span></text:span><text:span text:style-name="Source_20_Text"><text:span text:style-name="T8">=</text:span></text:span><text:span text:style-name="Source_20_Text"><text:span text:style-name="T6"> </text:span></text:span><text:span text:style-name="Source_20_Text"><text:span text:style-name="T10">'gs://my-bucket/'</text:span></text:span><text:span text:style-name="Source_20_Text"><text:span text:style-name="T8">.</text:span></text:span><text:span text:style-name="Source_20_Text"><text:span text:style-name="T6">time</text:span></text:span><text:span text:style-name="Source_20_Text"><text:span text:style-name="T8">().</text:span></text:span><text:span text:style-name="Source_20_Text"><text:span text:style-name="T6">rand</text:span></text:span><text:span text:style-name="Source_20_Text"><text:span text:style-name="T8">(</text:span></text:span><text:span text:style-name="Source_20_Text"><text:span text:style-name="T9">0</text:span></text:span><text:span text:style-name="Source_20_Text"><text:span text:style-name="T8">,</text:span></text:span><text:span text:style-name="Source_20_Text"><text:span text:style-name="T9">1000</text:span></text:span><text:span text:style-name="Source_20_Text"><text:span text:style-name="T8">).</text:span></text:span><text:span text:style-name="Source_20_Text"><text:span text:style-name="T10">'.txt'</text:span></text:span><text:span text:style-name="Source_20_Text"><text:span text:style-name="T8">;</text:span></text:span></text:p>
      <text:p text:style-name="P43"><text:span text:style-name="Source_20_Text"><text:span text:style-name="T6">$options </text:span></text:span><text:span text:style-name="Source_20_Text"><text:span text:style-name="T8">=</text:span></text:span><text:span text:style-name="Source_20_Text"><text:span text:style-name="T6"> stream_context_create</text:span></text:span><text:span text:style-name="Source_20_Text"><text:span text:style-name="T8">([</text:span></text:span><text:span text:style-name="Source_20_Text"><text:span text:style-name="T10">'gs'</text:span></text:span><text:span text:style-name="Source_20_Text"><text:span text:style-name="T8">=&gt;[</text:span></text:span><text:span text:style-name="Source_20_Text"><text:span text:style-name="T10">'acl'</text:span></text:span><text:span text:style-name="Source_20_Text"><text:span text:style-name="T8">=&gt;</text:span></text:span><text:span text:style-name="Source_20_Text"><text:span text:style-name="T10">'public-read'</text:span></text:span><text:span text:style-name="Source_20_Text"><text:span text:style-name="T8">]]);</text:span></text:span></text:p>
      <text:p text:style-name="P43"><text:span text:style-name="Source_20_Text"><text:span text:style-name="T6">$my_file </text:span></text:span><text:span text:style-name="Source_20_Text"><text:span text:style-name="T8">=</text:span></text:span><text:span text:style-name="Source_20_Text"><text:span text:style-name="T6"> fopen</text:span></text:span><text:span text:style-name="Source_20_Text"><text:span text:style-name="T8">(</text:span></text:span><text:span text:style-name="Source_20_Text"><text:span text:style-name="T6">$object_url</text:span></text:span><text:span text:style-name="Source_20_Text"><text:span text:style-name="T8">,</text:span></text:span><text:span text:style-name="Source_20_Text"><text:span text:style-name="T6"> </text:span></text:span><text:span text:style-name="Source_20_Text"><text:span text:style-name="T10">'w'</text:span></text:span><text:span text:style-name="Source_20_Text"><text:span text:style-name="T8">,</text:span></text:span><text:span text:style-name="Source_20_Text"><text:span text:style-name="T6"> </text:span></text:span><text:span text:style-name="Source_20_Text"><text:span text:style-name="T12">false</text:span></text:span><text:span text:style-name="Source_20_Text"><text:span text:style-name="T8">,</text:span></text:span><text:span text:style-name="Source_20_Text"><text:span text:style-name="T6"> $options</text:span></text:span><text:span text:style-name="Source_20_Text"><text:span text:style-name="T8">);</text:span></text:span></text:p>
      <text:p text:style-name="P43"><text:span text:style-name="Source_20_Text"><text:span text:style-name="T12">for</text:span></text:span><text:span text:style-name="Source_20_Text"><text:span text:style-name="T8">(</text:span></text:span><text:span text:style-name="Source_20_Text"><text:span text:style-name="T6">$i</text:span></text:span><text:span text:style-name="Source_20_Text"><text:span text:style-name="T8">=</text:span></text:span><text:span text:style-name="Source_20_Text"><text:span text:style-name="T9">0</text:span></text:span><text:span text:style-name="Source_20_Text"><text:span text:style-name="T8">;</text:span></text:span><text:span text:style-name="Source_20_Text"><text:span text:style-name="T6">$i</text:span></text:span><text:span text:style-name="Source_20_Text"><text:span text:style-name="T8">&lt;</text:span></text:span><text:span text:style-name="Source_20_Text"><text:span text:style-name="T9">900</text:span></text:span><text:span text:style-name="Source_20_Text"><text:span text:style-name="T8">;</text:span></text:span><text:span text:style-name="Source_20_Text"><text:span text:style-name="T6">$i</text:span></text:span><text:span text:style-name="Source_20_Text"><text:span text:style-name="T8">++)</text:span></text:span><text:span text:style-name="Source_20_Text"><text:span text:style-name="T6"> </text:span></text:span><text:span text:style-name="Source_20_Text"><text:span text:style-name="T8">{</text:span></text:span></text:p>
      <text:p text:style-name="P43"><text:span text:style-name="Source_20_Text"><text:span text:style-name="T7">  </text:span></text:span><text:span text:style-name="Source_20_Text"><text:span text:style-name="T6">fwrite</text:span></text:span><text:span text:style-name="Source_20_Text"><text:span text:style-name="T8">(</text:span></text:span><text:span text:style-name="Source_20_Text"><text:span text:style-name="T6">$my_file</text:span></text:span><text:span text:style-name="Source_20_Text"><text:span text:style-name="T8">,</text:span></text:span><text:span text:style-name="Source_20_Text"><text:span text:style-name="T6"> </text:span></text:span><text:span text:style-name="Source_20_Text"><text:span text:style-name="T10">'Number '</text:span></text:span><text:span text:style-name="Source_20_Text"><text:span text:style-name="T8">.</text:span></text:span><text:span text:style-name="Source_20_Text"><text:span text:style-name="T6">$i</text:span></text:span><text:span text:style-name="Source_20_Text"><text:span text:style-name="T8">.</text:span></text:span><text:span text:style-name="Source_20_Text"><text:span text:style-name="T10">' - '</text:span></text:span><text:span text:style-name="Source_20_Text"><text:span text:style-name="T8">.</text:span></text:span><text:span text:style-name="Source_20_Text"><text:span text:style-name="T6">rand</text:span></text:span><text:span text:style-name="Source_20_Text"><text:span text:style-name="T8">(</text:span></text:span><text:span text:style-name="Source_20_Text"><text:span text:style-name="T9">0</text:span></text:span><text:span text:style-name="Source_20_Text"><text:span text:style-name="T8">,</text:span></text:span><text:span text:style-name="Source_20_Text"><text:span text:style-name="T9">1000</text:span></text:span><text:span text:style-name="Source_20_Text"><text:span text:style-name="T8">).</text:span></text:span><text:span text:style-name="Source_20_Text"><text:span text:style-name="T10">'\n'</text:span></text:span><text:span text:style-name="Source_20_Text"><text:span text:style-name="T8">);</text:span></text:span></text:p>
      <text:p text:style-name="P43"><text:span text:style-name="Source_20_Text"><text:span text:style-name="T8">}</text:span></text:span></text:p>
      <text:p text:style-name="P43"><text:span text:style-name="Source_20_Text"><text:span text:style-name="T6">fclose</text:span></text:span><text:span text:style-name="Source_20_Text"><text:span text:style-name="T8">(</text:span></text:span><text:span text:style-name="Source_20_Text"><text:span text:style-name="T6">$my_file</text:span></text:span><text:span text:style-name="Source_20_Text"><text:span text:style-name="T8">);</text:span></text:span></text:p>
      <text:p text:style-name="P43"><text:span text:style-name="Source_20_Text"><text:span text:style-name="T6">$object_public_url </text:span></text:span><text:span text:style-name="Source_20_Text"><text:span text:style-name="T8">=</text:span></text:span><text:span text:style-name="Source_20_Text"><text:span text:style-name="T6"> </text:span></text:span><text:span text:style-name="Source_20_Text"><text:span text:style-name="T17">CloudStorageTools</text:span></text:span><text:span text:style-name="Source_20_Text"><text:span text:style-name="T8">::</text:span></text:span><text:span text:style-name="Source_20_Text"><text:span text:style-name="T6">getPublicUrl</text:span></text:span><text:span text:style-name="Source_20_Text"><text:span text:style-name="T8">(</text:span></text:span><text:span text:style-name="Source_20_Text"><text:span text:style-name="T6">$object_url</text:span></text:span><text:span text:style-name="Source_20_Text"><text:span text:style-name="T8">,</text:span></text:span><text:span text:style-name="Source_20_Text"><text:span text:style-name="T6"> </text:span></text:span><text:span text:style-name="Source_20_Text"><text:span text:style-name="T12">false</text:span></text:span><text:span text:style-name="Source_20_Text"><text:span text:style-name="T8">);</text:span></text:span></text:p>
      <text:p text:style-name="P43"><text:span text:style-name="Source_20_Text"><text:span text:style-name="T6">header</text:span></text:span><text:span text:style-name="Source_20_Text"><text:span text:style-name="T8">(</text:span></text:span><text:span text:style-name="Source_20_Text"><text:span text:style-name="T10">'Location:'</text:span></text:span><text:span text:style-name="Source_20_Text"><text:span text:style-name="T6"> </text:span></text:span><text:span text:style-name="Source_20_Text"><text:span text:style-name="T8">.</text:span></text:span><text:span text:style-name="Source_20_Text"><text:span text:style-name="T6">$object_public_url</text:span></text:span><text:span text:style-name="Source_20_Text"><text:span text:style-name="T8">);</text:span></text:span></text:p>
      <text:p text:style-name="P18">The limitation of this approach is that there is no control over who can access the file, since the file is readable by anyone.</text:p>
      <text:h text:style-name="P29" text:outline-level="2"><text:bookmark text:name="serving_files_uploaded_with_your_app"/>Serving files uploaded with your app</text:h>
      <text:p text:style-name="P27"><text:span text:style-name="T1">This option is fully described under </text:span><text:a xlink:type="simple" xlink:href="https://cloud.google.com/appengine/docs/php/googlestorage/#is_there_any_other_way_to_read_and_write_files"><text:span text:style-name="T3">Is there any other way to read and write files</text:span></text:a><text:span text:style-name="T1">.</text:span></text:p>
      <text:p text:style-name="P3"/>
      <text:h text:style-name="P12" text:outline-level="1"><text:bookmark text:name="allowing_users_to_upload_files"/>Allowing Users to Upload Files</text:h>
      <text:list xml:id="list8212281325080640050" text:style-name="L13">
        <text:list-item>
          <text:p text:style-name="P72"><text:a xlink:type="simple" xlink:href="https://cloud.google.com/appengine/docs/php/googlestorage/user_upload#implementing_file_uploads"><text:span text:style-name="T19">Implementing file uploads</text:span></text:a></text:p>
        </text:list-item>
        <text:list-item>
          <text:p text:style-name="P72"><text:a xlink:type="simple" xlink:href="https://cloud.google.com/appengine/docs/php/googlestorage/user_upload#createuploadurl_options"><text:span text:style-name="T19">createUploadUrl options</text:span></text:a></text:p>
        </text:list-item>
      </text:list>
      <text:p text:style-name="P6"><text:span text:style-name="Strong_20_Emphasis">Note:</text:span> These instructions assume you have a GCS bucket for your app, as described in <text:a xlink:type="simple" xlink:href="https://cloud.google.com/appengine/docs/php/googlestorage/setup"><text:span text:style-name="T19">Setup</text:span></text:a>.</text:p>
      <text:p text:style-name="P20"><text:span text:style-name="T1">When you upload directly to GCS, you make an HTTP POST to a specific URL, which we'll describe in a moment. App Engine then uses a specific </text:span><text:span text:style-name="Emphasis"><text:span text:style-name="T2">upload service</text:span></text:span><text:span text:style-name="T1"> to handle the post and write the file to GCS. When the file write is complete, App Engine notifies your app that the upload is complete. Because your app is invoked only upon completion, you can use this method to upload very large files, up to the current maximum of 100 Terabytes.</text:span></text:p>
      <text:p text:style-name="P6"><text:span text:style-name="Strong_20_Emphasis">Important:</text:span> Direct file uploads to your POST handler, without using the App Engine upload service, are not supported and will fail.</text:p>
      <text:p text:style-name="P20"><text:span text:style-name="T1">Moreover, user upload of files directly to GCS is faster and more cost-effective than </text:span><text:a xlink:type="simple" xlink:href="https://cloud.google.com/appengine/docs/php/googlestorage/index#Writing_files_from_your_app"><text:span text:style-name="T3">writing to GCS</text:span></text:a><text:span text:style-name="T1"> from your App Engine app, because this consumes instance hours and incurs cost.</text:span></text:p>
      <text:p text:style-name="P18">Note that in the user upload, the file write does not occur within a request to the application. Therefore it is exempt from the 60 second limit that would otherwise apply and allows uploads of very large files.</text:p>
      <text:h text:style-name="P29" text:outline-level="2"><text:bookmark text:name="implementing_file_uploads"/>Implementing file uploads</text:h>
      <text:p text:style-name="P25">To implement user file upload:</text:p>
      <text:list xml:id="list8730063756652413491" text:style-name="L14">
        <text:list-item>
          <text:p text:style-name="P63"><text:span text:style-name="T1">Create the application specific upload URL, using the method </text:span><text:a xlink:type="simple" xlink:href="https://cloud.google.com/appengine/docs/php/refdocs/files/google.appengine.api.cloud_storage.CloudStorageTools#%5Cgoogle%5Cappengine%5Capi%5Ccloud_storage%5CCloudStorageTools"><text:span text:style-name="T3">CloudStorageTools::createUploadUrl()</text:span></text:a><text:span text:style-name="T1"> as follows:</text:span></text:p>
          <text:p text:style-name="P50"><text:span text:style-name="Source_20_Text"><text:span text:style-name="T6">require_once </text:span></text:span><text:span text:style-name="Source_20_Text"><text:span text:style-name="T10">'google/appengine/api/cloud_storage/CloudStorageTools.php'</text:span></text:span><text:span text:style-name="Source_20_Text"><text:span text:style-name="T8">;</text:span></text:span></text:p>
          <text:p text:style-name="P50"><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cloud_storage</text:span></text:span><text:span text:style-name="Source_20_Text"><text:span text:style-name="T8">\</text:span></text:span><text:span text:style-name="Source_20_Text"><text:span text:style-name="T17">CloudStorageTools</text:span></text:span><text:span text:style-name="Source_20_Text"><text:span text:style-name="T8">;</text:span></text:span></text:p>
          <text:p text:style-name="P50"><text:span text:style-name="Source_20_Text"><text:span text:style-name="T6">$options </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span text:style-name="Source_20_Text"><text:span text:style-name="T10">'gs_bucket_nam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my_bucket'</text:span></text:span><text:span text:style-name="Source_20_Text"><text:span text:style-name="T6"> </text:span></text:span><text:span text:style-name="Source_20_Text"><text:span text:style-name="T8">];</text:span></text:span></text:p>
          <text:p text:style-name="P50"><text:span text:style-name="Source_20_Text"><text:span text:style-name="T6">$upload_url </text:span></text:span><text:span text:style-name="Source_20_Text"><text:span text:style-name="T8">=</text:span></text:span><text:span text:style-name="Source_20_Text"><text:span text:style-name="T6"> </text:span></text:span><text:span text:style-name="Source_20_Text"><text:span text:style-name="T17">CloudStorageTools</text:span></text:span><text:span text:style-name="Source_20_Text"><text:span text:style-name="T8">::</text:span></text:span><text:span text:style-name="Source_20_Text"><text:span text:style-name="T6">createUploadUrl</text:span></text:span><text:span text:style-name="Source_20_Text"><text:span text:style-name="T8">(</text:span></text:span><text:span text:style-name="Source_20_Text"><text:span text:style-name="T10">'/upload_handler.php'</text:span></text:span><text:span text:style-name="Source_20_Text"><text:span text:style-name="T8">,</text:span></text:span><text:span text:style-name="Source_20_Text"><text:span text:style-name="T6"> $options</text:span></text:span><text:span text:style-name="Source_20_Text"><text:span text:style-name="T8">);</text:span></text:span></text:p>
          <text:p text:style-name="P63"><text:span text:style-name="T1">See </text:span><text:a xlink:type="simple" xlink:href="https://cloud.google.com/appengine/docs/php/googlestorage/user_upload#createuploadurl_options"><text:span text:style-name="Source_20_Text"><text:span text:style-name="T4">createUploadUrl</text:span></text:span></text:a><text:a xlink:type="simple" xlink:href="https://cloud.google.com/appengine/docs/php/googlestorage/user_upload#createuploadurl_options"><text:span text:style-name="T3"> options</text:span></text:a><text:span text:style-name="T1"> for details about available options. Note that </text:span><text:span text:style-name="Source_20_Text"><text:span text:style-name="T5">my_bucket</text:span></text:span><text:span text:style-name="T1"> will be</text:span><text:span text:style-name="Source_20_Text"><text:span text:style-name="T5">YOUR_APP_ID.appspot.com</text:span></text:span><text:span text:style-name="T1"> if using the default bucket.</text:span></text:p>
        </text:list-item>
        <text:list-item>
          <text:p text:style-name="P70"><text:soft-page-break/>Note that you must start uploading to this URL within 10 minutes of its creation. Also, you cannot change the URL in any way - it is signed and the signature is checked before your upload begins.</text:p>
        </text:list-item>
        <text:list-item>
          <text:p text:style-name="P70">Use this URL as the action for the form you use to accept uploads, for example:</text:p>
          <text:p text:style-name="P50"><text:span text:style-name="Source_20_Text"><text:span text:style-name="T6">&lt;form action="</text:span></text:span><text:span text:style-name="Source_20_Text"><text:span text:style-name="T8">&lt;?</text:span></text:span><text:span text:style-name="Source_20_Text"><text:span text:style-name="T6">php echo $upload_url</text:span></text:span><text:span text:style-name="Source_20_Text"><text:span text:style-name="T8">?&gt;</text:span></text:span><text:span text:style-name="Source_20_Text"><text:span text:style-name="T6">" enctype="multipart/form-data" method="post"&gt;</text:span></text:span></text:p>
          <text:p text:style-name="P50"><text:span text:style-name="Source_20_Text"><text:span text:style-name="T7">    </text:span></text:span><text:span text:style-name="Source_20_Text"><text:span text:style-name="T6">Files to upload: </text:span></text:span><text:span text:style-name="Source_20_Text"><text:span text:style-name="T12">&lt;br&gt;</text:span></text:span></text:p>
          <text:p text:style-name="P50"><text:span text:style-name="Source_20_Text"><text:span text:style-name="T7">   </text:span></text:span><text:span text:style-name="Source_20_Text"><text:span text:style-name="T12">&lt;input</text:span></text:span><text:span text:style-name="Source_20_Text"><text:span text:style-name="T6"> </text:span></text:span><text:span text:style-name="Source_20_Text"><text:span text:style-name="T17">type</text:span></text:span><text:span text:style-name="Source_20_Text"><text:span text:style-name="T8">=</text:span></text:span><text:span text:style-name="Source_20_Text"><text:span text:style-name="T10">"file"</text:span></text:span><text:span text:style-name="Source_20_Text"><text:span text:style-name="T6"> </text:span></text:span><text:span text:style-name="Source_20_Text"><text:span text:style-name="T17">name</text:span></text:span><text:span text:style-name="Source_20_Text"><text:span text:style-name="T8">=</text:span></text:span><text:span text:style-name="Source_20_Text"><text:span text:style-name="T10">"uploaded_files"</text:span></text:span><text:span text:style-name="Source_20_Text"><text:span text:style-name="T6"> </text:span></text:span><text:span text:style-name="Source_20_Text"><text:span text:style-name="T17">size</text:span></text:span><text:span text:style-name="Source_20_Text"><text:span text:style-name="T8">=</text:span></text:span><text:span text:style-name="Source_20_Text"><text:span text:style-name="T10">"40"</text:span></text:span><text:span text:style-name="Source_20_Text"><text:span text:style-name="T12">&gt;</text:span></text:span></text:p>
          <text:p text:style-name="P50"><text:span text:style-name="Source_20_Text"><text:span text:style-name="T7">   </text:span></text:span><text:span text:style-name="Source_20_Text"><text:span text:style-name="T12">&lt;input</text:span></text:span><text:span text:style-name="Source_20_Text"><text:span text:style-name="T6"> </text:span></text:span><text:span text:style-name="Source_20_Text"><text:span text:style-name="T17">type</text:span></text:span><text:span text:style-name="Source_20_Text"><text:span text:style-name="T8">=</text:span></text:span><text:span text:style-name="Source_20_Text"><text:span text:style-name="T10">"submit"</text:span></text:span><text:span text:style-name="Source_20_Text"><text:span text:style-name="T6"> </text:span></text:span><text:span text:style-name="Source_20_Text"><text:span text:style-name="T17">value</text:span></text:span><text:span text:style-name="Source_20_Text"><text:span text:style-name="T8">=</text:span></text:span><text:span text:style-name="Source_20_Text"><text:span text:style-name="T10">"Send"</text:span></text:span><text:span text:style-name="Source_20_Text"><text:span text:style-name="T12">&gt;</text:span></text:span></text:p>
          <text:p text:style-name="P50"><text:span text:style-name="Source_20_Text"><text:span text:style-name="T12">&lt;/form&gt;</text:span></text:span></text:p>
        </text:list-item>
      </text:list>
      <text:p text:style-name="P20"><text:span text:style-name="T1">After the file(s) upload, a POST is made to the path specified as the first parameter to </text:span><text:span text:style-name="Source_20_Text"><text:span text:style-name="T5">createUploadUrl</text:span></text:span><text:span text:style-name="T1">; in the example above, this is </text:span><text:span text:style-name="Source_20_Text"><text:span text:style-name="T5">/upload_handler.php</text:span></text:span><text:span text:style-name="T1">. The PHP runtime forms the correct </text:span><text:span text:style-name="Source_20_Text"><text:span text:style-name="T5">$_FILES</text:span></text:span><text:span text:style-name="T1"> super global, and</text:span><text:span text:style-name="Source_20_Text"><text:span text:style-name="T5">tmp_filename</text:span></text:span><text:span text:style-name="T1"> refers to the filename of the newly uploaded file in GCS.</text:span></text:p>
      <text:p text:style-name="P18">For example, suppose the content of upload_handler.php is the following:</text:p>
      <text:p text:style-name="P22"><text:span text:style-name="Source_20_Text"><text:span text:style-name="T8">&lt;?</text:span></text:span><text:span text:style-name="Source_20_Text"><text:span text:style-name="T6">php</text:span></text:span></text:p>
      <text:p text:style-name="P43"><text:span text:style-name="Source_20_Text"><text:span text:style-name="T6">var_dump</text:span></text:span><text:span text:style-name="Source_20_Text"><text:span text:style-name="T8">(</text:span></text:span><text:span text:style-name="Source_20_Text"><text:span text:style-name="T6">$_FILES</text:span></text:span><text:span text:style-name="Source_20_Text"><text:span text:style-name="T8">);</text:span></text:span></text:p>
      <text:p text:style-name="P43"><text:span text:style-name="Source_20_Text"><text:span text:style-name="T8">?&gt;</text:span></text:span></text:p>
      <text:p text:style-name="P20"><text:span text:style-name="T1">Uploading a file called </text:span><text:span text:style-name="Source_20_Text"><text:span text:style-name="T5">hello.txt</text:span></text:span><text:span text:style-name="T1"> might result in the following output:</text:span></text:p>
      <text:p text:style-name="P22"><text:span text:style-name="Source_20_Text"><text:span text:style-name="T6">array</text:span></text:span><text:span text:style-name="Source_20_Text"><text:span text:style-name="T8">(</text:span></text:span><text:span text:style-name="Source_20_Text"><text:span text:style-name="T9">1</text:span></text:span><text:span text:style-name="Source_20_Text"><text:span text:style-name="T8">)</text:span></text:span><text:span text:style-name="Source_20_Text"><text:span text:style-name="T6"> </text:span></text:span><text:span text:style-name="Source_20_Text"><text:span text:style-name="T8">{</text:span></text:span></text:p>
      <text:p text:style-name="P43"><text:span text:style-name="Source_20_Text"><text:span text:style-name="T7">  </text:span></text:span><text:span text:style-name="Source_20_Text"><text:span text:style-name="T8">[</text:span></text:span><text:span text:style-name="Source_20_Text"><text:span text:style-name="T10">'uploaded_files'</text:span></text:span><text:span text:style-name="Source_20_Text"><text:span text:style-name="T8">]=&gt;</text:span></text:span></text:p>
      <text:p text:style-name="P43"><text:span text:style-name="Source_20_Text"><text:span text:style-name="T7">  </text:span></text:span><text:span text:style-name="Source_20_Text"><text:span text:style-name="T6">array</text:span></text:span><text:span text:style-name="Source_20_Text"><text:span text:style-name="T8">(</text:span></text:span><text:span text:style-name="Source_20_Text"><text:span text:style-name="T9">5</text:span></text:span><text:span text:style-name="Source_20_Text"><text:span text:style-name="T8">)</text:span></text:span><text:span text:style-name="Source_20_Text"><text:span text:style-name="T6"> </text:span></text:span><text:span text:style-name="Source_20_Text"><text:span text:style-name="T8">{</text:span></text:span></text:p>
      <text:p text:style-name="P43"><text:span text:style-name="Source_20_Text"><text:span text:style-name="T7">    </text:span></text:span><text:span text:style-name="Source_20_Text"><text:span text:style-name="T8">[</text:span></text:span><text:span text:style-name="Source_20_Text"><text:span text:style-name="T10">'name'</text:span></text:span><text:span text:style-name="Source_20_Text"><text:span text:style-name="T8">]=&gt;</text:span></text:span><text:span text:style-name="Source_20_Text"><text:span text:style-name="T6">    </text:span></text:span><text:span text:style-name="Source_20_Text"><text:span text:style-name="T12">string</text:span></text:span><text:span text:style-name="Source_20_Text"><text:span text:style-name="T8">(</text:span></text:span><text:span text:style-name="Source_20_Text"><text:span text:style-name="T9">14</text:span></text:span><text:span text:style-name="Source_20_Text"><text:span text:style-name="T8">)</text:span></text:span><text:span text:style-name="Source_20_Text"><text:span text:style-name="T6"> </text:span></text:span><text:span text:style-name="Source_20_Text"><text:span text:style-name="T10">'hello.txt'</text:span></text:span></text:p>
      <text:p text:style-name="P43"><text:span text:style-name="Source_20_Text"><text:span text:style-name="T7">    </text:span></text:span><text:span text:style-name="Source_20_Text"><text:span text:style-name="T8">[</text:span></text:span><text:span text:style-name="Source_20_Text"><text:span text:style-name="T10">'type'</text:span></text:span><text:span text:style-name="Source_20_Text"><text:span text:style-name="T8">]=&gt;</text:span></text:span><text:span text:style-name="Source_20_Text"><text:span text:style-name="T6">    </text:span></text:span><text:span text:style-name="Source_20_Text"><text:span text:style-name="T12">string</text:span></text:span><text:span text:style-name="Source_20_Text"><text:span text:style-name="T8">(</text:span></text:span><text:span text:style-name="Source_20_Text"><text:span text:style-name="T9">10</text:span></text:span><text:span text:style-name="Source_20_Text"><text:span text:style-name="T8">)</text:span></text:span><text:span text:style-name="Source_20_Text"><text:span text:style-name="T6"> </text:span></text:span><text:span text:style-name="Source_20_Text"><text:span text:style-name="T10">'text/plain'</text:span></text:span></text:p>
      <text:p text:style-name="P43"><text:span text:style-name="Source_20_Text"><text:span text:style-name="T7">    </text:span></text:span><text:span text:style-name="Source_20_Text"><text:span text:style-name="T8">[</text:span></text:span><text:span text:style-name="Source_20_Text"><text:span text:style-name="T10">'tmp_name'</text:span></text:span><text:span text:style-name="Source_20_Text"><text:span text:style-name="T8">]=&gt;</text:span></text:span><text:span text:style-name="Source_20_Text"><text:span text:style-name="T6">    </text:span></text:span><text:span text:style-name="Source_20_Text"><text:span text:style-name="T12">string</text:span></text:span><text:span text:style-name="Source_20_Text"><text:span text:style-name="T8">(</text:span></text:span><text:span text:style-name="Source_20_Text"><text:span text:style-name="T9">73</text:span></text:span><text:span text:style-name="Source_20_Text"><text:span text:style-name="T8">)</text:span></text:span><text:span text:style-name="Source_20_Text"><text:span text:style-name="T6"> </text:span></text:span><text:span text:style-name="Source_20_Text"><text:span text:style-name="T10">'gs://my_bucket/L2FwcHMtdXBsb2FkL2Jsb2JzL2IxNUFBVGNJNXNTd0VqR0tFSUtDRGxadGc'</text:span></text:span></text:p>
      <text:p text:style-name="P43"><text:span text:style-name="Source_20_Text"><text:span text:style-name="T7">    </text:span></text:span><text:span text:style-name="Source_20_Text"><text:span text:style-name="T8">[</text:span></text:span><text:span text:style-name="Source_20_Text"><text:span text:style-name="T10">'error'</text:span></text:span><text:span text:style-name="Source_20_Text"><text:span text:style-name="T8">]=&gt;</text:span></text:span><text:span text:style-name="Source_20_Text"><text:span text:style-name="T6">    </text:span></text:span><text:span text:style-name="Source_20_Text"><text:span text:style-name="T12">int</text:span></text:span><text:span text:style-name="Source_20_Text"><text:span text:style-name="T8">(</text:span></text:span><text:span text:style-name="Source_20_Text"><text:span text:style-name="T9">0</text:span></text:span><text:span text:style-name="Source_20_Text"><text:span text:style-name="T8">)</text:span></text:span></text:p>
      <text:p text:style-name="P43"><text:soft-page-break/><text:span text:style-name="Source_20_Text"><text:span text:style-name="T7">    </text:span></text:span><text:span text:style-name="Source_20_Text"><text:span text:style-name="T8">[</text:span></text:span><text:span text:style-name="Source_20_Text"><text:span text:style-name="T10">'size'</text:span></text:span><text:span text:style-name="Source_20_Text"><text:span text:style-name="T8">]=&gt;</text:span></text:span><text:span text:style-name="Source_20_Text"><text:span text:style-name="T6">    </text:span></text:span><text:span text:style-name="Source_20_Text"><text:span text:style-name="T12">int</text:span></text:span><text:span text:style-name="Source_20_Text"><text:span text:style-name="T8">(</text:span></text:span><text:span text:style-name="Source_20_Text"><text:span text:style-name="T9">1452</text:span></text:span><text:span text:style-name="Source_20_Text"><text:span text:style-name="T8">)</text:span></text:span></text:p>
      <text:p text:style-name="P43"><text:span text:style-name="Source_20_Text"><text:span text:style-name="T7">  </text:span></text:span><text:span text:style-name="Source_20_Text"><text:span text:style-name="T8">}</text:span></text:span></text:p>
      <text:p text:style-name="P43"><text:span text:style-name="Source_20_Text"><text:span text:style-name="T8">}</text:span></text:span></text:p>
      <text:p text:style-name="P20"><text:span text:style-name="T1">After the upload is complete, you can read the uploaded file using the </text:span><text:span text:style-name="Source_20_Text"><text:span text:style-name="T5">gs://</text:span></text:span><text:span text:style-name="T1"> stream wrapper. You use</text:span><text:span text:style-name="Source_20_Text"><text:span text:style-name="T5">move_uploaded_file</text:span></text:span><text:span text:style-name="T1"> like you normally would for any other uploaded file, for example:</text:span></text:p>
      <text:p text:style-name="P22"><text:span text:style-name="Source_20_Text"><text:span text:style-name="T6">$gs_name </text:span></text:span><text:span text:style-name="Source_20_Text"><text:span text:style-name="T8">=</text:span></text:span><text:span text:style-name="Source_20_Text"><text:span text:style-name="T6"> $_FILES</text:span></text:span><text:span text:style-name="Source_20_Text"><text:span text:style-name="T8">[</text:span></text:span><text:span text:style-name="Source_20_Text"><text:span text:style-name="T10">'uploaded_files'</text:span></text:span><text:span text:style-name="Source_20_Text"><text:span text:style-name="T8">][</text:span></text:span><text:span text:style-name="Source_20_Text"><text:span text:style-name="T10">'tmp_name'</text:span></text:span><text:span text:style-name="Source_20_Text"><text:span text:style-name="T8">];</text:span></text:span></text:p>
      <text:p text:style-name="P43"><text:span text:style-name="Source_20_Text"><text:span text:style-name="T6">move_uploaded_file</text:span></text:span><text:span text:style-name="Source_20_Text"><text:span text:style-name="T8">(</text:span></text:span><text:span text:style-name="Source_20_Text"><text:span text:style-name="T6">$gs_name</text:span></text:span><text:span text:style-name="Source_20_Text"><text:span text:style-name="T8">,</text:span></text:span><text:span text:style-name="Source_20_Text"><text:span text:style-name="T6"> </text:span></text:span><text:span text:style-name="Source_20_Text"><text:span text:style-name="T10">'gs://my_bucket/new_file.txt'</text:span></text:span><text:span text:style-name="Source_20_Text"><text:span text:style-name="T8">);</text:span></text:span></text:p>
      <text:p text:style-name="P18">You can also then rename the file, for example:</text:p>
      <text:p text:style-name="P22"><text:span text:style-name="Source_20_Text"><text:span text:style-name="T13">// assumes the same $ctx object as shown earlier</text:span></text:span></text:p>
      <text:p text:style-name="P43"><text:span text:style-name="Source_20_Text"><text:span text:style-name="T12">if</text:span></text:span><text:span text:style-name="Source_20_Text"><text:span text:style-name="T6"> </text:span></text:span><text:span text:style-name="Source_20_Text"><text:span text:style-name="T8">(</text:span></text:span><text:span text:style-name="Source_20_Text"><text:span text:style-name="T12">false</text:span></text:span><text:span text:style-name="Source_20_Text"><text:span text:style-name="T6"> </text:span></text:span><text:span text:style-name="Source_20_Text"><text:span text:style-name="T8">==</text:span></text:span><text:span text:style-name="Source_20_Text"><text:span text:style-name="T6"> rename</text:span></text:span><text:span text:style-name="Source_20_Text"><text:span text:style-name="T8">(</text:span></text:span><text:span text:style-name="Source_20_Text"><text:span text:style-name="T10">'gs://my_bucket/oldname.txt'</text:span></text:span><text:span text:style-name="Source_20_Text"><text:span text:style-name="T8">,</text:span></text:span><text:span text:style-name="Source_20_Text"><text:span text:style-name="T6"> </text:span></text:span><text:span text:style-name="Source_20_Text"><text:span text:style-name="T10">'gs://my_bucket/newname.txt'</text:span></text:span><text:span text:style-name="Source_20_Text"><text:span text:style-name="T8">,</text:span></text:span><text:span text:style-name="Source_20_Text"><text:span text:style-name="T6"> $ctx</text:span></text:span><text:span text:style-name="Source_20_Text"><text:span text:style-name="T8">))</text:span></text:span><text:span text:style-name="Source_20_Text"><text:span text:style-name="T6"> </text:span></text:span><text:span text:style-name="Source_20_Text"><text:span text:style-name="T8">{</text:span></text:span></text:p>
      <text:p text:style-name="P43"><text:span text:style-name="Source_20_Text"><text:span text:style-name="T7">  </text:span></text:span><text:span text:style-name="Source_20_Text"><text:span text:style-name="T12">die</text:span></text:span><text:span text:style-name="Source_20_Text"><text:span text:style-name="T8">(</text:span></text:span><text:span text:style-name="Source_20_Text"><text:span text:style-name="T10">'Could not rename.'</text:span></text:span><text:span text:style-name="Source_20_Text"><text:span text:style-name="T8">);</text:span></text:span></text:p>
      <text:p text:style-name="P43"><text:span text:style-name="Source_20_Text"><text:span text:style-name="T8">}</text:span></text:span></text:p>
      <text:h text:style-name="P31" text:outline-level="2"><text:bookmark text:name="createuploadurl_options"/><text:span text:style-name="Source_20_Text"><text:span text:style-name="T15">createUploadUrl</text:span></text:span><text:span text:style-name="T16"> options</text:span></text:h>
      <text:p text:style-name="P27"><text:span text:style-name="T1">Valid </text:span><text:span text:style-name="Source_20_Text"><text:span text:style-name="T5">createUploadUrl</text:span></text:span><text:span text:style-name="T1"> options are shown in the following table:</text:span></text:p>
      <table:table table:name="Tabla31" table:style-name="Tabla31">
        <table:table-column table:style-name="Tabla31.A"/>
        <table:table-column table:style-name="Tabla31.B"/>
        <table:table-header-rows>
          <table:table-row table:style-name="Tabla31.1">
            <table:table-cell table:style-name="Tabla31.A1" office:value-type="string">
              <text:p text:style-name="P42">Option</text:p>
            </table:table-cell>
            <table:table-cell table:style-name="Tabla31.A1" office:value-type="string">
              <text:p text:style-name="P42">Description</text:p>
            </table:table-cell>
          </table:table-row>
        </table:table-header-rows>
        <table:table-row table:style-name="Tabla31.2">
          <table:table-cell table:style-name="Tabla31.A2" office:value-type="string">
            <text:p text:style-name="P39"><text:span text:style-name="Source_20_Text"><text:span text:style-name="T5">max_bytes_per_blob</text:span></text:span></text:p>
          </table:table-cell>
          <table:table-cell table:style-name="Tabla31.B2" office:value-type="string">
            <text:p text:style-name="P39">Integer. Default value: <text:span text:style-name="Source_20_Text"><text:span text:style-name="T5">unlimited</text:span></text:span>. The value of the largest size allowed for an uploaded blob.</text:p>
          </table:table-cell>
        </table:table-row>
        <table:table-row table:style-name="Tabla31.2">
          <table:table-cell table:style-name="Tabla31.A3" office:value-type="string">
            <text:p text:style-name="P39"><text:span text:style-name="Source_20_Text"><text:span text:style-name="T5">max_bytes_total</text:span></text:span></text:p>
          </table:table-cell>
          <table:table-cell table:style-name="Tabla31.B3" office:value-type="string">
            <text:p text:style-name="P39">Integer. Default value: <text:span text:style-name="Source_20_Text"><text:span text:style-name="T5">unlimited</text:span></text:span>. The total size of all uploaded blobs.</text:p>
          </table:table-cell>
        </table:table-row>
        <table:table-row table:style-name="Tabla31.2">
          <table:table-cell table:style-name="Tabla31.A4" office:value-type="string">
            <text:p text:style-name="P39"><text:span text:style-name="Source_20_Text"><text:span text:style-name="T5">gs_bucket_name</text:span></text:span></text:p>
          </table:table-cell>
          <table:table-cell table:style-name="Tabla31.B4" office:value-type="string">
            <text:p text:style-name="P39">String. The name of a Google Cloud Storage bucket that the blobs should be uploaded to. If you don't specify a value, the blob is uploaded to the application's default bucket.</text:p>
          </table:table-cell>
        </table:table-row>
      </table:table>
      <text:p text:style-name="P3"/>
      <text:p text:style-name="P16"><draw:frame draw:style-name="fr1" draw:name="Marco1" text:anchor-type="paragraph" svg:width="18.891cm" draw:z-index="35"><draw:text-box fo:min-height="0.041cm"><text:h text:style-name="P28" text:outline-level="1">Serving Images</text:h><text:p text:style-name="P17">The Cloud Storage Tools API provides convenience methods that you can use to serve image files conveniently:</text:p><text:list xml:id="list4719053496821135578" text:style-name="L15"><text:list-item><text:p text:style-name="P64"><text:span text:style-name="Source_20_Text"><text:span text:style-name="T5">CloudStorageTools.getImageServingUrl()</text:span></text:span></text:p></text:list-item><text:list-item><text:p text:style-name="P64"><text:span text:style-name="Source_20_Text"><text:span text:style-name="T5">CloudStorageTools.deleteImageServingUrl()</text:span></text:span></text:p></text:list-item></text:list><text:p text:style-name="P19"><text:span text:style-name="T1">One advantage of using this method to serve images rather than simply </text:span><text:a xlink:type="simple" xlink:href="https://cloud.google.com/appengine/docs/php/googlestorage/public_access"><text:span text:style-name="T3">making the files public</text:span></text:a><text:span text:style-name="T1"> using</text:span><text:span text:style-name="Source_20_Text"><text:span text:style-name="T5">CloudStorageTools::getPublicUrl</text:span></text:span><text:span text:style-name="T1">, is that the image method listed above allows dynamic manipulation, such as image resizing, which means you don't have to store different image sizes.</text:span></text:p><text:p text:style-name="P19"><text:span text:style-name="T1">You use </text:span><text:a xlink:type="simple" xlink:href="https://cloud.google.com/appengine/docs/php/refdocs/files/google.appengine.api.cloud_storage.CloudStorageTools#%5Cgoogle%5Cappengine%5Capi%5Ccloud_storage%5CCloudStorageTools"><text:span text:style-name="T3">getImageServingUrl</text:span></text:a><text:span text:style-name="T1"> returns a URL that serves an image. If the image will be displayed within an HTTPS page, set </text:span><text:span text:style-name="Source_20_Text"><text:span text:style-name="T5">secure_url</text:span></text:span><text:span text:style-name="T1"> to </text:span><text:span text:style-name="Source_20_Text"><text:span text:style-name="T5">True</text:span></text:span><text:span text:style-name="T1"> to avoid mixed-content warnings.</text:span></text:p><text:p text:style-name="P17">Notice that this URL is publically readable by everyone, but it is not "guessable".</text:p><text:p text:style-name="P5"><text:span text:style-name="Strong_20_Emphasis"><text:span text:style-name="T1">Important:</text:span></text:span><text:span text:style-name="T1"> You cannot serve an image from two separate apps; only the first app that calls</text:span><text:span text:style-name="Source_20_Text"><text:span text:style-name="T5">getImageServingUrl</text:span></text:span><text:span text:style-name="T1"> can get the URL to serve it because that app has obtained ownership of the image to serve it. Any other app that calls </text:span><text:span text:style-name="Source_20_Text"><text:span text:style-name="T5">getImageServingUrl</text:span></text:span><text:span text:style-name="T1"> on the image will therefore be unsuccessful. If a second app needs to serve the image, the app needs to first copy the image and then invoke</text:span><text:span text:style-name="Source_20_Text"><text:span text:style-name="T5">getImageServingUrl</text:span></text:span><text:span text:style-name="T1"> on the copy. (The copy is deduped in storage.)</text:span></text:p><text:p text:style-name="P19"><text:span text:style-name="T1">To stop serving the URL, call </text:span><text:a xlink:type="simple" xlink:href="https://cloud.google.com/appengine/docs/php/refdocs/files/google.appengine.api.cloud_storage.CloudStorageTools#%5Cgoogle%5Cappengine%5Capi%5Ccloud_storage%5CCloudStorageTools"><text:span text:style-name="T3">deleteImageServingUrl</text:span></text:a><text:span text:style-name="T1">.</text:span></text:p><text:p text:style-name="P5"><text:span text:style-name="Strong_20_Emphasis"><text:span text:style-name="T1">Note:</text:span></text:span><text:span text:style-name="T1"> If you want to delete the file itself, use the PHP </text:span><text:span text:style-name="Source_20_Text"><text:span text:style-name="T5">unlink()</text:span></text:span><text:span text:style-name="T1"> function.</text:span></text:p><text:p text:style-name="P19"><text:span text:style-name="T1">The following snippet shows how to use this feature, with the image </text:span><text:span text:style-name="Source_20_Text"><text:span text:style-name="T5">myfile.png</text:span></text:span><text:span text:style-name="T1"> made available in a resized and cropped format:</text:span></text:p><text:p text:style-name="P23"><text:span text:style-name="Source_20_Text"><text:span text:style-name="T6">require_once </text:span></text:span><text:span text:style-name="Source_20_Text"><text:span text:style-name="T10">'google/appengine/api/cloud_storage/CloudStorageTools.php'</text:span></text:span><text:span text:style-name="Source_20_Text"><text:span text:style-name="T8">;</text:span></text:span></text:p><text:p text:style-name="P44"><text:span text:style-name="Source_20_Text"><text:span text:style-name="T12">use</text:span></text:span><text:span text:style-name="Source_20_Text"><text:span text:style-name="T6"> google</text:span></text:span><text:span text:style-name="Source_20_Text"><text:span text:style-name="T8">\</text:span></text:span><text:span text:style-name="Source_20_Text"><text:span text:style-name="T6">appengine</text:span></text:span><text:span text:style-name="Source_20_Text"><text:span text:style-name="T8">\</text:span></text:span><text:span text:style-name="Source_20_Text"><text:span text:style-name="T6">api</text:span></text:span><text:span text:style-name="Source_20_Text"><text:span text:style-name="T8">\</text:span></text:span><text:span text:style-name="Source_20_Text"><text:span text:style-name="T6">cloud_storage</text:span></text:span><text:span text:style-name="Source_20_Text"><text:span text:style-name="T8">\</text:span></text:span><text:span text:style-name="Source_20_Text"><text:span text:style-name="T17">CloudStorageTools</text:span></text:span><text:span text:style-name="Source_20_Text"><text:span text:style-name="T8">;</text:span></text:span></text:p><text:p text:style-name="P44"><text:span text:style-name="Source_20_Text"><text:span text:style-name="T6">$object_image_file </text:span></text:span><text:span text:style-name="Source_20_Text"><text:span text:style-name="T8">=</text:span></text:span><text:span text:style-name="Source_20_Text"><text:span text:style-name="T6"> </text:span></text:span><text:span text:style-name="Source_20_Text"><text:span text:style-name="T10">'gs://my-bucket/myfile.png'</text:span></text:span><text:span text:style-name="Source_20_Text"><text:span text:style-name="T8">;</text:span></text:span></text:p><text:p text:style-name="P44"><text:span text:style-name="Source_20_Text"><text:span text:style-name="T6">$object_image_url </text:span></text:span><text:span text:style-name="Source_20_Text"><text:span text:style-name="T8">=</text:span></text:span><text:span text:style-name="Source_20_Text"><text:span text:style-name="T6"> </text:span></text:span><text:span text:style-name="Source_20_Text"><text:span text:style-name="T17">CloudStorageTools</text:span></text:span><text:span text:style-name="Source_20_Text"><text:span text:style-name="T8">::</text:span></text:span><text:span text:style-name="Source_20_Text"><text:span text:style-name="T6">getImageServingUrl</text:span></text:span><text:span text:style-name="Source_20_Text"><text:span text:style-name="T8">(</text:span></text:span><text:span text:style-name="Source_20_Text"><text:span text:style-name="T6">$object_image_file</text:span></text:span><text:span text:style-name="Source_20_Text"><text:span text:style-name="T8">,</text:span></text:span></text:p><text:p text:style-name="P44"><text:span text:style-name="Source_20_Text"><text:span text:style-name="T7">                                            </text:span></text:span><text:span text:style-name="Source_20_Text"><text:span text:style-name="T8">[</text:span></text:span><text:span text:style-name="Source_20_Text"><text:span text:style-name="T10">'siz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9">400</text:span></text:span><text:span text:style-name="Source_20_Text"><text:span text:style-name="T8">,</text:span></text:span><text:span text:style-name="Source_20_Text"><text:span text:style-name="T6"> </text:span></text:span><text:span text:style-name="Source_20_Text"><text:span text:style-name="T10">'crop'</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true</text:span></text:span><text:span text:style-name="Source_20_Text"><text:span text:style-name="T8">]);</text:span></text:span></text:p><text:p text:style-name="P44"><text:span text:style-name="Source_20_Text"><text:span text:style-name="T6">header</text:span></text:span><text:span text:style-name="Source_20_Text"><text:span text:style-name="T8">(</text:span></text:span><text:span text:style-name="Source_20_Text"><text:span text:style-name="T10">'Location:'</text:span></text:span><text:span text:style-name="Source_20_Text"><text:span text:style-name="T6"> </text:span></text:span><text:span text:style-name="Source_20_Text"><text:span text:style-name="T8">.</text:span></text:span><text:span text:style-name="Source_20_Text"><text:span text:style-name="T6">$object_image_url</text:span></text:span><text:span text:style-name="Source_20_Text"><text:span text:style-name="T8">);</text:span></text:span></text:p></draw:text-box></draw:frame><draw:frame draw:style-name="fr1" draw:name="gc-content-footer" text:anchor-type="paragraph" svg:width="18.891cm" draw:z-index="36"><draw:text-box fo:min-height="0.041cm"><text:section text:style-name="Sect2" text:name="gc-content-license"><text:p text:style-name="Text_20_body"><text:line-break/></text:p></text:section></draw:text-box></draw:frame></text:p>
      <text:h text:style-name="P11" text:outline-level="1"><text:bookmark text:name="advanced_file_management"/><text:soft-page-break/>Advanced File Management</text:h>
      <text:list xml:id="list1084206008645726391" text:style-name="L16">
        <text:list-item>
          <text:p text:style-name="P73"><text:a xlink:type="simple" xlink:href="https://cloud.google.com/appengine/docs/php/googlestorage/advanced#permissions_caching_and_metadata_options"><text:span text:style-name="T19">Permissions, caching and metadata options</text:span></text:a></text:p>
        </text:list-item>
        <text:list-item>
          <text:p text:style-name="P73"><text:a xlink:type="simple" xlink:href="https://cloud.google.com/appengine/docs/php/googlestorage/advanced#php_filesystem_functions_support_on_google_cloud_storage"><text:span text:style-name="T19">PHP filesystem functions support on Google Cloud Storage</text:span></text:a></text:p>
        </text:list-item>
        <text:list-item>
          <text:p text:style-name="P73"><text:a xlink:type="simple" xlink:href="https://cloud.google.com/appengine/docs/php/googlestorage/advanced#using_php_include_and_require"><text:span text:style-name="T19">Using PHP include and require</text:span></text:a></text:p>
        </text:list-item>
        <text:list-item>
          <text:p text:style-name="P73"><text:a xlink:type="simple" xlink:href="https://cloud.google.com/appengine/docs/php/googlestorage/advanced#reading_and_writing_custom_metadata"><text:span text:style-name="T19">Reading and writing custom metadata</text:span></text:a></text:p>
        </text:list-item>
        <text:list-item>
          <text:p text:style-name="P73"><text:a xlink:type="simple" xlink:href="https://cloud.google.com/appengine/docs/php/googlestorage/advanced#cached_file_reads"><text:span text:style-name="T19">Cached file reads</text:span></text:a></text:p>
        </text:list-item>
      </text:list>
      <text:h text:style-name="P29" text:outline-level="2"><text:bookmark text:name="permissions_caching_and_metadata_options"/>Permissions, caching and metadata options</text:h>
      <text:p text:style-name="P25">You may need to write files using stream options. If so, you can specify the following options when configuring your stream:</text:p>
      <text:p text:style-name="P8"/>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42">Option</text:p>
            </table:table-cell>
            <table:table-cell table:style-name="Tabla32.A1" office:value-type="string">
              <text:p text:style-name="P42">Possible Values</text:p>
            </table:table-cell>
            <table:table-cell table:style-name="Tabla32.A1" office:value-type="string">
              <text:p text:style-name="P42">Description</text:p>
            </table:table-cell>
          </table:table-row>
        </table:table-header-rows>
        <table:table-row table:style-name="Tabla32.2">
          <table:table-cell table:style-name="Tabla32.A2" office:value-type="string">
            <text:p text:style-name="P39"><text:span text:style-name="Source_20_Text"><text:span text:style-name="T5">acl</text:span></text:span></text:p>
          </table:table-cell>
          <table:table-cell table:style-name="Tabla32.B2" office:value-type="string">
            <text:p text:style-name="P41">One of the following values:</text:p>
            <text:list xml:id="list9033954507730441742" text:style-name="L17">
              <text:list-item>
                <text:p text:style-name="P83"><text:span text:style-name="Source_20_Text"><text:span text:style-name="T5">public-read</text:span></text:span></text:p>
              </text:list-item>
              <text:list-item>
                <text:p text:style-name="P83"><text:span text:style-name="Source_20_Text"><text:span text:style-name="T5">public-read-write</text:span></text:span></text:p>
              </text:list-item>
              <text:list-item>
                <text:p text:style-name="P83"><text:span text:style-name="Source_20_Text"><text:span text:style-name="T5">authenticated-read</text:span></text:span></text:p>
              </text:list-item>
              <text:list-item>
                <text:p text:style-name="P83"><text:span text:style-name="Source_20_Text"><text:span text:style-name="T5">bucket-owner-read</text:span></text:span></text:p>
              </text:list-item>
              <text:list-item>
                <text:p text:style-name="P83"><text:span text:style-name="Source_20_Text"><text:span text:style-name="T5">bucket-owner-full-control</text:span></text:span></text:p>
              </text:list-item>
            </text:list>
          </table:table-cell>
          <table:table-cell table:style-name="Tabla32.C2" office:value-type="string">
            <text:p text:style-name="P39">For descriptions of what these settings do in GCS, see <text:a xlink:type="simple" xlink:href="https://cloud.google.com/storage/docs/accesscontrol#defaultbuckets"><text:span text:style-name="T19">Understanding Default Bucket and Object ACLs</text:span></text:a>. If you do not set <text:span text:style-name="Source_20_Text"><text:span text:style-name="T5">acl</text:span></text:span>, Cloud Storage sets this parameter as null and uses the <text:a xlink:type="simple" xlink:href="https://cloud.google.com/storage/docs/accesscontrol#defaultobjects"><text:span text:style-name="T19">default object ACL</text:span></text:a> for that bucket (by default, this is <text:span text:style-name="Source_20_Text"><text:span text:style-name="T5">project-private</text:span></text:span>).</text:p>
          </table:table-cell>
        </table:table-row>
        <table:table-row table:style-name="Tabla32.2">
          <table:table-cell table:style-name="Tabla32.A3" office:value-type="string">
            <text:p text:style-name="P39"><text:span text:style-name="Source_20_Text"><text:span text:style-name="T5">Content-Type</text:span></text:span></text:p>
          </table:table-cell>
          <table:table-cell table:style-name="Tabla32.B3" office:value-type="string">
            <text:p text:style-name="P39">Any valid MIME type</text:p>
          </table:table-cell>
          <table:table-cell table:style-name="Tabla32.C3" office:value-type="string">
            <text:p text:style-name="P39">If you do not specify a content type when you upload an object, the Google Cloud Storage (GCS) system defaults to<text:span text:style-name="Source_20_Text"><text:span text:style-name="T5">binary/octet-stream</text:span></text:span> when it serves the object.</text:p>
          </table:table-cell>
        </table:table-row>
        <table:table-row table:style-name="Tabla32.2">
          <table:table-cell table:style-name="Tabla32.A4" office:value-type="string">
            <text:p text:style-name="P39"><text:span text:style-name="Source_20_Text"><text:span text:style-name="T5">enable_cache</text:span></text:span></text:p>
          </table:table-cell>
          <table:table-cell table:style-name="Tabla32.B4" office:value-type="string">
            <text:p text:style-name="P39">true or false (true by default)</text:p>
          </table:table-cell>
          <table:table-cell table:style-name="Tabla32.C4" office:value-type="string">
            <text:p text:style-name="P39">Files that are read from GCS are cached into memory (see <text:a xlink:type="simple" xlink:href="https://cloud.google.com/appengine/docs/php/memcache/"><text:span text:style-name="T19">memcache</text:span></text:a>)for performance improvement. Caching can be turned off using the <text:span text:style-name="Source_20_Text"><text:span text:style-name="T5">enable_cache</text:span></text:span> directive in the stream context.</text:p>
          </table:table-cell>
        </table:table-row>
        <text:soft-page-break/>
        <table:table-row table:style-name="Tabla32.2">
          <table:table-cell table:style-name="Tabla32.A5" office:value-type="string">
            <text:p text:style-name="P39"><text:span text:style-name="Source_20_Text"><text:span text:style-name="T5">enable_optimistic_cache</text:span></text:span></text:p>
          </table:table-cell>
          <table:table-cell table:style-name="Tabla32.B5" office:value-type="string">
            <text:p text:style-name="P39">true or false (false by default)</text:p>
          </table:table-cell>
          <table:table-cell table:style-name="Tabla32.C5" office:value-type="string">
            <text:p text:style-name="P39">You can enable optimistic caching to read the file object from the cache without checking whether the underlying object was changed in GCS since the last time it was cached. Optimistic caching is ideal for write-once, read-many scenarios.</text:p>
          </table:table-cell>
        </table:table-row>
        <table:table-row table:style-name="Tabla32.2">
          <table:table-cell table:style-name="Tabla32.A6" office:value-type="string">
            <text:p text:style-name="P39"><text:span text:style-name="Source_20_Text"><text:span text:style-name="T5">metadata</text:span></text:span></text:p>
          </table:table-cell>
          <table:table-cell table:style-name="Tabla32.B6" office:value-type="string">
            <text:p text:style-name="P39">An associative array, eg.</text:p>
          </table:table-cell>
          <table:table-cell table:style-name="Tabla32.C6" office:value-type="string">
            <text:p text:style-name="P39"><text:span text:style-name="Source_20_Text"><text:span text:style-name="T5">['foo' =&gt; 'far', 'bar' =&gt; 'boo']</text:span></text:span>See <text:a xlink:type="simple" xlink:href="https://cloud.google.com/appengine/docs/php/googlestorage/advanced#Reading_and_writing_custom_metadata"><text:span text:style-name="T19">Reading and writing custom metadata</text:span></text:a>.</text:p>
          </table:table-cell>
        </table:table-row>
        <table:table-row table:style-name="Tabla32.2">
          <table:table-cell table:style-name="Tabla32.A7" office:value-type="string">
            <text:p text:style-name="P39"><text:span text:style-name="Source_20_Text"><text:span text:style-name="T5">read_cache_expiry_seconds</text:span></text:span></text:p>
          </table:table-cell>
          <table:table-cell table:style-name="Tabla32.B7" office:value-type="string">
            <text:p text:style-name="P39">The number of seconds that an object will remain valid in the cache</text:p>
          </table:table-cell>
          <table:table-cell table:style-name="Tabla32.C7" office:value-type="string">
            <text:p text:style-name="P39">You can change the length of time that a cached object remains valid by using the<text:span text:style-name="Source_20_Text"><text:span text:style-name="T5">read_cache_expiry_seconds directive</text:span></text:span>. This specifies the time after which the object will be re-cached upon the next read attempt. By default this is set to 1 hour (3600).</text:p>
          </table:table-cell>
        </table:table-row>
      </table:table>
      <text:p text:style-name="P18">The following snippet shows how to use stream options:</text:p>
      <text:p text:style-name="P22"><text:span text:style-name="Source_20_Text"><text:span text:style-name="T6">$options </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10">'gs'</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8">[</text:span></text:span><text:span text:style-name="Source_20_Text"><text:span text:style-name="T10">'Content-Typ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text/plain'</text:span></text:span><text:span text:style-name="Source_20_Text"><text:span text:style-name="T8">]];</text:span></text:span></text:p>
      <text:p text:style-name="P43"><text:span text:style-name="Source_20_Text"><text:span text:style-name="T6">$ctx </text:span></text:span><text:span text:style-name="Source_20_Text"><text:span text:style-name="T8">=</text:span></text:span><text:span text:style-name="Source_20_Text"><text:span text:style-name="T6"> stream_context_create</text:span></text:span><text:span text:style-name="Source_20_Text"><text:span text:style-name="T8">(</text:span></text:span><text:span text:style-name="Source_20_Text"><text:span text:style-name="T6">$options</text:span></text:span><text:span text:style-name="Source_20_Text"><text:span text:style-name="T8">);</text:span></text:span></text:p>
      <text:p text:style-name="P43"><text:span text:style-name="Source_20_Text"><text:span text:style-name="T6">file_put_contents</text:span></text:span><text:span text:style-name="Source_20_Text"><text:span text:style-name="T8">(</text:span></text:span><text:span text:style-name="Source_20_Text"><text:span text:style-name="T10">'gs://my_bucket/hello.txt'</text:span></text:span><text:span text:style-name="Source_20_Text"><text:span text:style-name="T8">,</text:span></text:span><text:span text:style-name="Source_20_Text"><text:span text:style-name="T6"> </text:span></text:span><text:span text:style-name="Source_20_Text"><text:span text:style-name="T10">'Hello'</text:span></text:span><text:span text:style-name="Source_20_Text"><text:span text:style-name="T8">,</text:span></text:span><text:span text:style-name="Source_20_Text"><text:span text:style-name="T6"> </text:span></text:span><text:span text:style-name="Source_20_Text"><text:span text:style-name="T9">0</text:span></text:span><text:span text:style-name="Source_20_Text"><text:span text:style-name="T8">,</text:span></text:span><text:span text:style-name="Source_20_Text"><text:span text:style-name="T6"> $ctx</text:span></text:span><text:span text:style-name="Source_20_Text"><text:span text:style-name="T8">);</text:span></text:span></text:p>
      <text:p text:style-name="P20"><text:span text:style-name="T1">In the snippet above, </text:span><text:span text:style-name="Source_20_Text"><text:span text:style-name="T5">$options</text:span></text:span><text:span text:style-name="T1"> is a set of arguments that the stream will use when writing new objects, which can be set as the default options using </text:span><text:a xlink:type="simple" xlink:href="http://php.net/manual/en/function.stream-context-set-default.php"><text:span text:style-name="Source_20_Text"><text:span text:style-name="T4">stream_context_set_default</text:span></text:span></text:a><text:span text:style-name="T1">.</text:span></text:p>
      <text:p text:style-name="P6"/>
      <text:h text:style-name="P36" text:outline-level="2"/>
      <text:h text:style-name="P14" text:outline-level="2"><text:bookmark text:name="php_filesystem_functions_support_on_google_cloud_storage"/>PHP filesystem functions support on Google Cloud Storage</text:h>
      <text:p text:style-name="P25">Many of the native PHP filesystem functions are fully supported, but some are not, and still others have modified support. The following table lists each of these native functions, indicating whether the function is supported or not. If a function is supported but with modifications or limitations, those are described.</text:p>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42">Filesystem Function</text:p>
            </table:table-cell>
            <table:table-cell table:style-name="Tabla33.A1" office:value-type="string">
              <text:p text:style-name="P42">Supported?</text:p>
            </table:table-cell>
            <table:table-cell table:style-name="Tabla33.A1" office:value-type="string">
              <text:p text:style-name="P42">Details</text:p>
            </table:table-cell>
          </table:table-row>
        </table:table-header-rows>
        <table:table-row table:style-name="Tabla33.2">
          <table:table-cell table:style-name="Tabla33.A2" office:value-type="string">
            <text:p text:style-name="P39"><text:a xlink:type="simple" xlink:href="http://php.net/manual/en/function.basename"><text:span text:style-name="T19">basename</text:span></text:a> — Returns trailing name component of path.</text:p>
          </table:table-cell>
          <table:table-cell table:style-name="Tabla33.B2" office:value-type="string">
            <text:p text:style-name="P39">Supported.</text:p>
          </table:table-cell>
          <table:table-cell table:style-name="Tabla33.C2" office:value-type="string">
            <text:p text:style-name="P40"/>
          </table:table-cell>
        </table:table-row>
        <table:table-row table:style-name="Tabla33.2">
          <table:table-cell table:style-name="Tabla33.A3" office:value-type="string">
            <text:p text:style-name="P39"><text:a xlink:type="simple" xlink:href="http://php.net/manual/en/function.chgrp"><text:span text:style-name="T19">chgrp</text:span></text:a> — Changes file group.</text:p>
          </table:table-cell>
          <table:table-cell table:style-name="Tabla33.B3" office:value-type="string">
            <text:p text:style-name="P39">Not supported.</text:p>
          </table:table-cell>
          <table:table-cell table:style-name="Tabla33.C3" office:value-type="string">
            <text:p text:style-name="P39">Always returns <text:span text:style-name="Source_20_Text"><text:span text:style-name="T5">false</text:span></text:span>.</text:p>
          </table:table-cell>
        </table:table-row>
        <table:table-row table:style-name="Tabla33.2">
          <table:table-cell table:style-name="Tabla33.A4" office:value-type="string">
            <text:p text:style-name="P39"><text:a xlink:type="simple" xlink:href="http://php.net/manual/en/function.chmod"><text:span text:style-name="T19">chmod</text:span></text:a> — Changes file mode.</text:p>
          </table:table-cell>
          <table:table-cell table:style-name="Tabla33.B4" office:value-type="string">
            <text:p text:style-name="P39">Not supported.</text:p>
          </table:table-cell>
          <table:table-cell table:style-name="Tabla33.C4" office:value-type="string">
            <text:p text:style-name="P39">Always returns <text:span text:style-name="Source_20_Text"><text:span text:style-name="T5">false</text:span></text:span>.</text:p>
          </table:table-cell>
        </table:table-row>
        <table:table-row table:style-name="Tabla33.2">
          <table:table-cell table:style-name="Tabla33.A5" office:value-type="string">
            <text:p text:style-name="P39"><text:a xlink:type="simple" xlink:href="http://php.net/manual/en/function.chown"><text:span text:style-name="T19">chown</text:span></text:a> — Changes file owner.</text:p>
          </table:table-cell>
          <table:table-cell table:style-name="Tabla33.B5" office:value-type="string">
            <text:p text:style-name="P39">Not supported.</text:p>
          </table:table-cell>
          <table:table-cell table:style-name="Tabla33.C5" office:value-type="string">
            <text:p text:style-name="P39">Always returns <text:span text:style-name="Source_20_Text"><text:span text:style-name="T5">false</text:span></text:span>.</text:p>
          </table:table-cell>
        </table:table-row>
        <table:table-row table:style-name="Tabla33.2">
          <table:table-cell table:style-name="Tabla33.A6" office:value-type="string">
            <text:p text:style-name="P39"><text:a xlink:type="simple" xlink:href="http://php.net/manual/en/function.clearstatcache"><text:span text:style-name="T19">clearstatcache</text:span></text:a> — Clears file status cache.</text:p>
          </table:table-cell>
          <table:table-cell table:style-name="Tabla33.B6" office:value-type="string">
            <text:p text:style-name="P39">Supported.</text:p>
          </table:table-cell>
          <table:table-cell table:style-name="Tabla33.C6" office:value-type="string">
            <text:p text:style-name="P40"/>
          </table:table-cell>
        </table:table-row>
        <table:table-row table:style-name="Tabla33.2">
          <table:table-cell table:style-name="Tabla33.A7" office:value-type="string">
            <text:p text:style-name="P39"><text:a xlink:type="simple" xlink:href="http://php.net/manual/en/function.copy"><text:span text:style-name="T19">copy</text:span></text:a> — Copies file.</text:p>
          </table:table-cell>
          <table:table-cell table:style-name="Tabla33.B7" office:value-type="string">
            <text:p text:style-name="P39">Supported.</text:p>
          </table:table-cell>
          <table:table-cell table:style-name="Tabla33.C7" office:value-type="string">
            <text:p text:style-name="P40"/>
          </table:table-cell>
        </table:table-row>
        <table:table-row table:style-name="Tabla33.2">
          <table:table-cell table:style-name="Tabla33.A8" office:value-type="string">
            <text:p text:style-name="P39"><text:a xlink:type="simple" xlink:href="http://php.net/manual/en/function.dirname"><text:span text:style-name="T19">dirname</text:span></text:a> — Returns parent directory's path.</text:p>
          </table:table-cell>
          <table:table-cell table:style-name="Tabla33.B8" office:value-type="string">
            <text:p text:style-name="P39">Supported.</text:p>
          </table:table-cell>
          <table:table-cell table:style-name="Tabla33.C8" office:value-type="string">
            <text:p text:style-name="P39">Supported but includes the <text:span text:style-name="Source_20_Text"><text:span text:style-name="T5">gs://</text:span></text:span> prefix.</text:p>
          </table:table-cell>
        </table:table-row>
        <table:table-row table:style-name="Tabla33.2">
          <table:table-cell table:style-name="Tabla33.A9" office:value-type="string">
            <text:p text:style-name="P39"><text:a xlink:type="simple" xlink:href="http://php.net/manual/en/function.disk_free_space"><text:span text:style-name="T19">disk_free_space</text:span></text:a> — Returns available space on filesystem or disk partition.</text:p>
          </table:table-cell>
          <table:table-cell table:style-name="Tabla33.B9" office:value-type="string">
            <text:p text:style-name="P39">Not supported.</text:p>
          </table:table-cell>
          <table:table-cell table:style-name="Tabla33.C9" office:value-type="string">
            <text:p text:style-name="P39">This is Disabled.</text:p>
          </table:table-cell>
        </table:table-row>
        <table:table-row table:style-name="Tabla33.2">
          <table:table-cell table:style-name="Tabla33.A10" office:value-type="string">
            <text:p text:style-name="P39"><text:a xlink:type="simple" xlink:href="http://php.net/manual/en/function.disk_total_space"><text:span text:style-name="T19">disk_total_space</text:span></text:a> — Returns the total size of a filesystem or disk partition.</text:p>
          </table:table-cell>
          <table:table-cell table:style-name="Tabla33.B10" office:value-type="string">
            <text:p text:style-name="P39">Not supported.</text:p>
          </table:table-cell>
          <table:table-cell table:style-name="Tabla33.C10" office:value-type="string">
            <text:p text:style-name="P39">This is Disabled.</text:p>
          </table:table-cell>
        </table:table-row>
        <table:table-row table:style-name="Tabla33.2">
          <table:table-cell table:style-name="Tabla33.A11" office:value-type="string">
            <text:p text:style-name="P39"><text:a xlink:type="simple" xlink:href="http://php.net/manual/en/function.diskfreespace"><text:span text:style-name="T19">diskfreespace</text:span></text:a> — Alias of disk_free_space.</text:p>
          </table:table-cell>
          <table:table-cell table:style-name="Tabla33.B11" office:value-type="string">
            <text:p text:style-name="P40"/>
          </table:table-cell>
          <table:table-cell table:style-name="Tabla33.C11" office:value-type="string">
            <text:p text:style-name="P40"/>
          </table:table-cell>
        </table:table-row>
        <table:table-row table:style-name="Tabla33.2">
          <table:table-cell table:style-name="Tabla33.A12" office:value-type="string">
            <text:p text:style-name="P39"><text:a xlink:type="simple" xlink:href="http://php.net/manual/en/function.fclose"><text:span text:style-name="T19">fclose</text:span></text:a> — Closes an open file pointer.</text:p>
          </table:table-cell>
          <table:table-cell table:style-name="Tabla33.B12" office:value-type="string">
            <text:p text:style-name="P39">Supported.</text:p>
          </table:table-cell>
          <table:table-cell table:style-name="Tabla33.C12" office:value-type="string">
            <text:p text:style-name="P40"/>
          </table:table-cell>
        </table:table-row>
        <table:table-row table:style-name="Tabla33.2">
          <table:table-cell table:style-name="Tabla33.A13" office:value-type="string">
            <text:p text:style-name="P39"><text:a xlink:type="simple" xlink:href="http://php.net/manual/en/function.feof"><text:span text:style-name="T19">feof</text:span></text:a> — Tests for end-of-file on a file pointer.</text:p>
          </table:table-cell>
          <table:table-cell table:style-name="Tabla33.B13" office:value-type="string">
            <text:p text:style-name="P39">Supported.</text:p>
          </table:table-cell>
          <table:table-cell table:style-name="Tabla33.C13" office:value-type="string">
            <text:p text:style-name="P40"/>
          </table:table-cell>
        </table:table-row>
        <table:table-row table:style-name="Tabla33.2">
          <table:table-cell table:style-name="Tabla33.A14" office:value-type="string">
            <text:p text:style-name="P39"><text:a xlink:type="simple" xlink:href="http://php.net/manual/en/function.fflush"><text:span text:style-name="T19">fflush</text:span></text:a> — Flushes the output to a file.</text:p>
          </table:table-cell>
          <table:table-cell table:style-name="Tabla33.B14" office:value-type="string">
            <text:p text:style-name="P39">Supported.</text:p>
          </table:table-cell>
          <table:table-cell table:style-name="Tabla33.C14" office:value-type="string">
            <text:p text:style-name="P39">Has no effect. (Always returns <text:span text:style-name="Source_20_Text"><text:span text:style-name="T5">true</text:span></text:span>.)</text:p>
          </table:table-cell>
        </table:table-row>
        <table:table-row table:style-name="Tabla33.2">
          <table:table-cell table:style-name="Tabla33.A15" office:value-type="string">
            <text:p text:style-name="P39"><text:a xlink:type="simple" xlink:href="http://php.net/manual/en/function.fgetc"><text:span text:style-name="T19">fgetc</text:span></text:a> — Gets character from file pointer.</text:p>
          </table:table-cell>
          <table:table-cell table:style-name="Tabla33.B15" office:value-type="string">
            <text:p text:style-name="P39">Supported.</text:p>
          </table:table-cell>
          <table:table-cell table:style-name="Tabla33.C15" office:value-type="string">
            <text:p text:style-name="P40"/>
          </table:table-cell>
        </table:table-row>
        <table:table-row table:style-name="Tabla33.2">
          <table:table-cell table:style-name="Tabla33.A16" office:value-type="string">
            <text:p text:style-name="P39"><text:a xlink:type="simple" xlink:href="http://php.net/manual/en/function.fgetcsv"><text:span text:style-name="T19">fgetcsv</text:span></text:a> — Gets line from file pointer and parse for CSV fields.</text:p>
          </table:table-cell>
          <table:table-cell table:style-name="Tabla33.B16" office:value-type="string">
            <text:p text:style-name="P39">Supported.</text:p>
          </table:table-cell>
          <table:table-cell table:style-name="Tabla33.C16" office:value-type="string">
            <text:p text:style-name="P40"/>
          </table:table-cell>
        </table:table-row>
        <text:soft-page-break/>
        <table:table-row table:style-name="Tabla33.2">
          <table:table-cell table:style-name="Tabla33.A17" office:value-type="string">
            <text:p text:style-name="P39"><text:a xlink:type="simple" xlink:href="http://php.net/manual/en/function.fgets"><text:span text:style-name="T19">fgets</text:span></text:a> — Gets line from file pointer.</text:p>
          </table:table-cell>
          <table:table-cell table:style-name="Tabla33.B17" office:value-type="string">
            <text:p text:style-name="P39">Supported.</text:p>
          </table:table-cell>
          <table:table-cell table:style-name="Tabla33.C17" office:value-type="string">
            <text:p text:style-name="P40"/>
          </table:table-cell>
        </table:table-row>
        <table:table-row table:style-name="Tabla33.2">
          <table:table-cell table:style-name="Tabla33.A18" office:value-type="string">
            <text:p text:style-name="P39"><text:a xlink:type="simple" xlink:href="http://php.net/manual/en/function.fgetss"><text:span text:style-name="T19">fgetss</text:span></text:a> — Gets line from file pointer and strip HTML tags.</text:p>
          </table:table-cell>
          <table:table-cell table:style-name="Tabla33.B18" office:value-type="string">
            <text:p text:style-name="P39">Supported.</text:p>
          </table:table-cell>
          <table:table-cell table:style-name="Tabla33.C18" office:value-type="string">
            <text:p text:style-name="P40"/>
          </table:table-cell>
        </table:table-row>
        <table:table-row table:style-name="Tabla33.2">
          <table:table-cell table:style-name="Tabla33.A19" office:value-type="string">
            <text:p text:style-name="P39"><text:a xlink:type="simple" xlink:href="http://php.net/manual/en/function.file_exists"><text:span text:style-name="T19">file_exists</text:span></text:a> — Checks whether a file or directory exists.</text:p>
          </table:table-cell>
          <table:table-cell table:style-name="Tabla33.B19" office:value-type="string">
            <text:p text:style-name="P39">Supported.</text:p>
          </table:table-cell>
          <table:table-cell table:style-name="Tabla33.C19" office:value-type="string">
            <text:p text:style-name="P40"/>
          </table:table-cell>
        </table:table-row>
        <table:table-row table:style-name="Tabla33.2">
          <table:table-cell table:style-name="Tabla33.A20" office:value-type="string">
            <text:p text:style-name="P39"><text:a xlink:type="simple" xlink:href="http://php.net/manual/en/function.file_get_contents"><text:span text:style-name="T19">file_get_contents</text:span></text:a> — Reads entire file into a string.</text:p>
          </table:table-cell>
          <table:table-cell table:style-name="Tabla33.B20" office:value-type="string">
            <text:p text:style-name="P39">Supported.</text:p>
          </table:table-cell>
          <table:table-cell table:style-name="Tabla33.C20" office:value-type="string">
            <text:p text:style-name="P40"/>
          </table:table-cell>
        </table:table-row>
        <table:table-row table:style-name="Tabla33.2">
          <table:table-cell table:style-name="Tabla33.A21" office:value-type="string">
            <text:p text:style-name="P39"><text:a xlink:type="simple" xlink:href="http://php.net/manual/en/function.file_put_contents"><text:span text:style-name="T19">file_put_contents</text:span></text:a> — Write a string to a file.</text:p>
          </table:table-cell>
          <table:table-cell table:style-name="Tabla33.B21" office:value-type="string">
            <text:p text:style-name="P39">Supported.</text:p>
          </table:table-cell>
          <table:table-cell table:style-name="Tabla33.C21" office:value-type="string">
            <text:p text:style-name="P40"/>
          </table:table-cell>
        </table:table-row>
        <table:table-row table:style-name="Tabla33.2">
          <table:table-cell table:style-name="Tabla33.A22" office:value-type="string">
            <text:p text:style-name="P39"><text:a xlink:type="simple" xlink:href="http://php.net/manual/en/function.file"><text:span text:style-name="T19">file</text:span></text:a> — Reads entire file into an array.</text:p>
          </table:table-cell>
          <table:table-cell table:style-name="Tabla33.B22" office:value-type="string">
            <text:p text:style-name="P39">Supported.</text:p>
          </table:table-cell>
          <table:table-cell table:style-name="Tabla33.C22" office:value-type="string">
            <text:p text:style-name="P40"/>
          </table:table-cell>
        </table:table-row>
        <table:table-row table:style-name="Tabla33.2">
          <table:table-cell table:style-name="Tabla33.A23" office:value-type="string">
            <text:p text:style-name="P39"><text:a xlink:type="simple" xlink:href="http://php.net/manual/en/function.fileatime"><text:span text:style-name="T19">fileatime</text:span></text:a> — Gets last access time of file.</text:p>
          </table:table-cell>
          <table:table-cell table:style-name="Tabla33.B23" office:value-type="string">
            <text:p text:style-name="P39">Not supported.</text:p>
          </table:table-cell>
          <table:table-cell table:style-name="Tabla33.C23" office:value-type="string">
            <text:p text:style-name="P39">Always returns 0.</text:p>
          </table:table-cell>
        </table:table-row>
        <table:table-row table:style-name="Tabla33.2">
          <table:table-cell table:style-name="Tabla33.A24" office:value-type="string">
            <text:p text:style-name="P39"><text:a xlink:type="simple" xlink:href="http://php.net/manual/en/function.filectime"><text:span text:style-name="T19">filectime</text:span></text:a> — Gets inode change time of file.</text:p>
          </table:table-cell>
          <table:table-cell table:style-name="Tabla33.B24" office:value-type="string">
            <text:p text:style-name="P39">Not supported.</text:p>
          </table:table-cell>
          <table:table-cell table:style-name="Tabla33.C24" office:value-type="string">
            <text:p text:style-name="P39">Always returns 0.</text:p>
          </table:table-cell>
        </table:table-row>
        <table:table-row table:style-name="Tabla33.2">
          <table:table-cell table:style-name="Tabla33.A25" office:value-type="string">
            <text:p text:style-name="P39"><text:a xlink:type="simple" xlink:href="http://php.net/manual/en/function.filegroup"><text:span text:style-name="T19">filegroup</text:span></text:a> — Gets file group.</text:p>
          </table:table-cell>
          <table:table-cell table:style-name="Tabla33.B25" office:value-type="string">
            <text:p text:style-name="P39">Not supported.</text:p>
          </table:table-cell>
          <table:table-cell table:style-name="Tabla33.C25" office:value-type="string">
            <text:p text:style-name="P39">Always returns 0.</text:p>
          </table:table-cell>
        </table:table-row>
        <table:table-row table:style-name="Tabla33.2">
          <table:table-cell table:style-name="Tabla33.A26" office:value-type="string">
            <text:p text:style-name="P39"><text:a xlink:type="simple" xlink:href="http://php.net/manual/en/function.fileinode"><text:span text:style-name="T19">fileinode</text:span></text:a> — Gets file inode.</text:p>
          </table:table-cell>
          <table:table-cell table:style-name="Tabla33.B26" office:value-type="string">
            <text:p text:style-name="P39">Not supported.</text:p>
          </table:table-cell>
          <table:table-cell table:style-name="Tabla33.C26" office:value-type="string">
            <text:p text:style-name="P39">Always returns 0.</text:p>
          </table:table-cell>
        </table:table-row>
        <table:table-row table:style-name="Tabla33.2">
          <table:table-cell table:style-name="Tabla33.A27" office:value-type="string">
            <text:p text:style-name="P39"><text:a xlink:type="simple" xlink:href="http://php.net/manual/en/function.filemtime"><text:span text:style-name="T19">filemtime</text:span></text:a> — Gets file modification time.</text:p>
          </table:table-cell>
          <table:table-cell table:style-name="Tabla33.B27" office:value-type="string">
            <text:p text:style-name="P39">Supported.</text:p>
          </table:table-cell>
          <table:table-cell table:style-name="Tabla33.C27" office:value-type="string">
            <text:p text:style-name="P40"/>
          </table:table-cell>
        </table:table-row>
        <table:table-row table:style-name="Tabla33.2">
          <table:table-cell table:style-name="Tabla33.A28" office:value-type="string">
            <text:p text:style-name="P39"><text:a xlink:type="simple" xlink:href="http://php.net/manual/en/function.fileowner"><text:span text:style-name="T19">fileowner</text:span></text:a> — Gets file owner.</text:p>
          </table:table-cell>
          <table:table-cell table:style-name="Tabla33.B28" office:value-type="string">
            <text:p text:style-name="P39">Not supported.</text:p>
          </table:table-cell>
          <table:table-cell table:style-name="Tabla33.C28" office:value-type="string">
            <text:p text:style-name="P39">Always returns 0.</text:p>
          </table:table-cell>
        </table:table-row>
        <table:table-row table:style-name="Tabla33.2">
          <table:table-cell table:style-name="Tabla33.A29" office:value-type="string">
            <text:p text:style-name="P39"><text:a xlink:type="simple" xlink:href="http://php.net/manual/en/function.fileperms"><text:span text:style-name="T19">fileperms</text:span></text:a> — Gets file permissions.</text:p>
          </table:table-cell>
          <table:table-cell table:style-name="Tabla33.B29" office:value-type="string">
            <text:p text:style-name="P39">Supported.</text:p>
          </table:table-cell>
          <table:table-cell table:style-name="Tabla33.C29" office:value-type="string">
            <text:p text:style-name="P39">The execute bit is always off.</text:p>
          </table:table-cell>
        </table:table-row>
        <table:table-row table:style-name="Tabla33.2">
          <table:table-cell table:style-name="Tabla33.A30" office:value-type="string">
            <text:p text:style-name="P39"><text:a xlink:type="simple" xlink:href="http://php.net/manual/en/function.filesize"><text:span text:style-name="T19">filesize</text:span></text:a> — Gets file size.</text:p>
          </table:table-cell>
          <table:table-cell table:style-name="Tabla33.B30" office:value-type="string">
            <text:p text:style-name="P39">Supported.</text:p>
          </table:table-cell>
          <table:table-cell table:style-name="Tabla33.C30" office:value-type="string">
            <text:p text:style-name="P40"/>
          </table:table-cell>
        </table:table-row>
        <table:table-row table:style-name="Tabla33.2">
          <table:table-cell table:style-name="Tabla33.A31" office:value-type="string">
            <text:p text:style-name="P39"><text:a xlink:type="simple" xlink:href="http://php.net/manual/en/function.filetype"><text:span text:style-name="T19">filetype</text:span></text:a> — Gets file type.</text:p>
          </table:table-cell>
          <table:table-cell table:style-name="Tabla33.B31" office:value-type="string">
            <text:p text:style-name="P39">Supported.</text:p>
          </table:table-cell>
          <table:table-cell table:style-name="Tabla33.C31" office:value-type="string">
            <text:p text:style-name="P40"/>
          </table:table-cell>
        </table:table-row>
        <table:table-row table:style-name="Tabla33.2">
          <table:table-cell table:style-name="Tabla33.A32" office:value-type="string">
            <text:p text:style-name="P39"><text:a xlink:type="simple" xlink:href="http://php.net/manual/en/function.flock"><text:span text:style-name="T19">flock</text:span></text:a> — Portable advisory file locking.</text:p>
          </table:table-cell>
          <table:table-cell table:style-name="Tabla33.B32" office:value-type="string">
            <text:p text:style-name="P39">Not Supported.</text:p>
          </table:table-cell>
          <table:table-cell table:style-name="Tabla33.C32" office:value-type="string">
            <text:p text:style-name="P39">Always returns <text:span text:style-name="Source_20_Text"><text:span text:style-name="T5">false</text:span></text:span>.</text:p>
          </table:table-cell>
        </table:table-row>
        <table:table-row table:style-name="Tabla33.2">
          <table:table-cell table:style-name="Tabla33.A33" office:value-type="string">
            <text:p text:style-name="P39"><text:a xlink:type="simple" xlink:href="http://php.net/manual/en/function.fopen"><text:span text:style-name="T19">fopen</text:span></text:a> — Opens file or URL.</text:p>
          </table:table-cell>
          <table:table-cell table:style-name="Tabla33.B33" office:value-type="string">
            <text:p text:style-name="P39">Supported.</text:p>
          </table:table-cell>
          <table:table-cell table:style-name="Tabla33.C33" office:value-type="string">
            <text:p text:style-name="P39">Only supports these modes: <text:span text:style-name="Source_20_Text"><text:span text:style-name="T5">r</text:span></text:span>, <text:span text:style-name="Source_20_Text"><text:span text:style-name="T5">rb</text:span></text:span>, <text:span text:style-name="Source_20_Text"><text:span text:style-name="T5">rt</text:span></text:span>, <text:span text:style-name="Source_20_Text"><text:span text:style-name="T5">w</text:span></text:span>,<text:span text:style-name="Source_20_Text"><text:span text:style-name="T5">wb</text:span></text:span>, <text:span text:style-name="Source_20_Text"><text:span text:style-name="T5">wt</text:span></text:span>.</text:p>
          </table:table-cell>
        </table:table-row>
        <table:table-row table:style-name="Tabla33.2">
          <table:table-cell table:style-name="Tabla33.A34" office:value-type="string">
            <text:p text:style-name="P39"><text:a xlink:type="simple" xlink:href="http://php.net/manual/en/function.fpassthru"><text:span text:style-name="T19">fpassthru</text:span></text:a> — Output all remaining data on a file pointer.</text:p>
          </table:table-cell>
          <table:table-cell table:style-name="Tabla33.B34" office:value-type="string">
            <text:p text:style-name="P39">Supported.</text:p>
          </table:table-cell>
          <table:table-cell table:style-name="Tabla33.C34" office:value-type="string">
            <text:p text:style-name="P40"/>
          </table:table-cell>
        </table:table-row>
        <text:soft-page-break/>
        <table:table-row table:style-name="Tabla33.2">
          <table:table-cell table:style-name="Tabla33.A35" office:value-type="string">
            <text:p text:style-name="P39"><text:a xlink:type="simple" xlink:href="http://php.net/manual/en/function.fputcsv"><text:span text:style-name="T19">fputcsv</text:span></text:a> — Format line as CSV and write to file pointer.</text:p>
          </table:table-cell>
          <table:table-cell table:style-name="Tabla33.B35" office:value-type="string">
            <text:p text:style-name="P39">Supported.</text:p>
          </table:table-cell>
          <table:table-cell table:style-name="Tabla33.C35" office:value-type="string">
            <text:p text:style-name="P40"/>
          </table:table-cell>
        </table:table-row>
        <table:table-row table:style-name="Tabla33.2">
          <table:table-cell table:style-name="Tabla33.A36" office:value-type="string">
            <text:p text:style-name="P39"><text:a xlink:type="simple" xlink:href="http://php.net/manual/en/function.fputs"><text:span text:style-name="T19">fputs</text:span></text:a> — Alias of fwrite.</text:p>
          </table:table-cell>
          <table:table-cell table:style-name="Tabla33.B36" office:value-type="string">
            <text:p text:style-name="P40"/>
          </table:table-cell>
          <table:table-cell table:style-name="Tabla33.C36" office:value-type="string">
            <text:p text:style-name="P40"/>
          </table:table-cell>
        </table:table-row>
        <table:table-row table:style-name="Tabla33.2">
          <table:table-cell table:style-name="Tabla33.A37" office:value-type="string">
            <text:p text:style-name="P39"><text:a xlink:type="simple" xlink:href="http://php.net/manual/en/function.fread"><text:span text:style-name="T19">fread</text:span></text:a> — Binary-safe file read.</text:p>
          </table:table-cell>
          <table:table-cell table:style-name="Tabla33.B37" office:value-type="string">
            <text:p text:style-name="P39">Supported.</text:p>
          </table:table-cell>
          <table:table-cell table:style-name="Tabla33.C37" office:value-type="string">
            <text:p text:style-name="P40"/>
          </table:table-cell>
        </table:table-row>
        <table:table-row table:style-name="Tabla33.2">
          <table:table-cell table:style-name="Tabla33.A38" office:value-type="string">
            <text:p text:style-name="P39"><text:a xlink:type="simple" xlink:href="http://php.net/manual/en/function.fscanf"><text:span text:style-name="T19">fscanf</text:span></text:a> — Parses input from a file according to a format.</text:p>
          </table:table-cell>
          <table:table-cell table:style-name="Tabla33.B38" office:value-type="string">
            <text:p text:style-name="P39">Supported.</text:p>
          </table:table-cell>
          <table:table-cell table:style-name="Tabla33.C38" office:value-type="string">
            <text:p text:style-name="P40"/>
          </table:table-cell>
        </table:table-row>
        <table:table-row table:style-name="Tabla33.2">
          <table:table-cell table:style-name="Tabla33.A39" office:value-type="string">
            <text:p text:style-name="P39"><text:a xlink:type="simple" xlink:href="http://php.net/manual/en/function.fseek"><text:span text:style-name="T19">fseek</text:span></text:a> — Seeks on a file pointer.</text:p>
          </table:table-cell>
          <table:table-cell table:style-name="Tabla33.B39" office:value-type="string">
            <text:p text:style-name="P39">Supported.</text:p>
          </table:table-cell>
          <table:table-cell table:style-name="Tabla33.C39" office:value-type="string">
            <text:p text:style-name="P39">Only supports files opened using read mode.</text:p>
          </table:table-cell>
        </table:table-row>
        <table:table-row table:style-name="Tabla33.2">
          <table:table-cell table:style-name="Tabla33.A40" office:value-type="string">
            <text:p text:style-name="P39"><text:a xlink:type="simple" xlink:href="http://php.net/manual/en/function.fstat"><text:span text:style-name="T19">fstat</text:span></text:a> — Gets information about a file using an open file pointer.</text:p>
          </table:table-cell>
          <table:table-cell table:style-name="Tabla33.B40" office:value-type="string">
            <text:p text:style-name="P39">Supported.</text:p>
          </table:table-cell>
          <table:table-cell table:style-name="Tabla33.C40" office:value-type="string">
            <text:p text:style-name="P40"/>
          </table:table-cell>
        </table:table-row>
        <table:table-row table:style-name="Tabla33.2">
          <table:table-cell table:style-name="Tabla33.A41" office:value-type="string">
            <text:p text:style-name="P39"><text:a xlink:type="simple" xlink:href="http://php.net/manual/en/function.ftell"><text:span text:style-name="T19">ftell</text:span></text:a> — Returns the current position of the file read/write pointer.</text:p>
          </table:table-cell>
          <table:table-cell table:style-name="Tabla33.B41" office:value-type="string">
            <text:p text:style-name="P39">Supported.</text:p>
          </table:table-cell>
          <table:table-cell table:style-name="Tabla33.C41" office:value-type="string">
            <text:p text:style-name="P40"/>
          </table:table-cell>
        </table:table-row>
        <table:table-row table:style-name="Tabla33.2">
          <table:table-cell table:style-name="Tabla33.A42" office:value-type="string">
            <text:p text:style-name="P39"><text:a xlink:type="simple" xlink:href="http://php.net/manual/en/function.ftruncate"><text:span text:style-name="T19">ftruncate</text:span></text:a> — Truncates a file to a given length.</text:p>
          </table:table-cell>
          <table:table-cell table:style-name="Tabla33.B42" office:value-type="string">
            <text:p text:style-name="P39">Not supported.</text:p>
          </table:table-cell>
          <table:table-cell table:style-name="Tabla33.C42" office:value-type="string">
            <text:p text:style-name="P39">Always returns <text:span text:style-name="Source_20_Text"><text:span text:style-name="T5">false</text:span></text:span>.</text:p>
          </table:table-cell>
        </table:table-row>
        <table:table-row table:style-name="Tabla33.2">
          <table:table-cell table:style-name="Tabla33.A43" office:value-type="string">
            <text:p text:style-name="P39"><text:a xlink:type="simple" xlink:href="http://php.net/manual/en/function.fwrite"><text:span text:style-name="T19">fwrite</text:span></text:a> — Binary-safe file write.</text:p>
          </table:table-cell>
          <table:table-cell table:style-name="Tabla33.B43" office:value-type="string">
            <text:p text:style-name="P39">Supported.</text:p>
          </table:table-cell>
          <table:table-cell table:style-name="Tabla33.C43" office:value-type="string">
            <text:p text:style-name="P40"/>
          </table:table-cell>
        </table:table-row>
        <table:table-row table:style-name="Tabla33.2">
          <table:table-cell table:style-name="Tabla33.A44" office:value-type="string">
            <text:p text:style-name="P39"><text:a xlink:type="simple" xlink:href="http://php.net/manual/en/function.glob"><text:span text:style-name="T19">glob</text:span></text:a> — Find pathnames matching a pattern.</text:p>
          </table:table-cell>
          <table:table-cell table:style-name="Tabla33.B44" office:value-type="string">
            <text:p text:style-name="P39">Not supported.</text:p>
          </table:table-cell>
          <table:table-cell table:style-name="Tabla33.C44" office:value-type="string">
            <text:p text:style-name="P39">Always returns <text:span text:style-name="Source_20_Text"><text:span text:style-name="T5">false</text:span></text:span>.</text:p>
          </table:table-cell>
        </table:table-row>
        <table:table-row table:style-name="Tabla33.2">
          <table:table-cell table:style-name="Tabla33.A45" office:value-type="string">
            <text:p text:style-name="P39"><text:a xlink:type="simple" xlink:href="http://php.net/manual/en/function.is_dir"><text:span text:style-name="T19">is_dir</text:span></text:a> — Tells whether the filename is a directory.</text:p>
          </table:table-cell>
          <table:table-cell table:style-name="Tabla33.B45" office:value-type="string">
            <text:p text:style-name="P39">Supported.</text:p>
          </table:table-cell>
          <table:table-cell table:style-name="Tabla33.C45" office:value-type="string">
            <text:p text:style-name="P40"/>
          </table:table-cell>
        </table:table-row>
        <table:table-row table:style-name="Tabla33.2">
          <table:table-cell table:style-name="Tabla33.A46" office:value-type="string">
            <text:p text:style-name="P39"><text:a xlink:type="simple" xlink:href="http://php.net/manual/en/function.is_executable"><text:span text:style-name="T19">is_executable</text:span></text:a> — Tells whether the filename is executable.</text:p>
          </table:table-cell>
          <table:table-cell table:style-name="Tabla33.B46" office:value-type="string">
            <text:p text:style-name="P39">Not supported.</text:p>
          </table:table-cell>
          <table:table-cell table:style-name="Tabla33.C46" office:value-type="string">
            <text:p text:style-name="P39">Always returns <text:span text:style-name="Source_20_Text"><text:span text:style-name="T5">false</text:span></text:span>.</text:p>
          </table:table-cell>
        </table:table-row>
        <table:table-row table:style-name="Tabla33.2">
          <table:table-cell table:style-name="Tabla33.A47" office:value-type="string">
            <text:p text:style-name="P39"><text:a xlink:type="simple" xlink:href="http://php.net/manual/en/function.is_file"><text:span text:style-name="T19">is_file</text:span></text:a> — Tells whether the filename is a regular file.</text:p>
          </table:table-cell>
          <table:table-cell table:style-name="Tabla33.B47" office:value-type="string">
            <text:p text:style-name="P39">Supported.</text:p>
          </table:table-cell>
          <table:table-cell table:style-name="Tabla33.C47" office:value-type="string">
            <text:p text:style-name="P40"/>
          </table:table-cell>
        </table:table-row>
        <table:table-row table:style-name="Tabla33.2">
          <table:table-cell table:style-name="Tabla33.A48" office:value-type="string">
            <text:p text:style-name="P39"><text:a xlink:type="simple" xlink:href="http://php.net/manual/en/function.is_link"><text:span text:style-name="T19">is_link</text:span></text:a> — Tells whether the filename is a symbolic link.</text:p>
          </table:table-cell>
          <table:table-cell table:style-name="Tabla33.B48" office:value-type="string">
            <text:p text:style-name="P39">Not supported.</text:p>
          </table:table-cell>
          <table:table-cell table:style-name="Tabla33.C48" office:value-type="string">
            <text:p text:style-name="P39">Always returns <text:span text:style-name="Source_20_Text"><text:span text:style-name="T5">false</text:span></text:span>.</text:p>
          </table:table-cell>
        </table:table-row>
        <table:table-row table:style-name="Tabla33.2">
          <table:table-cell table:style-name="Tabla33.A49" office:value-type="string">
            <text:p text:style-name="P39"><text:a xlink:type="simple" xlink:href="http://php.net/manual/en/function.is_readable"><text:span text:style-name="T19">is_readable</text:span></text:a> — Tells whether a file exists and is readable.</text:p>
          </table:table-cell>
          <table:table-cell table:style-name="Tabla33.B49" office:value-type="string">
            <text:p text:style-name="P39">Supported.</text:p>
          </table:table-cell>
          <table:table-cell table:style-name="Tabla33.C49" office:value-type="string">
            <text:p text:style-name="P40"/>
          </table:table-cell>
        </table:table-row>
        <table:table-row table:style-name="Tabla33.2">
          <table:table-cell table:style-name="Tabla33.A50" office:value-type="string">
            <text:p text:style-name="P39"><text:a xlink:type="simple" xlink:href="http://php.net/manual/en/function.is_uploaded_file"><text:span text:style-name="T19">is_uploaded_file</text:span></text:a> — Tells whether the file was uploaded via HTTP POST.</text:p>
          </table:table-cell>
          <table:table-cell table:style-name="Tabla33.B50" office:value-type="string">
            <text:p text:style-name="P39">Supported.</text:p>
          </table:table-cell>
          <table:table-cell table:style-name="Tabla33.C50" office:value-type="string">
            <text:p text:style-name="P40"/>
          </table:table-cell>
        </table:table-row>
        <table:table-row table:style-name="Tabla33.2">
          <table:table-cell table:style-name="Tabla33.A51" office:value-type="string">
            <text:p text:style-name="P39"><text:a xlink:type="simple" xlink:href="http://php.net/manual/en/function.is_writable"><text:span text:style-name="T19">is_writable</text:span></text:a> — Tells whether the filename is writable.</text:p>
          </table:table-cell>
          <table:table-cell table:style-name="Tabla33.B51" office:value-type="string">
            <text:p text:style-name="P39">Supported.</text:p>
          </table:table-cell>
          <table:table-cell table:style-name="Tabla33.C51" office:value-type="string">
            <text:p text:style-name="P39">Value is cached and may not reflect permission changes immediately.</text:p>
          </table:table-cell>
        </table:table-row>
        <table:table-row table:style-name="Tabla33.2">
          <table:table-cell table:style-name="Tabla33.A52" office:value-type="string">
            <text:p text:style-name="P39"><text:a xlink:type="simple" xlink:href="http://php.net/manual/en/function.is_writeable"><text:span text:style-name="T19">is_writeable</text:span></text:a> — Alias of is_writable.</text:p>
          </table:table-cell>
          <table:table-cell table:style-name="Tabla33.B52" office:value-type="string">
            <text:p text:style-name="P40"/>
          </table:table-cell>
          <table:table-cell table:style-name="Tabla33.C52" office:value-type="string">
            <text:p text:style-name="P40"/>
          </table:table-cell>
        </table:table-row>
        <table:table-row table:style-name="Tabla33.2">
          <table:table-cell table:style-name="Tabla33.A53" office:value-type="string">
            <text:p text:style-name="P39"><text:a xlink:type="simple" xlink:href="http://php.net/manual/en/function.lchgrp"><text:span text:style-name="T19">lchgrp</text:span></text:a> — Changes group ownership of symlink.</text:p>
          </table:table-cell>
          <table:table-cell table:style-name="Tabla33.B53" office:value-type="string">
            <text:p text:style-name="P39">Not supported.</text:p>
          </table:table-cell>
          <table:table-cell table:style-name="Tabla33.C53" office:value-type="string">
            <text:p text:style-name="P39">This is Disabled.</text:p>
          </table:table-cell>
        </table:table-row>
        <text:soft-page-break/>
        <table:table-row table:style-name="Tabla33.2">
          <table:table-cell table:style-name="Tabla33.A54" office:value-type="string">
            <text:p text:style-name="P39"><text:a xlink:type="simple" xlink:href="http://php.net/manual/en/function.lchown"><text:span text:style-name="T19">lchown</text:span></text:a> — Changes user ownership of symlink.</text:p>
          </table:table-cell>
          <table:table-cell table:style-name="Tabla33.B54" office:value-type="string">
            <text:p text:style-name="P39">Not supported.</text:p>
          </table:table-cell>
          <table:table-cell table:style-name="Tabla33.C54" office:value-type="string">
            <text:p text:style-name="P39">This is Disabled.</text:p>
          </table:table-cell>
        </table:table-row>
        <table:table-row table:style-name="Tabla33.2">
          <table:table-cell table:style-name="Tabla33.A55" office:value-type="string">
            <text:p text:style-name="P39"><text:a xlink:type="simple" xlink:href="http://php.net/manual/en/function.link"><text:span text:style-name="T19">link</text:span></text:a> — Create a hard link.</text:p>
          </table:table-cell>
          <table:table-cell table:style-name="Tabla33.B55" office:value-type="string">
            <text:p text:style-name="P39">Not supported.</text:p>
          </table:table-cell>
          <table:table-cell table:style-name="Tabla33.C55" office:value-type="string">
            <text:p text:style-name="P39">This is Disabled.</text:p>
          </table:table-cell>
        </table:table-row>
        <table:table-row table:style-name="Tabla33.2">
          <table:table-cell table:style-name="Tabla33.A56" office:value-type="string">
            <text:p text:style-name="P39"><text:a xlink:type="simple" xlink:href="http://php.net/manual/en/function.linkinfo"><text:span text:style-name="T19">linkinfo</text:span></text:a> — Gets information about a link.</text:p>
          </table:table-cell>
          <table:table-cell table:style-name="Tabla33.B56" office:value-type="string">
            <text:p text:style-name="P39">Not supported.</text:p>
          </table:table-cell>
          <table:table-cell table:style-name="Tabla33.C56" office:value-type="string">
            <text:p text:style-name="P39">Always returns <text:span text:style-name="Source_20_Text"><text:span text:style-name="T5">-1</text:span></text:span>.</text:p>
          </table:table-cell>
        </table:table-row>
        <table:table-row table:style-name="Tabla33.2">
          <table:table-cell table:style-name="Tabla33.A57" office:value-type="string">
            <text:p text:style-name="P39"><text:a xlink:type="simple" xlink:href="http://php.net/manual/en/function.lstat"><text:span text:style-name="T19">lstat</text:span></text:a> — Gives information about a file or symbolic link.</text:p>
          </table:table-cell>
          <table:table-cell table:style-name="Tabla33.B57" office:value-type="string">
            <text:p text:style-name="P39">Supported.</text:p>
          </table:table-cell>
          <table:table-cell table:style-name="Tabla33.C57" office:value-type="string">
            <text:p text:style-name="P40"/>
          </table:table-cell>
        </table:table-row>
        <table:table-row table:style-name="Tabla33.2">
          <table:table-cell table:style-name="Tabla33.A58" office:value-type="string">
            <text:p text:style-name="P39"><text:a xlink:type="simple" xlink:href="http://php.net/manual/en/function.mkdir"><text:span text:style-name="T19">mkdir</text:span></text:a> — Makes directory.</text:p>
          </table:table-cell>
          <table:table-cell table:style-name="Tabla33.B58" office:value-type="string">
            <text:p text:style-name="P39">Supported.</text:p>
          </table:table-cell>
          <table:table-cell table:style-name="Tabla33.C58" office:value-type="string">
            <text:p text:style-name="P40"/>
          </table:table-cell>
        </table:table-row>
        <table:table-row table:style-name="Tabla33.2">
          <table:table-cell table:style-name="Tabla33.A59" office:value-type="string">
            <text:p text:style-name="P39"><text:a xlink:type="simple" xlink:href="http://php.net/manual/en/function.move_uploaded_file"><text:span text:style-name="T19">move_uploaded_file</text:span></text:a> — Moves an uploaded file to a new location.</text:p>
          </table:table-cell>
          <table:table-cell table:style-name="Tabla33.B59" office:value-type="string">
            <text:p text:style-name="P39">Supported.</text:p>
          </table:table-cell>
          <table:table-cell table:style-name="Tabla33.C59" office:value-type="string">
            <text:p text:style-name="P40"/>
          </table:table-cell>
        </table:table-row>
        <table:table-row table:style-name="Tabla33.2">
          <table:table-cell table:style-name="Tabla33.A60" office:value-type="string">
            <text:p text:style-name="P39"><text:a xlink:type="simple" xlink:href="http://php.net/manual/en/function.parse_ini_file"><text:span text:style-name="T19">parse_ini_file</text:span></text:a> — Parse a configuration file.</text:p>
          </table:table-cell>
          <table:table-cell table:style-name="Tabla33.B60" office:value-type="string">
            <text:p text:style-name="P39">Supported.</text:p>
          </table:table-cell>
          <table:table-cell table:style-name="Tabla33.C60" office:value-type="string">
            <text:p text:style-name="P40"/>
          </table:table-cell>
        </table:table-row>
        <table:table-row table:style-name="Tabla33.2">
          <table:table-cell table:style-name="Tabla33.A61" office:value-type="string">
            <text:p text:style-name="P39"><text:a xlink:type="simple" xlink:href="http://php.net/manual/en/function.pathinfo"><text:span text:style-name="T19">pathinfo</text:span></text:a> — Returns information about a file path.</text:p>
          </table:table-cell>
          <table:table-cell table:style-name="Tabla33.B61" office:value-type="string">
            <text:p text:style-name="P39">Supported.</text:p>
          </table:table-cell>
          <table:table-cell table:style-name="Tabla33.C61" office:value-type="string">
            <text:p text:style-name="P40"/>
          </table:table-cell>
        </table:table-row>
        <table:table-row table:style-name="Tabla33.2">
          <table:table-cell table:style-name="Tabla33.A62" office:value-type="string">
            <text:p text:style-name="P39"><text:a xlink:type="simple" xlink:href="http://php.net/manual/en/function.pclose"><text:span text:style-name="T19">pclose</text:span></text:a> — Closes process file pointer.</text:p>
          </table:table-cell>
          <table:table-cell table:style-name="Tabla33.B62" office:value-type="string">
            <text:p text:style-name="P39">Not supported.</text:p>
          </table:table-cell>
          <table:table-cell table:style-name="Tabla33.C62" office:value-type="string">
            <text:p text:style-name="P39">This is Disabled.</text:p>
          </table:table-cell>
        </table:table-row>
        <table:table-row table:style-name="Tabla33.2">
          <table:table-cell table:style-name="Tabla33.A63" office:value-type="string">
            <text:p text:style-name="P39"><text:a xlink:type="simple" xlink:href="http://php.net/manual/en/function.popen"><text:span text:style-name="T19">popen</text:span></text:a> — Opens process file pointer.</text:p>
          </table:table-cell>
          <table:table-cell table:style-name="Tabla33.B63" office:value-type="string">
            <text:p text:style-name="P39">Not supported.</text:p>
          </table:table-cell>
          <table:table-cell table:style-name="Tabla33.C63" office:value-type="string">
            <text:p text:style-name="P39">This is Disabled.</text:p>
          </table:table-cell>
        </table:table-row>
        <table:table-row table:style-name="Tabla33.2">
          <table:table-cell table:style-name="Tabla33.A64" office:value-type="string">
            <text:p text:style-name="P39"><text:a xlink:type="simple" xlink:href="http://php.net/manual/en/function.readfile"><text:span text:style-name="T19">readfile</text:span></text:a> — Outputs a file.</text:p>
          </table:table-cell>
          <table:table-cell table:style-name="Tabla33.B64" office:value-type="string">
            <text:p text:style-name="P39">Supported.</text:p>
          </table:table-cell>
          <table:table-cell table:style-name="Tabla33.C64" office:value-type="string">
            <text:p text:style-name="P40"/>
          </table:table-cell>
        </table:table-row>
        <table:table-row table:style-name="Tabla33.2">
          <table:table-cell table:style-name="Tabla33.A65" office:value-type="string">
            <text:p text:style-name="P39"><text:a xlink:type="simple" xlink:href="http://php.net/manual/en/function."><text:span text:style-name="T19">readlink</text:span></text:a> — Returns the target of a symbolic link.</text:p>
          </table:table-cell>
          <table:table-cell table:style-name="Tabla33.B65" office:value-type="string">
            <text:p text:style-name="P39">Not supported.</text:p>
          </table:table-cell>
          <table:table-cell table:style-name="Tabla33.C65" office:value-type="string">
            <text:p text:style-name="P39">Always returns <text:span text:style-name="Source_20_Text"><text:span text:style-name="T5">false</text:span></text:span>.</text:p>
          </table:table-cell>
        </table:table-row>
        <table:table-row table:style-name="Tabla33.2">
          <table:table-cell table:style-name="Tabla33.A66" office:value-type="string">
            <text:p text:style-name="P39"><text:a xlink:type="simple" xlink:href="http://php.net/manual/en/function.realpath"><text:span text:style-name="T19">realpath</text:span></text:a> — Returns canonicalized absolute pathname.</text:p>
          </table:table-cell>
          <table:table-cell table:style-name="Tabla33.B66" office:value-type="string">
            <text:p text:style-name="P39">Not supported.</text:p>
          </table:table-cell>
          <table:table-cell table:style-name="Tabla33.C66" office:value-type="string">
            <text:p text:style-name="P39">Always returns <text:span text:style-name="Source_20_Text"><text:span text:style-name="T5">false</text:span></text:span>.</text:p>
          </table:table-cell>
        </table:table-row>
        <table:table-row table:style-name="Tabla33.2">
          <table:table-cell table:style-name="Tabla33.A67" office:value-type="string">
            <text:p text:style-name="P39"><text:a xlink:type="simple" xlink:href="http://php.net/manual/en/function.rename"><text:span text:style-name="T19">rename</text:span></text:a> — Renames a file or directory.</text:p>
          </table:table-cell>
          <table:table-cell table:style-name="Tabla33.B67" office:value-type="string">
            <text:p text:style-name="P39">Supported.</text:p>
          </table:table-cell>
          <table:table-cell table:style-name="Tabla33.C67" office:value-type="string">
            <text:p text:style-name="P40"/>
          </table:table-cell>
        </table:table-row>
        <table:table-row table:style-name="Tabla33.2">
          <table:table-cell table:style-name="Tabla33.A68" office:value-type="string">
            <text:p text:style-name="P39"><text:a xlink:type="simple" xlink:href="http://php.net/manual/en/function.rewind"><text:span text:style-name="T19">rewind</text:span></text:a> — Rewind the position of a file pointer.</text:p>
          </table:table-cell>
          <table:table-cell table:style-name="Tabla33.B68" office:value-type="string">
            <text:p text:style-name="P39">Supported.</text:p>
          </table:table-cell>
          <table:table-cell table:style-name="Tabla33.C68" office:value-type="string">
            <text:p text:style-name="P39">Supported only for read mode.</text:p>
          </table:table-cell>
        </table:table-row>
        <table:table-row table:style-name="Tabla33.2">
          <table:table-cell table:style-name="Tabla33.A69" office:value-type="string">
            <text:p text:style-name="P39"><text:a xlink:type="simple" xlink:href="http://php.net/manual/en/function.rmdir"><text:span text:style-name="T19">rmdir</text:span></text:a> — Removes directory.</text:p>
          </table:table-cell>
          <table:table-cell table:style-name="Tabla33.B69" office:value-type="string">
            <text:p text:style-name="P39">Supported.</text:p>
          </table:table-cell>
          <table:table-cell table:style-name="Tabla33.C69" office:value-type="string">
            <text:p text:style-name="P40"/>
          </table:table-cell>
        </table:table-row>
        <table:table-row table:style-name="Tabla33.2">
          <table:table-cell table:style-name="Tabla33.A70" office:value-type="string">
            <text:p text:style-name="P39"><text:a xlink:type="simple" xlink:href="http://php.net/manual/en/function.set_file_buffer"><text:span text:style-name="T19">set_file_buffer</text:span></text:a> — Alias of stream_set_write_buffer.</text:p>
          </table:table-cell>
          <table:table-cell table:style-name="Tabla33.B70" office:value-type="string">
            <text:p text:style-name="P40"/>
          </table:table-cell>
          <table:table-cell table:style-name="Tabla33.C70" office:value-type="string">
            <text:p text:style-name="P40"/>
          </table:table-cell>
        </table:table-row>
        <table:table-row table:style-name="Tabla33.2">
          <table:table-cell table:style-name="Tabla33.A71" office:value-type="string">
            <text:p text:style-name="P39"><text:a xlink:type="simple" xlink:href="http://php.net/manual/en/function.stat"><text:span text:style-name="T19">stat</text:span></text:a> — Gives information about a file.</text:p>
          </table:table-cell>
          <table:table-cell table:style-name="Tabla33.B71" office:value-type="string">
            <text:p text:style-name="P39">Supported.</text:p>
          </table:table-cell>
          <table:table-cell table:style-name="Tabla33.C71" office:value-type="string">
            <text:p text:style-name="P40"/>
          </table:table-cell>
        </table:table-row>
        <table:table-row table:style-name="Tabla33.2">
          <table:table-cell table:style-name="Tabla33.A72" office:value-type="string">
            <text:p text:style-name="P39"><text:a xlink:type="simple" xlink:href="http://php.net/manual/en/function.symlink"><text:span text:style-name="T19">symlink</text:span></text:a> — Creates a symbolic link.</text:p>
          </table:table-cell>
          <table:table-cell table:style-name="Tabla33.B72" office:value-type="string">
            <text:p text:style-name="P39">Not <text:soft-page-break/>supported.</text:p>
          </table:table-cell>
          <table:table-cell table:style-name="Tabla33.C72" office:value-type="string">
            <text:p text:style-name="P39">This is Disabled.</text:p>
          </table:table-cell>
        </table:table-row>
        <table:table-row table:style-name="Tabla33.2">
          <table:table-cell table:style-name="Tabla33.A73" office:value-type="string">
            <text:p text:style-name="P39"><text:a xlink:type="simple" xlink:href="http://php.net/manual/en/function.tempnam"><text:span text:style-name="T19">tempnam</text:span></text:a> — Create file with unique file name.</text:p>
          </table:table-cell>
          <table:table-cell table:style-name="Tabla33.B73" office:value-type="string">
            <text:p text:style-name="P39">Not supported.</text:p>
          </table:table-cell>
          <table:table-cell table:style-name="Tabla33.C73" office:value-type="string">
            <text:p text:style-name="P39">This is Disabled.</text:p>
          </table:table-cell>
        </table:table-row>
        <table:table-row table:style-name="Tabla33.2">
          <table:table-cell table:style-name="Tabla33.A74" office:value-type="string">
            <text:p text:style-name="P39"><text:a xlink:type="simple" xlink:href="http://php.net/manual/en/function.tmpfile"><text:span text:style-name="T19">tmpfile</text:span></text:a> — Creates a temporary file.</text:p>
          </table:table-cell>
          <table:table-cell table:style-name="Tabla33.B74" office:value-type="string">
            <text:p text:style-name="P39">Supported.</text:p>
          </table:table-cell>
          <table:table-cell table:style-name="Tabla33.C74" office:value-type="string">
            <text:p text:style-name="P39">Returns a memory-backed file similar to<text:a xlink:type="simple" xlink:href="http://php.net/manual/en/wrappers.php.php"><text:span text:style-name="Source_20_Text"><text:span text:style-name="T4">php://memory</text:span></text:span></text:a>.</text:p>
          </table:table-cell>
        </table:table-row>
        <table:table-row table:style-name="Tabla33.2">
          <table:table-cell table:style-name="Tabla33.A75" office:value-type="string">
            <text:p text:style-name="P39"><text:a xlink:type="simple" xlink:href="http://php.net/manual/en/function.touch"><text:span text:style-name="T19">touch</text:span></text:a> — Sets access and modification time of file.</text:p>
          </table:table-cell>
          <table:table-cell table:style-name="Tabla33.B75" office:value-type="string">
            <text:p text:style-name="P39">Not supported.</text:p>
          </table:table-cell>
          <table:table-cell table:style-name="Tabla33.C75" office:value-type="string">
            <text:p text:style-name="P39">Always returns <text:span text:style-name="Source_20_Text"><text:span text:style-name="T5">false</text:span></text:span>.</text:p>
          </table:table-cell>
        </table:table-row>
        <table:table-row table:style-name="Tabla33.2">
          <table:table-cell table:style-name="Tabla33.A76" office:value-type="string">
            <text:p text:style-name="P39"><text:a xlink:type="simple" xlink:href="http://php.net/manual/en/function.umask"><text:span text:style-name="T19">umask</text:span></text:a> — Changes the current umask.</text:p>
          </table:table-cell>
          <table:table-cell table:style-name="Tabla33.B76" office:value-type="string">
            <text:p text:style-name="P39">Supported.</text:p>
          </table:table-cell>
          <table:table-cell table:style-name="Tabla33.C76" office:value-type="string">
            <text:p text:style-name="P39">Does not apply to Cloud Storage files.</text:p>
          </table:table-cell>
        </table:table-row>
        <table:table-row table:style-name="Tabla33.2">
          <table:table-cell table:style-name="Tabla33.A77" office:value-type="string">
            <text:p text:style-name="P39"><text:a xlink:type="simple" xlink:href="http://php.net/manual/en/function.unlink"><text:span text:style-name="T19">unlink</text:span></text:a> — Deletes a file.</text:p>
          </table:table-cell>
          <table:table-cell table:style-name="Tabla33.B77" office:value-type="string">
            <text:p text:style-name="P39">Supported.</text:p>
          </table:table-cell>
          <table:table-cell table:style-name="Tabla33.C77" office:value-type="string">
            <text:p text:style-name="P40"/>
          </table:table-cell>
        </table:table-row>
      </table:table>
      <text:p text:style-name="P18">In addition, the following PHP directory-reading functions are supported:</text:p>
      <table:table table:name="Tabla34" table:style-name="Tabla34">
        <table:table-column table:style-name="Tabla34.A"/>
        <table:table-header-rows>
          <table:table-row table:style-name="Tabla34.1">
            <table:table-cell table:style-name="Tabla34.A1" office:value-type="string">
              <text:p text:style-name="P42">Function Name</text:p>
            </table:table-cell>
          </table:table-row>
        </table:table-header-rows>
        <table:table-row table:style-name="Tabla34.2">
          <table:table-cell table:style-name="Tabla34.A2" office:value-type="string">
            <text:p text:style-name="P39"><text:a xlink:type="simple" xlink:href="http://www.php.net/manual/en/function.opendir.php"><text:span text:style-name="Source_20_Text"><text:span text:style-name="T4">opendir</text:span></text:span></text:a></text:p>
          </table:table-cell>
        </table:table-row>
        <table:table-row table:style-name="Tabla34.2">
          <table:table-cell table:style-name="Tabla34.A3" office:value-type="string">
            <text:p text:style-name="P39"><text:a xlink:type="simple" xlink:href="http://www.php.net/manual/en/function.readdir.php"><text:span text:style-name="Source_20_Text"><text:span text:style-name="T4">readdir</text:span></text:span></text:a></text:p>
          </table:table-cell>
        </table:table-row>
        <table:table-row table:style-name="Tabla34.2">
          <table:table-cell table:style-name="Tabla34.A4" office:value-type="string">
            <text:p text:style-name="P39"><text:a xlink:type="simple" xlink:href="http://php.net/manual/en/function.rewinddir.php"><text:span text:style-name="Source_20_Text"><text:span text:style-name="T4">rewinddir</text:span></text:span></text:a></text:p>
          </table:table-cell>
        </table:table-row>
        <table:table-row table:style-name="Tabla34.2">
          <table:table-cell table:style-name="Tabla34.A5" office:value-type="string">
            <text:p text:style-name="P39"><text:a xlink:type="simple" xlink:href="http://www.php.net/manual/en/function.closedir.php"><text:span text:style-name="Source_20_Text"><text:span text:style-name="T4">closedir</text:span></text:span></text:a></text:p>
          </table:table-cell>
        </table:table-row>
      </table:table>
      <text:p text:style-name="P6"><text:span text:style-name="Strong_20_Emphasis">Note:</text:span> As GCS listing operations are <text:a xlink:type="simple" xlink:href="https://cloud.google.com/storage/docs/concepts-techniques#consistency"><text:span text:style-name="T19">eventually consistent</text:span></text:a>, <text:span text:style-name="Source_20_Text"><text:span text:style-name="T5">readdir</text:span></text:span> may not reflect the change immediately after an object is added, renamed or removed.</text:p>
      <text:h text:style-name="P37" text:outline-level="2"/>
      <text:h text:style-name="P15" text:outline-level="2"><text:bookmark text:name="using_php_include_and_require"/><text:span text:style-name="T16">Using PHP </text:span><text:span text:style-name="Source_20_Text"><text:span text:style-name="T15">include</text:span></text:span><text:span text:style-name="T16"> and </text:span><text:span text:style-name="Source_20_Text"><text:span text:style-name="T15">require</text:span></text:span></text:h>
      <text:p text:style-name="P27"><text:span text:style-name="T1">To help maintain the security of your application, the ability to </text:span><text:span text:style-name="Source_20_Text"><text:span text:style-name="T5">include</text:span></text:span><text:span text:style-name="T1"> or </text:span><text:span text:style-name="Source_20_Text"><text:span text:style-name="T5">require</text:span></text:span><text:span text:style-name="T1"> from a GCS file is disabled by default, but you can enable it, as follows:</text:span></text:p>
      <text:p text:style-name="P20"><text:span text:style-name="T1">To </text:span><text:a xlink:type="simple" xlink:href="http://php.net/manual/en/function.include.php"><text:span text:style-name="Source_20_Text"><text:span text:style-name="T4">include</text:span></text:span></text:a><text:span text:style-name="T1"> or </text:span><text:a xlink:type="simple" xlink:href="http://php.net/manual/en/function.require.php"><text:span text:style-name="Source_20_Text"><text:span text:style-name="T4">require</text:span></text:span></text:a><text:span text:style-name="T1"> PHP code from Google Cloud Storage in your application, you must specify which buckets contain those files using the </text:span><text:span text:style-name="Source_20_Text"><text:span text:style-name="T5">google_app_engine.allow_include_gs_buckets</text:span></text:span><text:span text:style-name="T1"> directive in your</text:span><text:a xlink:type="simple" xlink:href="https://cloud.google.com/appengine/docs/php/config/php_ini"><text:span text:style-name="Source_20_Text"><text:span text:style-name="T4">php.ini</text:span></text:span></text:a><text:span text:style-name="T1"> file.</text:span></text:p>
      <text:h text:style-name="P29" text:outline-level="2"><text:bookmark text:name="reading_and_writing_custom_metadata"/>Reading and writing custom metadata</text:h>
      <text:p text:style-name="P27"><text:span text:style-name="T1">To attach custom metadata to a file being written to Google Cloud Storage, add the metadata to </text:span><text:span text:style-name="Source_20_Text"><text:span text:style-name="T5">$options</text:span></text:span><text:span text:style-name="T1">before creating the stream context used for the </text:span><text:a xlink:type="simple" xlink:href="http://php.net/file_put_contents"><text:span text:style-name="T3">file_put_contents</text:span></text:a><text:span text:style-name="T1"> call.</text:span></text:p>
      <text:p text:style-name="P20"><text:span text:style-name="T1">In this example, metadata named </text:span><text:span text:style-name="Source_20_Text"><text:span text:style-name="T5">foo</text:span></text:span><text:span text:style-name="T1"> is given the value </text:span><text:span text:style-name="Source_20_Text"><text:span text:style-name="T5">far</text:span></text:span><text:span text:style-name="T1">, and another named </text:span><text:span text:style-name="Source_20_Text"><text:span text:style-name="T5">bar</text:span></text:span><text:span text:style-name="T1"> is given the value </text:span><text:span text:style-name="Source_20_Text"><text:span text:style-name="T5">boo</text:span></text:span><text:span text:style-name="T1">. The example also sets the content type to </text:span><text:span text:style-name="Source_20_Text"><text:span text:style-name="T5">text/plain</text:span></text:span><text:span text:style-name="T1">. The stream context is created using this information in</text:span><text:span text:style-name="Source_20_Text"><text:span text:style-name="T5">$options</text:span></text:span><text:span text:style-name="T1"> as shown, and the file is written to GCS using </text:span><text:span text:style-name="Source_20_Text"><text:span text:style-name="T5">file_put_contents()</text:span></text:span><text:span text:style-name="T1">, along with the metadata and content type:</text:span></text:p>
      <text:p text:style-name="P22"><text:span text:style-name="Source_20_Text"><text:span text:style-name="T13">// set metadata</text:span></text:span></text:p>
      <text:p text:style-name="P43"><text:span text:style-name="Source_20_Text"><text:span text:style-name="T6">$options </text:span></text:span><text:span text:style-name="Source_20_Text"><text:span text:style-name="T8">=</text:span></text:span><text:span text:style-name="Source_20_Text"><text:span text:style-name="T6"> </text:span></text:span><text:span text:style-name="Source_20_Text"><text:span text:style-name="T8">[</text:span></text:span></text:p>
      <text:p text:style-name="P43"><text:span text:style-name="Source_20_Text"><text:span text:style-name="T7">  </text:span></text:span><text:span text:style-name="Source_20_Text"><text:span text:style-name="T10">'gs'</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8">[</text:span></text:span></text:p>
      <text:p text:style-name="P43"><text:span text:style-name="Source_20_Text"><text:span text:style-name="T7">        </text:span></text:span><text:span text:style-name="Source_20_Text"><text:span text:style-name="T10">'Content-Typ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text/plain'</text:span></text:span><text:span text:style-name="Source_20_Text"><text:span text:style-name="T8">,</text:span></text:span></text:p>
      <text:p text:style-name="P43"><text:span text:style-name="Source_20_Text"><text:span text:style-name="T7">        </text:span></text:span><text:span text:style-name="Source_20_Text"><text:span text:style-name="T10">'metadata'</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8">[</text:span></text:span><text:span text:style-name="Source_20_Text"><text:span text:style-name="T10">'foo'</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far'</text:span></text:span><text:span text:style-name="Source_20_Text"><text:span text:style-name="T8">,</text:span></text:span><text:span text:style-name="Source_20_Text"><text:span text:style-name="T6"> </text:span></text:span><text:span text:style-name="Source_20_Text"><text:span text:style-name="T10">'bar'</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0">'boo'</text:span></text:span><text:span text:style-name="Source_20_Text"><text:span text:style-name="T8">],</text:span></text:span></text:p>
      <text:p text:style-name="P43"><text:span text:style-name="Source_20_Text"><text:span text:style-name="T7">  </text:span></text:span><text:span text:style-name="Source_20_Text"><text:span text:style-name="T8">],</text:span></text:span></text:p>
      <text:p text:style-name="P43"><text:span text:style-name="Source_20_Text"><text:span text:style-name="T8">];</text:span></text:span></text:p>
      <text:p text:style-name="P43"><text:span text:style-name="Source_20_Text"><text:span text:style-name="T6">$ctx </text:span></text:span><text:span text:style-name="Source_20_Text"><text:span text:style-name="T8">=</text:span></text:span><text:span text:style-name="Source_20_Text"><text:span text:style-name="T6"> stream_context_create</text:span></text:span><text:span text:style-name="Source_20_Text"><text:span text:style-name="T8">(</text:span></text:span><text:span text:style-name="Source_20_Text"><text:span text:style-name="T6">$options</text:span></text:span><text:span text:style-name="Source_20_Text"><text:span text:style-name="T8">)</text:span></text:span></text:p>
      <text:p text:style-name="P43"><text:span text:style-name="Source_20_Text"><text:span text:style-name="T6">file_put_contents</text:span></text:span><text:span text:style-name="Source_20_Text"><text:span text:style-name="T8">(</text:span></text:span><text:span text:style-name="Source_20_Text"><text:span text:style-name="T10">'gs://foo/bar'</text:span></text:span><text:span text:style-name="Source_20_Text"><text:span text:style-name="T8">,</text:span></text:span><text:span text:style-name="Source_20_Text"><text:span text:style-name="T6"> $ctx</text:span></text:span><text:span text:style-name="Source_20_Text"><text:span text:style-name="T8">);</text:span></text:span></text:p>
      <text:p text:style-name="P20"><text:span text:style-name="T1">To read the custom metadata and content type for a file, call </text:span><text:span text:style-name="Source_20_Text"><text:span text:style-name="T5">fopen</text:span></text:span><text:span text:style-name="T1"> on the file and then use</text:span><text:span text:style-name="Source_20_Text"><text:span text:style-name="T5">CloudStorageTools::getContentType</text:span></text:span><text:span text:style-name="T1"> to get the content type and </text:span><text:span text:style-name="Source_20_Text"><text:span text:style-name="T5">CloudStorageTools::getMetaData</text:span></text:span><text:span text:style-name="T1">to get the metadata.</text:span></text:p>
      <text:p text:style-name="P20"><text:span text:style-name="T1">The custom metadata and content type are available once you have the file pointer returned from the </text:span><text:span text:style-name="Source_20_Text"><text:span text:style-name="T5">fopen</text:span></text:span><text:span text:style-name="T1"> call.</text:span></text:p>
      <text:p text:style-name="P22"><text:soft-page-break/><text:span text:style-name="Source_20_Text"><text:span text:style-name="T13">// read content type and metadata</text:span></text:span></text:p>
      <text:p text:style-name="P43"><text:span text:style-name="Source_20_Text"><text:span text:style-name="T6">$fp </text:span></text:span><text:span text:style-name="Source_20_Text"><text:span text:style-name="T8">=</text:span></text:span><text:span text:style-name="Source_20_Text"><text:span text:style-name="T6"> fopen</text:span></text:span><text:span text:style-name="Source_20_Text"><text:span text:style-name="T8">(</text:span></text:span><text:span text:style-name="Source_20_Text"><text:span text:style-name="T10">'gs://foo/bar'</text:span></text:span><text:span text:style-name="Source_20_Text"><text:span text:style-name="T8">,</text:span></text:span><text:span text:style-name="Source_20_Text"><text:span text:style-name="T6"> </text:span></text:span><text:span text:style-name="Source_20_Text"><text:span text:style-name="T10">'r'</text:span></text:span><text:span text:style-name="Source_20_Text"><text:span text:style-name="T8">);</text:span></text:span></text:p>
      <text:p text:style-name="P43"><text:span text:style-name="Source_20_Text"><text:span text:style-name="T6">$content_type </text:span></text:span><text:span text:style-name="Source_20_Text"><text:span text:style-name="T8">=</text:span></text:span><text:span text:style-name="Source_20_Text"><text:span text:style-name="T6"> </text:span></text:span><text:span text:style-name="Source_20_Text"><text:span text:style-name="T17">CloudStorageTools</text:span></text:span><text:span text:style-name="Source_20_Text"><text:span text:style-name="T8">::</text:span></text:span><text:span text:style-name="Source_20_Text"><text:span text:style-name="T6">getContentType</text:span></text:span><text:span text:style-name="Source_20_Text"><text:span text:style-name="T8">(</text:span></text:span><text:span text:style-name="Source_20_Text"><text:span text:style-name="T6">$fp</text:span></text:span><text:span text:style-name="Source_20_Text"><text:span text:style-name="T8">);</text:span></text:span></text:p>
      <text:p text:style-name="P43"><text:span text:style-name="Source_20_Text"><text:span text:style-name="T6">var_dump</text:span></text:span><text:span text:style-name="Source_20_Text"><text:span text:style-name="T8">(</text:span></text:span><text:span text:style-name="Source_20_Text"><text:span text:style-name="T6">$content_type</text:span></text:span><text:span text:style-name="Source_20_Text"><text:span text:style-name="T8">);</text:span></text:span></text:p>
      <text:p text:style-name="P43"><text:span text:style-name="Source_20_Text"><text:span text:style-name="T6">$metadata </text:span></text:span><text:span text:style-name="Source_20_Text"><text:span text:style-name="T8">=</text:span></text:span><text:span text:style-name="Source_20_Text"><text:span text:style-name="T6"> </text:span></text:span><text:span text:style-name="Source_20_Text"><text:span text:style-name="T17">CloudStorageTools</text:span></text:span><text:span text:style-name="Source_20_Text"><text:span text:style-name="T8">::</text:span></text:span><text:span text:style-name="Source_20_Text"><text:span text:style-name="T6">getMetaData</text:span></text:span><text:span text:style-name="Source_20_Text"><text:span text:style-name="T8">(</text:span></text:span><text:span text:style-name="Source_20_Text"><text:span text:style-name="T6">$fp</text:span></text:span><text:span text:style-name="Source_20_Text"><text:span text:style-name="T8">);</text:span></text:span></text:p>
      <text:p text:style-name="P43"><text:span text:style-name="Source_20_Text"><text:span text:style-name="T6">var_dump</text:span></text:span><text:span text:style-name="Source_20_Text"><text:span text:style-name="T8">(</text:span></text:span><text:span text:style-name="Source_20_Text"><text:span text:style-name="T6">$metadata</text:span></text:span><text:span text:style-name="Source_20_Text"><text:span text:style-name="T8">);</text:span></text:span></text:p>
      <text:p text:style-name="P43"><text:span text:style-name="Source_20_Text"><text:span text:style-name="T13">/* expected output:</text:span></text:span></text:p>
      <text:p text:style-name="P43"><text:span text:style-name="Source_20_Text"><text:span text:style-name="T13">text/plain</text:span></text:span></text:p>
      <text:p text:style-name="P43"><text:span text:style-name="Source_20_Text"><text:span text:style-name="T13">array(2) {</text:span></text:span></text:p>
      <text:p text:style-name="P43"><text:span text:style-name="Source_20_Text"><text:span text:style-name="T14">  </text:span></text:span><text:span text:style-name="Source_20_Text"><text:span text:style-name="T13">['foo']=&gt;</text:span></text:span></text:p>
      <text:p text:style-name="P43"><text:span text:style-name="Source_20_Text"><text:span text:style-name="T14">  </text:span></text:span><text:span text:style-name="Source_20_Text"><text:span text:style-name="T13">string(3) 'far'</text:span></text:span></text:p>
      <text:p text:style-name="P43"><text:span text:style-name="Source_20_Text"><text:span text:style-name="T14">  </text:span></text:span><text:span text:style-name="Source_20_Text"><text:span text:style-name="T13">['bar']=&gt;</text:span></text:span></text:p>
      <text:p text:style-name="P43"><text:span text:style-name="Source_20_Text"><text:span text:style-name="T14">  </text:span></text:span><text:span text:style-name="Source_20_Text"><text:span text:style-name="T13">string(3) 'boo'</text:span></text:span></text:p>
      <text:p text:style-name="P43"><text:span text:style-name="Source_20_Text"><text:span text:style-name="T13">}</text:span></text:span></text:p>
      <text:p text:style-name="P43"><text:span text:style-name="Source_20_Text"><text:span text:style-name="T13">*/</text:span></text:span></text:p>
      <text:p text:style-name="P6"><text:line-break/></text:p>
      <text:p text:style-name="P13"/>
      <text:p text:style-name="P8"><draw:frame draw:style-name="fr1" draw:name="Marco2" text:anchor-type="paragraph" svg:width="18.891cm" draw:z-index="37"><draw:text-box fo:min-height="0.041cm"><text:h text:style-name="P30" text:outline-level="2">Cached file reads</text:h><text:p text:style-name="P26"><text:span text:style-name="T1">By default, the GCS stream wrapper caches file reads into </text:span><text:a xlink:type="simple" xlink:href="https://cloud.google.com/appengine/docs/php/memcache/"><text:span text:style-name="T3">memcache</text:span></text:a><text:span text:style-name="T1"> to improve performance on subsequent reads. Caching can be turned off using the </text:span><text:span text:style-name="Source_20_Text"><text:span text:style-name="T5">enable_cache</text:span></text:span><text:span text:style-name="T1"> directive in the stream context.</text:span></text:p><text:p text:style-name="P5"><text:span text:style-name="Strong_20_Emphasis"><text:span text:style-name="T1">Note:</text:span></text:span><text:span text:style-name="T1"> When caching is enabled, files read from GCS are cached as they are read, and the cache also contains the file information regarding writability. So, be aware that </text:span><text:span text:style-name="Source_20_Text"><text:span text:style-name="T5">is_writable</text:span></text:span><text:span text:style-name="T1"> could be querying stale file information. Also, if you change the ACL on a GCS bucket to to either grant or deny write permissions to the application, this change might take some time to be reflected.</text:span></text:p><text:p text:style-name="P19"><text:span text:style-name="T1">For further performance improvement, you can also enable optimistic caching, which will read the file object from the cache without seeing whether the underlying object was changed in Google Cloud Storage since the last time it was cached, using the </text:span><text:span text:style-name="Source_20_Text"><text:span text:style-name="T5">enable_optimistic_cache</text:span></text:span><text:span text:style-name="T1"> directive (set to </text:span><text:span text:style-name="Source_20_Text"><text:span text:style-name="T5">false</text:span></text:span><text:span text:style-name="T1"> by default). Optimistic caching is ideal for write-once, read-many scenarios.</text:span></text:p><text:p text:style-name="P19"><text:span text:style-name="T1">You can also change the length of time that a cached object remains valid by using the</text:span><text:span text:style-name="Source_20_Text"><text:span text:style-name="T5">read_cache_expiry_seconds</text:span></text:span><text:span text:style-name="T1"> directive, after which time the object will be re-cached upon the next read attempt. By default this is set to 1 hour (</text:span><text:span text:style-name="Source_20_Text"><text:span text:style-name="T5">3600</text:span></text:span><text:span text:style-name="T1">).</text:span></text:p><text:p text:style-name="P17">In this example, optimistic caching is turned on, and file objects are configured to be marked for re-caching from Google Cloud Storage after 5 minutes.</text:p><text:p text:style-name="P23"><text:span text:style-name="Source_20_Text"><text:span text:style-name="T6">$ctx </text:span></text:span><text:span text:style-name="Source_20_Text"><text:span text:style-name="T8">=</text:span></text:span><text:span text:style-name="Source_20_Text"><text:span text:style-name="T6"> </text:span></text:span><text:span text:style-name="Source_20_Text"><text:span text:style-name="T8">[</text:span></text:span></text:p><text:p text:style-name="P44"><text:span text:style-name="Source_20_Text"><text:span text:style-name="T7">  </text:span></text:span><text:span text:style-name="Source_20_Text"><text:span text:style-name="T10">'gs'</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8">[</text:span></text:span></text:p><text:p text:style-name="P44"><text:span text:style-name="Source_20_Text"><text:span text:style-name="T7">    </text:span></text:span><text:span text:style-name="Source_20_Text"><text:span text:style-name="T10">'enable_cach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true</text:span></text:span><text:span text:style-name="Source_20_Text"><text:span text:style-name="T8">,</text:span></text:span></text:p><text:p text:style-name="P44"><text:span text:style-name="Source_20_Text"><text:span text:style-name="T7">    </text:span></text:span><text:span text:style-name="Source_20_Text"><text:span text:style-name="T10">'enable_optimistic_cache'</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12">true</text:span></text:span><text:span text:style-name="Source_20_Text"><text:span text:style-name="T8">,</text:span></text:span></text:p><text:p text:style-name="P44"><text:span text:style-name="Source_20_Text"><text:span text:style-name="T7">    </text:span></text:span><text:span text:style-name="Source_20_Text"><text:span text:style-name="T10">'read_cache_expiry_seconds'</text:span></text:span><text:span text:style-name="Source_20_Text"><text:span text:style-name="T6"> </text:span></text:span><text:span text:style-name="Source_20_Text"><text:span text:style-name="T8">=&gt;</text:span></text:span><text:span text:style-name="Source_20_Text"><text:span text:style-name="T6"> </text:span></text:span><text:span text:style-name="Source_20_Text"><text:span text:style-name="T9">300</text:span></text:span><text:span text:style-name="Source_20_Text"><text:span text:style-name="T8">,</text:span></text:span></text:p><text:p text:style-name="P44"><text:span text:style-name="Source_20_Text"><text:span text:style-name="T7">  </text:span></text:span><text:span text:style-name="Source_20_Text"><text:span text:style-name="T8">]</text:span></text:span></text:p><text:p text:style-name="P44"><text:span text:style-name="Source_20_Text"><text:span text:style-name="T8">];</text:span></text:span></text:p><text:p text:style-name="P44"><text:span text:style-name="Source_20_Text"><text:span text:style-name="T13">// Use $ctx for the stream context and do read operation...</text:span></text:span></text:p></draw:text-box></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32"><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35</text:page-number>/<text:page-count>35</text:page-count></text:p>
      </style:footer>
      <style:footer-first>
        <text:p text:style-name="MP1"><text:page-number text:select-page="current">1</text:page-number>/<text:page-count>35</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31:49.000408761</dc:date>
    <meta:editing-duration>PT22H18M59S</meta:editing-duration>
    <meta:editing-cycles>28</meta:editing-cycles>
    <meta:generator>LibreOffice/4.2.6.3$Linux_X86_64 LibreOffice_project/420m0$Build-3</meta:generator>
    <meta:document-statistic meta:table-count="5" meta:image-count="2" meta:object-count="0" meta:page-count="35" meta:paragraph-count="749" meta:word-count="6722" meta:character-count="44685" meta:non-whitespace-character-count="38138"/>
  </office:meta>
</office:document-meta>
</file>